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cm" fo:margin-top="0.499cm" fo:margin-bottom="0.499cm" table:align="margins"/>
    </style:style>
    <style:style style:name="Tabla1.A" style:family="table-column">
      <style:table-column-properties style:column-width="6.38cm" style:rel-column-width="24591*"/>
    </style:style>
    <style:style style:name="Tabla1.B" style:family="table-column">
      <style:table-column-properties style:column-width="2.593cm" style:rel-column-width="9993*"/>
    </style:style>
    <style:style style:name="Tabla1.D" style:family="table-column">
      <style:table-column-properties style:column-width="5.436cm" style:rel-column-width="20958*"/>
    </style:style>
    <style:style style:name="Tabla1.A1" style:family="table-cell">
      <style:table-cell-properties fo:padding="0.15cm" fo:border-left="none" fo:border-right="none" fo:border-top="none" fo:border-bottom="0.002cm solid #000000"/>
    </style:style>
    <style:style style:name="Tabla1.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1.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1.A2" style:family="table-cell">
      <style:table-cell-properties fo:background-color="#e6e6ff" fo:padding="0.15cm" fo:border-left="0.002cm solid #000000" fo:border-right="none" fo:border-top="none" fo:border-bottom="0.002cm solid #000000">
        <style:background-image/>
      </style:table-cell-properties>
    </style:style>
    <style:style style:name="Tabla1.B2" style:family="table-cell">
      <style:table-cell-properties fo:padding="0.15cm" fo:border-left="0.002cm solid #000000" fo:border-right="none" fo:border-top="none" fo:border-bottom="0.002cm solid #000000"/>
    </style:style>
    <style:style style:name="Tabla2" style:family="table">
      <style:table-properties style:width="17cm" fo:margin-top="0.499cm" fo:margin-bottom="0.499cm" table:align="margins"/>
    </style:style>
    <style:style style:name="Tabla2.A" style:family="table-column">
      <style:table-column-properties style:column-width="6.38cm" style:rel-column-width="24591*"/>
    </style:style>
    <style:style style:name="Tabla2.B" style:family="table-column">
      <style:table-column-properties style:column-width="2.593cm" style:rel-column-width="9993*"/>
    </style:style>
    <style:style style:name="Tabla2.D" style:family="table-column">
      <style:table-column-properties style:column-width="5.436cm" style:rel-column-width="20958*"/>
    </style:style>
    <style:style style:name="Tabla2.A1" style:family="table-cell">
      <style:table-cell-properties fo:padding="0.15cm" fo:border-left="none" fo:border-right="none" fo:border-top="none" fo:border-bottom="0.002cm solid #000000"/>
    </style:style>
    <style:style style:name="Tabla2.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2.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2.A2" style:family="table-cell">
      <style:table-cell-properties fo:background-color="#e6e6ff" fo:padding="0.15cm" fo:border-left="0.002cm solid #000000" fo:border-right="none" fo:border-top="none" fo:border-bottom="0.002cm solid #000000">
        <style:background-image/>
      </style:table-cell-properties>
    </style:style>
    <style:style style:name="Tabla2.B2" style:family="table-cell">
      <style:table-cell-properties fo:padding="0.15cm" fo:border-left="0.002cm solid #000000" fo:border-right="none" fo:border-top="none" fo:border-bottom="0.002cm solid #000000"/>
    </style:style>
    <style:style style:name="Tabla3" style:family="table">
      <style:table-properties style:width="17cm" fo:margin-top="0.499cm" fo:margin-bottom="0.499cm" table:align="margins"/>
    </style:style>
    <style:style style:name="Tabla3.A" style:family="table-column">
      <style:table-column-properties style:column-width="6.38cm" style:rel-column-width="24591*"/>
    </style:style>
    <style:style style:name="Tabla3.B" style:family="table-column">
      <style:table-column-properties style:column-width="2.593cm" style:rel-column-width="9993*"/>
    </style:style>
    <style:style style:name="Tabla3.D" style:family="table-column">
      <style:table-column-properties style:column-width="5.436cm" style:rel-column-width="20958*"/>
    </style:style>
    <style:style style:name="Tabla3.A1" style:family="table-cell">
      <style:table-cell-properties fo:padding="0.15cm" fo:border-left="none" fo:border-right="none" fo:border-top="none" fo:border-bottom="0.002cm solid #000000"/>
    </style:style>
    <style:style style:name="Tabla3.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3.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3.A2" style:family="table-cell">
      <style:table-cell-properties fo:background-color="#e6e6ff" fo:padding="0.15cm" fo:border-left="0.002cm solid #000000" fo:border-right="none" fo:border-top="none" fo:border-bottom="0.002cm solid #000000">
        <style:background-image/>
      </style:table-cell-properties>
    </style:style>
    <style:style style:name="Tabla3.B2" style:family="table-cell">
      <style:table-cell-properties fo:background-color="transparent" fo:padding="0.15cm" fo:border-left="0.002cm solid #000000" fo:border-right="none" fo:border-top="none" fo:border-bottom="0.002cm solid #000000">
        <style:background-image/>
      </style:table-cell-properties>
    </style:style>
    <style:style style:name="Tabla4" style:family="table">
      <style:table-properties style:width="17cm" fo:margin-top="0.499cm" fo:margin-bottom="0.499cm" table:align="margins"/>
    </style:style>
    <style:style style:name="Tabla4.A" style:family="table-column">
      <style:table-column-properties style:column-width="6.38cm" style:rel-column-width="24591*"/>
    </style:style>
    <style:style style:name="Tabla4.B" style:family="table-column">
      <style:table-column-properties style:column-width="2.593cm" style:rel-column-width="9993*"/>
    </style:style>
    <style:style style:name="Tabla4.D" style:family="table-column">
      <style:table-column-properties style:column-width="5.436cm" style:rel-column-width="20958*"/>
    </style:style>
    <style:style style:name="Tabla4.A1" style:family="table-cell">
      <style:table-cell-properties fo:padding="0.15cm" fo:border-left="none" fo:border-right="none" fo:border-top="none" fo:border-bottom="0.002cm solid #000000"/>
    </style:style>
    <style:style style:name="Tabla4.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4.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4.A2" style:family="table-cell">
      <style:table-cell-properties fo:background-color="#e6e6ff" fo:padding="0.15cm" fo:border-left="0.002cm solid #000000" fo:border-right="none" fo:border-top="none" fo:border-bottom="0.002cm solid #000000">
        <style:background-image/>
      </style:table-cell-properties>
    </style:style>
    <style:style style:name="Tabla4.B2" style:family="table-cell">
      <style:table-cell-properties fo:background-color="transparent" fo:padding="0.15cm" fo:border-left="0.002cm solid #000000" fo:border-right="none" fo:border-top="none" fo:border-bottom="0.002cm solid #000000">
        <style:background-image/>
      </style:table-cell-properties>
    </style:style>
    <style:style style:name="Tabla6" style:family="table">
      <style:table-properties style:width="17cm" fo:margin-top="0.499cm" fo:margin-bottom="0.499cm" table:align="margins"/>
    </style:style>
    <style:style style:name="Tabla6.A" style:family="table-column">
      <style:table-column-properties style:column-width="6.38cm" style:rel-column-width="24591*"/>
    </style:style>
    <style:style style:name="Tabla6.B" style:family="table-column">
      <style:table-column-properties style:column-width="2.593cm" style:rel-column-width="9993*"/>
    </style:style>
    <style:style style:name="Tabla6.D" style:family="table-column">
      <style:table-column-properties style:column-width="5.436cm" style:rel-column-width="20958*"/>
    </style:style>
    <style:style style:name="Tabla6.A1" style:family="table-cell">
      <style:table-cell-properties fo:padding="0.15cm" fo:border-left="none" fo:border-right="none" fo:border-top="none" fo:border-bottom="0.002cm solid #000000"/>
    </style:style>
    <style:style style:name="Tabla6.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6.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6.A2" style:family="table-cell">
      <style:table-cell-properties fo:background-color="#e6e6ff" fo:padding="0.15cm" fo:border-left="0.002cm solid #000000" fo:border-right="none" fo:border-top="none" fo:border-bottom="0.002cm solid #000000">
        <style:background-image/>
      </style:table-cell-properties>
    </style:style>
    <style:style style:name="Tabla6.B2" style:family="table-cell">
      <style:table-cell-properties fo:background-color="transparent" fo:padding="0.15cm" fo:border-left="0.002cm solid #000000" fo:border-right="none" fo:border-top="none" fo:border-bottom="0.002cm solid #000000">
        <style:background-image/>
      </style:table-cell-properties>
    </style:style>
    <style:style style:name="Tabla7" style:family="table">
      <style:table-properties style:width="17cm" fo:margin-top="0.499cm" fo:margin-bottom="0.499cm" table:align="margins"/>
    </style:style>
    <style:style style:name="Tabla7.A" style:family="table-column">
      <style:table-column-properties style:column-width="6.38cm" style:rel-column-width="24591*"/>
    </style:style>
    <style:style style:name="Tabla7.B" style:family="table-column">
      <style:table-column-properties style:column-width="2.593cm" style:rel-column-width="9993*"/>
    </style:style>
    <style:style style:name="Tabla7.D" style:family="table-column">
      <style:table-column-properties style:column-width="5.436cm" style:rel-column-width="20958*"/>
    </style:style>
    <style:style style:name="Tabla7.A1" style:family="table-cell">
      <style:table-cell-properties fo:padding="0.15cm" fo:border-left="none" fo:border-right="none" fo:border-top="none" fo:border-bottom="0.002cm solid #000000"/>
    </style:style>
    <style:style style:name="Tabla7.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7.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7.A2" style:family="table-cell">
      <style:table-cell-properties fo:background-color="#e6e6ff" fo:padding="0.15cm" fo:border-left="0.002cm solid #000000" fo:border-right="none" fo:border-top="none" fo:border-bottom="0.002cm solid #000000">
        <style:background-image/>
      </style:table-cell-properties>
    </style:style>
    <style:style style:name="Tabla7.B2" style:family="table-cell">
      <style:table-cell-properties fo:background-color="transparent" fo:padding="0.15cm" fo:border-left="0.002cm solid #000000" fo:border-right="none" fo:border-top="none" fo:border-bottom="0.002cm solid #000000">
        <style:background-image/>
      </style:table-cell-properties>
    </style:style>
    <style:style style:name="Tabla8" style:family="table">
      <style:table-properties style:width="17cm" fo:margin-top="0.499cm" fo:margin-bottom="0.499cm" table:align="margins" style:shadow="none"/>
    </style:style>
    <style:style style:name="Tabla8.A" style:family="table-column">
      <style:table-column-properties style:column-width="6.38cm" style:rel-column-width="24591*"/>
    </style:style>
    <style:style style:name="Tabla8.B" style:family="table-column">
      <style:table-column-properties style:column-width="2.593cm" style:rel-column-width="9993*"/>
    </style:style>
    <style:style style:name="Tabla8.D" style:family="table-column">
      <style:table-column-properties style:column-width="5.436cm" style:rel-column-width="20958*"/>
    </style:style>
    <style:style style:name="Tabla8.A1" style:family="table-cell">
      <style:table-cell-properties fo:padding="0.15cm" fo:border-left="none" fo:border-right="none" fo:border-top="none" fo:border-bottom="0.002cm solid #000000"/>
    </style:style>
    <style:style style:name="Tabla8.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8.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8.A2" style:family="table-cell">
      <style:table-cell-properties fo:background-color="#e6e6ff" fo:padding="0.15cm" fo:border-left="0.002cm solid #000000" fo:border-right="none" fo:border-top="none" fo:border-bottom="0.002cm solid #000000">
        <style:background-image/>
      </style:table-cell-properties>
    </style:style>
    <style:style style:name="Tabla8.B2" style:family="table-cell">
      <style:table-cell-properties fo:background-color="transparent" fo:padding="0.15cm" fo:border-left="0.002cm solid #000000" fo:border-right="none" fo:border-top="none" fo:border-bottom="0.002cm solid #000000">
        <style:background-image/>
      </style:table-cell-properties>
    </style:style>
    <style:style style:name="Tabla8.D2" style:family="table-cell">
      <style:table-cell-properties style:vertical-align="middle" fo:background-color="transparent" fo:padding="0.15cm" fo:border-left="0.002cm solid #000000" fo:border-right="none" fo:border-top="none" fo:border-bottom="0.002cm solid #000000">
        <style:background-image/>
      </style:table-cell-properties>
    </style:style>
    <style:style style:name="Tabla5" style:family="table">
      <style:table-properties style:width="17cm" fo:margin-top="0.499cm" fo:margin-bottom="0.499cm" table:align="margins"/>
    </style:style>
    <style:style style:name="Tabla5.A" style:family="table-column">
      <style:table-column-properties style:column-width="6.38cm" style:rel-column-width="24591*"/>
    </style:style>
    <style:style style:name="Tabla5.B" style:family="table-column">
      <style:table-column-properties style:column-width="2.593cm" style:rel-column-width="9993*"/>
    </style:style>
    <style:style style:name="Tabla5.D" style:family="table-column">
      <style:table-column-properties style:column-width="5.436cm" style:rel-column-width="20958*"/>
    </style:style>
    <style:style style:name="Tabla5.A1" style:family="table-cell">
      <style:table-cell-properties fo:padding="0.15cm" fo:border-left="none" fo:border-right="none" fo:border-top="none" fo:border-bottom="0.002cm solid #000000"/>
    </style:style>
    <style:style style:name="Tabla5.B1" style:family="table-cell">
      <style:table-cell-properties fo:background-color="#e6e6ff" fo:padding="0.15cm" fo:border-left="0.002cm solid #000000" fo:border-right="none" fo:border-top="0.002cm solid #000000" fo:border-bottom="0.002cm solid #000000">
        <style:background-image/>
      </style:table-cell-properties>
    </style:style>
    <style:style style:name="Tabla5.D1" style:family="table-cell">
      <style:table-cell-properties style:vertical-align="middle" fo:background-color="transparent" fo:padding="0.15cm" fo:border-left="0.002cm solid #000000" fo:border-right="none" fo:border-top="none" fo:border-bottom="none">
        <style:background-image/>
      </style:table-cell-properties>
    </style:style>
    <style:style style:name="Tabla5.A2" style:family="table-cell">
      <style:table-cell-properties fo:background-color="#e6e6ff" fo:padding="0.15cm" fo:border-left="0.002cm solid #000000" fo:border-right="none" fo:border-top="none" fo:border-bottom="0.002cm solid #000000">
        <style:background-image/>
      </style:table-cell-properties>
    </style:style>
    <style:style style:name="Tabla5.B2" style:family="table-cell">
      <style:table-cell-properties fo:background-color="transparent" fo:padding="0.15cm" fo:border-left="0.002cm solid #000000" fo:border-right="none" fo:border-top="none" fo:border-bottom="0.002cm solid #000000">
        <style:background-image/>
      </style:table-cell-properties>
    </style:style>
    <style:style style:name="Tabla10" style:family="table">
      <style:table-properties style:width="17cm" fo:margin-top="0.499cm" fo:margin-bottom="0.499cm" table:align="margins"/>
    </style:style>
    <style:style style:name="Tabla10.A" style:family="table-column">
      <style:table-column-properties style:column-width="2.591cm" style:rel-column-width="9988*"/>
    </style:style>
    <style:style style:name="Tabla10.B" style:family="table-column">
      <style:table-column-properties style:column-width="3.071cm" style:rel-column-width="11836*"/>
    </style:style>
    <style:style style:name="Tabla10.C" style:family="table-column">
      <style:table-column-properties style:column-width="2.833cm" style:rel-column-width="10919*"/>
    </style:style>
    <style:style style:name="Tabla10.D" style:family="table-column">
      <style:table-column-properties style:column-width="2.69cm" style:rel-column-width="10368*"/>
    </style:style>
    <style:style style:name="Tabla10.E" style:family="table-column">
      <style:table-column-properties style:column-width="2.972cm" style:rel-column-width="11455*"/>
    </style:style>
    <style:style style:name="Tabla10.F" style:family="table-column">
      <style:table-column-properties style:column-width="2.845cm" style:rel-column-width="10969*"/>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F1" style:family="table-cell">
      <style:table-cell-properties fo:background-color="#e6e6e6" fo:padding="0.097cm" fo:border="0.002cm solid #000000">
        <style:background-image/>
      </style:table-cell-properties>
    </style:style>
    <style:style style:name="Tabla10.A2" style:family="table-cell">
      <style:table-cell-properties fo:background-color="#e6e6e6" fo:padding="0.097cm" fo:border-left="0.002cm solid #000000" fo:border-right="none" fo:border-top="none" fo:border-bottom="0.002cm solid #000000">
        <style:background-image/>
      </style:table-cell-properties>
    </style:style>
    <style:style style:name="Tabla10.B2" style:family="table-cell">
      <style:table-cell-properties fo:padding="0.097cm" fo:border-left="0.002cm solid #000000" fo:border-right="none" fo:border-top="none" fo:border-bottom="0.002cm solid #000000"/>
    </style:style>
    <style:style style:name="Tabla10.F2" style:family="table-cell">
      <style:table-cell-properties fo:padding="0.097cm" fo:border-left="0.002cm solid #000000" fo:border-right="0.002cm solid #000000" fo:border-top="none" fo:border-bottom="0.002cm solid #000000"/>
    </style:style>
    <style:style style:name="Tabla9" style:family="table">
      <style:table-properties style:width="17.009cm" fo:margin-left="0cm" fo:margin-right="-0.009cm" fo:margin-top="0.499cm" fo:margin-bottom="0.499cm" table:align="margins"/>
    </style:style>
    <style:style style:name="Tabla9.A" style:family="table-column">
      <style:table-column-properties style:column-width="4.203cm" style:rel-column-width="16195*"/>
    </style:style>
    <style:style style:name="Tabla9.B" style:family="table-column">
      <style:table-column-properties style:column-width="6.403cm" style:rel-column-width="24669*"/>
    </style:style>
    <style:style style:name="Tabla9.C" style:family="table-column">
      <style:table-column-properties style:column-width="6.403cm" style:rel-column-width="24671*"/>
    </style:style>
    <style:style style:name="Tabla9.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a9.B1" style:family="table-cell">
      <style:table-cell-properties style:vertical-align="middle" fo:background-color="#e6e6e6" fo:padding="0.097cm" fo:border="0.002cm solid #000000">
        <style:background-image/>
      </style:table-cell-properties>
    </style:style>
    <style:style style:name="Tabla9.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a9.C2"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la9.A3" style:family="table-cell">
      <style:table-cell-properties fo:padding="0.097cm" fo:border-left="0.002cm solid #000000" fo:border-right="none" fo:border-top="none" fo:border-bottom="0.002cm solid #000000"/>
    </style:style>
    <style:style style:name="Tabla9.C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801cm" style:auto-text-indent="false"/>
    </style:style>
    <style:style style:name="P9" style:family="paragraph" style:parent-style-name="Contents_20_3">
      <style:paragraph-properties>
        <style:tab-stops>
          <style:tab-stop style:position="13.002cm" style:type="right" style:leader-style="dotted" style:leader-text="."/>
        </style:tab-stops>
      </style:paragraph-properties>
    </style:style>
    <style:style style:name="P10" style:family="paragraph" style:parent-style-name="Contents_20_1">
      <style:paragraph-properties>
        <style:tab-stops>
          <style:tab-stop style:position="14cm" style:type="right" style:leader-style="dotted" style:leader-text="."/>
        </style:tab-stops>
      </style:paragraph-properties>
    </style:style>
    <style:style style:name="P11" style:family="paragraph" style:parent-style-name="Contents_20_2">
      <style:paragraph-properties>
        <style:tab-stops>
          <style:tab-stop style:position="13.501cm"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List_20_Contents" style:list-style-name="L7"/>
    <style:style style:name="P16" style:family="paragraph" style:parent-style-name="List_20_Contents" style:list-style-name="L1">
      <style:paragraph-properties fo:margin-left="2.501cm" fo:margin-right="0cm" fo:text-indent="-0.635cm" style:auto-text-indent="false"/>
    </style:style>
    <style:style style:name="P17" style:family="paragraph" style:parent-style-name="List_20_Contents" style:list-style-name="L2">
      <style:paragraph-properties fo:margin-left="2.501cm" fo:margin-right="0cm" fo:text-indent="-0.635cm" style:auto-text-indent="false"/>
    </style:style>
    <style:style style:name="P18" style:family="paragraph" style:parent-style-name="List_20_Contents" style:list-style-name="L3">
      <style:paragraph-properties fo:margin-left="1.251cm" fo:margin-right="0cm" fo:text-indent="0cm" style:auto-text-indent="false"/>
    </style:style>
    <style:style style:name="P19" style:family="paragraph" style:parent-style-name="Contenido_20_de_20_lista_20__28_primero_29_" style:list-style-name="L3">
      <style:paragraph-properties fo:margin-left="1.251cm" fo:margin-right="0cm" fo:text-indent="0cm" style:auto-text-indent="false"/>
    </style:style>
    <style:style style:name="P20" style:family="paragraph" style:parent-style-name="Contenido_20_de_20_lista_20__28_primero_29_" style:list-style-name="L6">
      <style:paragraph-properties fo:margin-left="1.251cm" fo:margin-right="0cm" fo:text-indent="0cm" style:auto-text-indent="false"/>
    </style:style>
    <style:style style:name="P21" style:family="paragraph" style:parent-style-name="Contenido_20_de_20_lista_20__28_primero_29_" style:list-style-name="L5">
      <style:paragraph-properties fo:margin-left="1.251cm" fo:margin-right="0cm" fo:text-indent="0cm" style:auto-text-indent="false"/>
    </style:style>
    <style:style style:name="P22" style:family="paragraph" style:parent-style-name="Contenido_20_de_20_lista_20__28_primero_29_" style:list-style-name="L4">
      <style:paragraph-properties fo:margin-left="1.251cm" fo:margin-right="0cm" fo:text-indent="0cm" style:auto-text-indent="false"/>
    </style:style>
    <style:style style:name="P23" style:family="paragraph" style:parent-style-name="Contenido_20_de_20_lista_20__28_último_29_" style:list-style-name="L3">
      <style:paragraph-properties fo:margin-left="1.251cm" fo:margin-right="0cm" fo:text-indent="0cm" style:auto-text-indent="false"/>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2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P28" style:family="paragraph">
      <style:paragraph-properties fo:margin-left="0cm" fo:margin-right="0cm" fo:margin-top="0cm" fo:margin-bottom="0cm" fo:line-height="100%" fo:text-align="start" fo:text-indent="0cm"/>
    </style:style>
    <style:style style:name="P29" style:family="paragraph">
      <style:paragraph-properties fo:margin-left="0cm" fo:margin-right="0cm" fo:margin-top="0cm" fo:margin-bottom="0cm" fo:line-height="100%" fo:text-align="start"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fo:color="#666666" fo:font-style="italic" style:font-style-asian="italic" style:font-style-complex="italic"/>
    </style:style>
    <style:style style:name="T2" style:family="text">
      <style:text-properties style:text-position="super 58%"/>
    </style:style>
    <style:style style:name="T3" style:family="text">
      <style:text-properties style:text-position="sub 58%"/>
    </style:style>
    <style:style style:name="T4" style:family="text">
      <style:text-properties style:text-position="0% 100%"/>
    </style:style>
    <style:style style:name="T5" style:family="text">
      <style:text-properties style:use-window-font-color="true"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6" style:family="text">
      <style:text-properties style:use-window-font-color="true" style:text-outline="false" style:text-line-through-style="none" style:font-name="Liberation Serif" fo:font-size="12pt" fo:font-style="normal" fo:text-shadow="none" style:text-underline-style="none" fo:font-weight="bold" style:letter-kerning="true" style:font-name-asian="DejaVu Sans" style:font-size-asian="12pt" style:font-style-asian="normal" style:font-weight-asian="bold" style:font-name-complex="DejaVu Sans" style:font-size-complex="12pt" style:font-style-complex="normal" style:font-weight-complex="bold" style:text-emphasize="none" style:font-relief="none"/>
    </style:style>
    <style:style style:name="T7"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size"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protect="size" style:run-through="foreground"/>
    </style:style>
    <style:style style:name="gr3" style:family="graphic">
      <style:graphic-properties draw:stroke="solid" svg:stroke-width="0.101cm" svg:stroke-color="#000000" draw:marker-start="" draw:marker-start-width="0.049cm" draw:marker-start-center="false" draw:marker-end="" draw:marker-end-width="0.0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protect="size" style:run-through="foreground"/>
    </style:style>
    <style:style style:name="gr4" style:family="graphic">
      <style:graphic-properties draw:stroke="solid" svg:stroke-width="0.101cm" svg:stroke-color="#000000" draw:marker-start="" draw:marker-start-width="0.049cm" draw:marker-start-center="false" draw:marker-end="" draw:marker-end-width="0.049cm" draw:marker-end-center="false" draw:fill="none" draw:fill-color="#99ccff" draw:textarea-horizontal-align="justify" draw:textarea-vertical-align="middle" draw:auto-grow-height="false" fo:padding-top="0.175cm" fo:padding-bottom="0.175cm" fo:padding-left="0.3cm" fo:padding-right="0.3cm" draw:shadow="hidden" draw:shadow-offset-x="0.3cm" draw:shadow-offset-y="0.3cm" draw:shadow-color="#808080" style:protect="size" style:run-through="foreground"/>
    </style:style>
    <style:style style:name="gr5" style:family="graphic">
      <style:graphic-properties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protect="size" style:run-through="foreground"/>
    </style:style>
    <style:style style:name="gr7" style:family="graphic">
      <style:graphic-properties style:protect="siz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8" style:family="graphic">
      <style:graphic-properties style:protect="size" style:run-through="foreground" style:wrap="run-through" style:number-wrapped-paragraphs="no-limit" style:vertical-pos="top" style:vertical-rel="text"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Ultrafine_20_2_20_Dots_20_3_20_Dashes"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Standard"/>
      <text:p text:style-name="Standard"/>
      <text:p text:style-name="Standard"/>
      <text:p text:style-name="Standard"/>
      <text:p text:style-name="Standard"/>
      <text:p text:style-name="Subtitle">Fundamentos de Inteligencia Artificial</text:p>
      <text:p text:style-name="Subsubtítulo">Práctica 2</text:p>
      <text:p text:style-name="Standard"/>
      <text:p text:style-name="Standard"/>
      <text:p text:style-name="Title">Sudok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Autor</text:span><text:tab/><text:tab/><text:tab/>Cristian Aguilera Martínez</text:p>
      <text:p text:style-name="P2"><text:span text:style-name="T1">Turno</text:span><text:tab/><text:tab/><text:tab/>jueves 11:30 – 13:00</text:p>
      <text:p text:style-name="P2"><text:span text:style-name="T1">Profesor</text:span><text:tab/><text:tab/>Fidel Aznar Gregori</text:p>
      <text:p text:style-name="P2"><text:span text:style-name="T1">Fecha de entrega</text:span><text:tab/>29 de noviembre de 2009</text:p>
      <text:p text:style-name="Standard"/>
      <text:p text:style-name="Standard"/>
      <text:p text:style-name="P13"/>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0">1. Introducción al juego del Sudoku<text:tab/>3</text:p>
          <text:p text:style-name="P11">1.1. Definición y reglas<text:tab/>3</text:p>
          <text:p text:style-name="P11">1.2. Resolución por ordenador<text:tab/>4</text:p>
          <text:p text:style-name="P10">2. El Sudoku como problema de satisfacción de restricciones<text:tab/>4</text:p>
          <text:p text:style-name="P11">2.1. Qué es un problema de satisfacción de restricciones<text:tab/>4</text:p>
          <text:p text:style-name="P11">2.2. Formalización del problema<text:tab/>5</text:p>
          <text:p text:style-name="P10">3. Implementación de la solución<text:tab/>6</text:p>
          <text:p text:style-name="P11">3.1. Algoritmo Forward Checking<text:tab/>6</text:p>
          <text:p text:style-name="P9">3.1.1. Función FC<text:tab/>8</text:p>
          <text:p text:style-name="P9">3.1.2. Función forward<text:tab/>8</text:p>
          <text:p text:style-name="P9">3.1.3. Función restaurar<text:tab/>9</text:p>
          <text:p text:style-name="P11">3.2. Algoritmo AC3<text:tab/>10</text:p>
          <text:p text:style-name="P10">4. Fase de experimentación<text:tab/>11</text:p>
          <text:p text:style-name="P11">4.1. Casos de prueba concretos<text:tab/>11</text:p>
          <text:p text:style-name="P11">4.2. Casos de prueba aleatorios<text:tab/>16</text:p>
          <text:p text:style-name="P10">5. Notas para el profesor<text:tab/>18</text:p>
        </text:index-body>
      </text:table-of-content>
      <text:p text:style-name="Standard"/>
      <text:p text:style-name="Standard"/>
      <text:p text:style-name="Standard"/>
      <text:p text:style-name="Standard"/>
      <text:p text:style-name="Standard"/>
      <text:p text:style-name="Standard"/>
      <text:h text:style-name="P14" text:outline-level="1">1. Introducción al juego del Sudoku</text:h>
      <text:h text:style-name="Heading_20_2" text:outline-level="2">1.1. Definición y reglas</text:h>
      <text:p text:style-name="Text_20_body">El Sudoku es un rompecabezas matemático del que se empezó a hablar en 1986 y se dio a conocer internacionalmente en 2005. Tiene el aspecto de una cuadrícula de crucigrama de 9x9 con sus 81 celdas agrupadas en nueve cuadrados interiores de dimensiones 3x3. </text:p>
      <text:p text:style-name="Bloque"><draw:g text:anchor-type="as-char" draw:z-index="17" draw:style-name="gr1"><draw:custom-shape draw:style-name="gr2" draw:text-style-name="P24" svg:width="0.391cm" svg:height="0.391cm" svg:x="0cm" svg:y="0cm"><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2" draw:text-style-name="P24" svg:width="0.391cm" svg:height="0.391cm" svg:x="2.722cm" svg:y="0cm"><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2" draw:text-style-name="P24" svg:width="0.391cm" svg:height="0.389cm" svg:x="0cm" svg:y="0.39cm"><text:p/><draw:enhanced-geometry svg:viewBox="0 0 21600 21600" draw:type="rectangle" draw:enhanced-path="M 0 0 L 21600 0 21600 21600 0 21600 0 0 Z N"/></draw:custom-shape><draw:custom-shape draw:style-name="gr2" draw:text-style-name="P24" svg:width="0.389cm" svg:height="0.389cm" svg:x="0.39cm" svg:y="0.39cm"><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2" draw:text-style-name="P24" svg:width="0.389cm" svg:height="0.389cm" svg:x="1.556cm" svg:y="0.39cm"><text:p/><draw:enhanced-geometry svg:viewBox="0 0 21600 21600" draw:type="rectangle" draw:enhanced-path="M 0 0 L 21600 0 21600 21600 0 21600 0 0 Z N"/></draw:custom-shape><draw:custom-shape draw:style-name="gr2" draw:text-style-name="P24" svg:width="0.391cm" svg:height="0.389cm" svg:x="1.944cm" svg:y="0.39cm"><text:p/><draw:enhanced-geometry svg:viewBox="0 0 21600 21600" draw:type="rectangle" draw:enhanced-path="M 0 0 L 21600 0 21600 21600 0 21600 0 0 Z N"/></draw:custom-shape><draw:custom-shape draw:style-name="gr2" draw:text-style-name="P24" svg:width="0.389cm" svg:height="0.389cm" svg:x="2.334cm" svg:y="0.39cm"><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2" draw:text-style-name="P24" svg:width="0.389cm" svg:height="0.389cm" svg:x="3.112cm" svg:y="0.39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2" draw:text-style-name="P24" svg:width="0.389cm" svg:height="0.389cm" svg:x="1.556cm" svg:y="1.168cm"><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2" draw:text-style-name="P24" svg:width="0.391cm" svg:height="0.389cm" svg:x="2.722cm" svg:y="1.168cm"><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2" draw:text-style-name="P24" svg:width="0.389cm" svg:height="0.389cm" svg:x="0.39cm" svg:y="1.556cm"><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2" draw:text-style-name="P24" svg:width="0.391cm" svg:height="0.391cm" svg:x="0cm" svg:y="1.944cm"><text:p/><draw:enhanced-geometry svg:viewBox="0 0 21600 21600" draw:type="rectangle" draw:enhanced-path="M 0 0 L 21600 0 21600 21600 0 21600 0 0 Z N"/></draw:custom-shape><draw:custom-shape draw:style-name="gr2" draw:text-style-name="P24" svg:width="0.389cm" svg:height="0.391cm" svg:x="0.39cm" svg:y="1.944cm"><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2" draw:text-style-name="P24" svg:width="0.391cm" svg:height="0.389cm" svg:x="0cm" svg:y="2.334cm"><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2" draw:text-style-name="P24" svg:width="0.389cm" svg:height="0.389cm" svg:x="1.556cm" svg:y="2.334cm"><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2" draw:text-style-name="P24" svg:width="0.391cm" svg:height="0.389cm" svg:x="2.722cm" svg:y="2.334cm"><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2" draw:text-style-name="P24" svg:width="0.391cm" svg:height="0.391cm" svg:x="0.778cm" svg:y="2.722cm"><text:p/><draw:enhanced-geometry svg:viewBox="0 0 21600 21600" draw:type="rectangle" draw:enhanced-path="M 0 0 L 21600 0 21600 21600 0 21600 0 0 Z N"/></draw:custom-shape><draw:custom-shape draw:style-name="gr2" draw:text-style-name="P24" svg:width="0.389cm" svg:height="0.391cm" svg:x="1.168cm" svg:y="2.722cm"><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2" draw:text-style-name="P24" svg:width="0.391cm" svg:height="0.391cm" svg:x="2.722cm" svg:y="2.722cm"><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2" draw:text-style-name="P24" svg:width="0.389cm" svg:height="0.389cm" svg:x="1.556cm" svg:y="3.112cm"><text:p/><draw:enhanced-geometry svg:viewBox="0 0 21600 21600" draw:type="rectangle" draw:enhanced-path="M 0 0 L 21600 0 21600 21600 0 21600 0 0 Z N"/></draw:custom-shape><draw:custom-shape draw:style-name="gr2" draw:text-style-name="P24" svg:width="0.391cm" svg:height="0.389cm" svg:x="1.944cm" svg:y="3.112cm"><text:p/><draw:enhanced-geometry svg:viewBox="0 0 21600 21600" draw:type="rectangle" draw:enhanced-path="M 0 0 L 21600 0 21600 21600 0 21600 0 0 Z N"/></draw:custom-shape><draw:custom-shape draw:style-name="gr2" draw:text-style-name="P24" svg:width="0.389cm" svg:height="0.389cm" svg:x="2.334cm" svg:y="3.112cm"><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ext:p text:style-name="Text_20_body">Las reglas del Sudoku son simples:</text:p>
      <text:list xml:id="list1014425525" text:style-name="L1">
        <text:list-item>
          <text:p text:style-name="P16">No se debe repetir ninguna cifra en una misma fila.</text:p>
        </text:list-item>
        <text:list-item>
          <text:p text:style-name="P16">No se debe repetir ninguna cifra en una misma columna.</text:p>
        </text:list-item>
        <text:list-item>
          <text:p text:style-name="P16">No se debe repetir ninguna cifra en un mismo bloque interior.</text:p>
        </text:list-item>
      </text:list>
      <text:p text:style-name="Text_20_body">Aunque un sudoku está bien planteado si la solución es única, normalmente se ignora este detalle, pudiendo existir múltiples soluciones distintas.</text:p>
      <text:p text:style-name="Text_20_body">Durante la construcción de un sudoku, existen 5 estados en los que puede encontrarse dicho sudoku:</text:p>
      <text:list xml:id="list403889938" text:style-name="L2">
        <text:list-item>
          <text:p text:style-name="P17"><text:span text:style-name="Emphasis">Vacío</text:span>: no se ha establecido ningún valor.</text:p>
        </text:list-item>
        <text:list-item>
          <text:p text:style-name="P17"><text:span text:style-name="Emphasis">Incompleto</text:span>: tiene algunas casillas con valor asignado, pero no todas.</text:p>
        </text:list-item>
        <text:list-item>
          <text:p text:style-name="P17"><text:span text:style-name="Emphasis">Erróneo</text:span>: hay alguna restricción que no se cumple.</text:p>
        </text:list-item>
        <text:list-item>
          <text:p text:style-name="P17"><text:span text:style-name="Emphasis">Sin solución</text:span>: es un tablero incompleto en el que, aunque se cumplen todas las restricciones, no podrá completarse.</text:p>
        </text:list-item>
        <text:list-item>
          <text:p text:style-name="P17"><text:span text:style-name="Emphasis">Correcto</text:span>: el tablero está completo y cumple todas las restricciones.</text:p>
        </text:list-item>
      </text:list>
      <text:h text:style-name="Heading_20_2" text:outline-level="2"><text:soft-page-break/>1.2. Resolución por ordenador</text:h>
      <text:p text:style-name="Text_20_body">Para los programadores es relativamente sencillo construir una búsqueda por el método de backtracking o "vuelta atrás". Ésta asignaría, típicamente, un valor (supongamos que 1, o el más cercano a 1 disponible) a la primera celda disponible (supongamos que la superior izquierda) y entonces continuará asignando el siguiente valor disponible (supongamos que 2) a la siguiente celda disponible. Esto continuaría hasta que se descubriera una duplicación, en cuyo caso, el siguiente valor alternativo se colocaría en el primer campo alterado. En el caso de que ningún valor cumpliera la restricción se retrocedería hasta la casilla anterior y se probarían los siguientes números.</text:p>
      <text:p text:style-name="Text_20_body">Aunque lejos de la eficiencia computacional, este método encontrará la solución si se permite el suficiente tiempo de computación. Un programa más eficiente podría dejar una huella de valores potenciales para las celdas, eliminando valores imposibles hasta que sólo un valor quedase para una celda determinada. Entonces se rellenaría esa celda y se usaría esa información para más eliminaciones y así, sucesivamente, hasta el final. Este método es más parecido al método que una persona utiliza para resolver un sudoku.</text:p>
      <text:h text:style-name="Heading_20_1" text:outline-level="1">2. El Sudoku como problema de satisfacción de restricciones</text:h>
      <text:h text:style-name="Heading_20_2" text:outline-level="2">2.1. Qué es un problema de satisfacción de restricciones</text:h>
      <text:p text:style-name="Text_20_body">Un problema de satisfacción de restricciones viene definido por los siguientes elementos: </text:p>
      <text:list xml:id="list1101199399" text:style-name="L3">
        <text:list-item>
          <text:p text:style-name="P19">Un conjunto finito de variables V.</text:p>
        </text:list-item>
        <text:list-item>
          <text:p text:style-name="P18">Un dominio D que contiene los valores que pueden tomar las variables.</text:p>
        </text:list-item>
        <text:list-item>
          <text:p text:style-name="P23">Un conjunto finito de restricciones C que definen una serie de propiedades que debe verificar los valores asignados a las variables .</text:p>
        </text:list-item>
      </text:list>
      <text:p text:style-name="Text_20_body">Para que el problema se considere resuelto, hay que asignar un valor del dominio a cada una de las variables de manera que se verifiquen todas las restricciones</text:p>
      <text:p text:style-name="Text_20_body">Esta formulación permite una representación simple del problema y el uso de algoritmos de propósito general independientes del problema.</text:p>
      <text:h text:style-name="Heading_20_2" text:outline-level="2"><text:soft-page-break/>2.2. Formalización del problema</text:h>
      <text:p text:style-name="Text_20_body">A continuación formalizaremos el juego del Sudoku como un problema de satisfacción de restricciones.</text:p>
      <text:p text:style-name="Text_20_body">Tal como se ha visto, un sudoku es un tablero de 9x9 casillas –81 en total–. Cada una de estas casillas se corresponde con una variable del problema de satisfacción de restricciones.</text:p>
      <text:p text:style-name="Bloque"><draw:frame draw:style-name="fr1" draw:name="Objeto7" text:anchor-type="as-char" svg:width="6.147cm" svg:height="0.531cm" draw:z-index="0"><draw:object xlink:href="./Object 7" xlink:type="simple" xlink:show="embed" xlink:actuate="onLoad"/><draw:image xlink:href="./ObjectReplacements/Object 7" xlink:type="simple" xlink:show="embed" xlink:actuate="onLoad"/></draw:frame></text:p>
      <text:p text:style-name="Text_20_body">Los índices de cada variable se corresponden con el número de fila y el número de columna respectivamente. Por lo tanto, realizando el producto cartesiano de los índices de cada fila y columna, obtenemos:</text:p>
      <text:p text:style-name="Bloque"><draw:frame draw:style-name="fr1" draw:name="Objeto8" text:anchor-type="as-char" svg:width="8.521cm" svg:height="0.531cm" draw:z-index="1"><draw:object xlink:href="./Object 8" xlink:type="simple" xlink:show="embed" xlink:actuate="onLoad"/><draw:image xlink:href="./ObjectReplacements/Object 8" xlink:type="simple" xlink:show="embed" xlink:actuate="onLoad"/></draw:frame></text:p>
      <text:p text:style-name="Text_20_body">Cada casilla del tablero puede –y debe– contener un valor entre 1 y 9. Esto significa que el dominio del problema tiene una cardinalidad de 9; los 9 primeros números naturales.</text:p>
      <text:p text:style-name="Bloque"><draw:frame draw:style-name="fr1" draw:name="Objeto9" text:anchor-type="as-char" svg:width="7.731cm" svg:height="0.467cm" draw:z-index="2"><draw:object xlink:href="./Object 9" xlink:type="simple" xlink:show="embed" xlink:actuate="onLoad"/><draw:image xlink:href="./ObjectReplacements/Object 9" xlink:type="simple" xlink:show="embed" xlink:actuate="onLoad"/></draw:frame></text:p>
      <text:p text:style-name="Text_20_body">Sin embargo, el tablero puede contener una serie de casillas con un valor predefinido que no puede modificarse. Eso restringe el dominio de esas casillas predefinidas a un único valor, que coincide con el valor predefinido. Al establecer esos valores predefinidos, se considera que cada variable tiene un dominio propio no compartido con el resto de variables. Por lo tanto, existirá un conjunto de 81 dominios –uno por cada variable–, y cada uno de ellos será un subconjunto del dominio D.</text:p>
      <text:p text:style-name="Bloque"><draw:frame draw:style-name="fr1" draw:name="Objeto10" text:anchor-type="as-char" svg:width="15.03cm" svg:height="0.857cm" draw:z-index="3"><draw:object xlink:href="./Object 10" xlink:type="simple" xlink:show="embed" xlink:actuate="onLoad"/><draw:image xlink:href="./ObjectReplacements/Object 10" xlink:type="simple" xlink:show="embed" xlink:actuate="onLoad"/></draw:frame></text:p>
      <text:p text:style-name="Text_20_body">Tal como se vio en el primer apartado, existen 3 tipos de restricciones en el juego del Sudoku:</text:p>
      <text:list xml:id="list2010667007" text:style-name="L4">
        <text:list-item>
          <text:p text:style-name="P22">Restricción de fila: dos casillas de la misma fila no pueden tener el mismo valor asignado. </text:p>
        </text:list-item>
      </text:list>
      <text:p text:style-name="Bloque"><draw:frame draw:style-name="fr1" draw:name="Objeto1" text:anchor-type="as-char" svg:width="7.535cm" svg:height="0.857cm" draw:z-index="4"><draw:object xlink:href="./Object 1" xlink:type="simple" xlink:show="embed" xlink:actuate="onLoad"/><draw:image xlink:href="./ObjectReplacements/Object 1" xlink:type="simple" xlink:show="embed" xlink:actuate="onLoad"/></draw:frame></text:p>
      <text:list xml:id="list2041598991" text:style-name="L5">
        <text:list-item>
          <text:p text:style-name="P21">Restricción de columna: dos casillas de la misma columna no pueden tener el mismo valor asignado.</text:p>
        </text:list-item>
      </text:list>
      <text:p text:style-name="Bloque"><text:soft-page-break/><draw:frame draw:style-name="fr1" draw:name="Objeto2" text:anchor-type="as-char" svg:width="7.465cm" svg:height="0.857cm" draw:z-index="5"><draw:object xlink:href="./Object 2" xlink:type="simple" xlink:show="embed" xlink:actuate="onLoad"/><draw:image xlink:href="./ObjectReplacements/Object 2" xlink:type="simple" xlink:show="embed" xlink:actuate="onLoad"/></draw:frame></text:p>
      <text:list xml:id="list1412488545" text:style-name="L6">
        <text:list-item>
          <text:p text:style-name="P20">Restricción de bloque: dos casillas del mismo bloque no pueden tener el mismo valor asignado.</text:p>
        </text:list-item>
      </text:list>
      <text:p text:style-name="Bloque"><draw:frame draw:style-name="fr1" draw:name="Objeto3" text:anchor-type="as-char" svg:width="11.718cm" svg:height="0.857cm" draw:z-index="6"><draw:object xlink:href="./Object 3" xlink:type="simple" xlink:show="embed" xlink:actuate="onLoad"/><draw:image xlink:href="./ObjectReplacements/Object 3" xlink:type="simple" xlink:show="embed" xlink:actuate="onLoad"/></draw:frame></text:p>
      <text:p text:style-name="Bloque"><draw:frame draw:style-name="fr1" draw:name="Objeto4" text:anchor-type="as-char" svg:width="13.234cm" svg:height="0.531cm" draw:z-index="7"><draw:object xlink:href="./Object 4" xlink:type="simple" xlink:show="embed" xlink:actuate="onLoad"/><draw:image xlink:href="./ObjectReplacements/Object 4" xlink:type="simple" xlink:show="embed" xlink:actuate="onLoad"/></draw:frame></text:p>
      <text:p text:style-name="Text_20_body">Se definen en total 1944 restricciones dentro del conjunto de restricciones C en las que únicamente intervienen parejas de variables –relaciones binarias–. Cada una de las 81 variables tiene una restricción con las 8 variables restantes de su fila, otra restricción con las 8 variables restantes de su columna, y otra restricción con las 8 variables restantes de su bloque. Es decir, cada variable tiene un total de 24 restricciones con otras variables. Por lo tanto, 81·24 = 1944 restricciones en el problema.<text:note text:id="ftn0" text:note-class="footnote"><text:note-citation>1</text:note-citation><text:note-body><text:p text:style-name="Footnote">Aunque cada variable tiene una restricción con el resto de las 8 variables de su bloque, 4 de esas variables ya se han contabilizado junto a las restricciones de fila y de columna, por lo que sería más eficiente establecer sólo 1620 restricciones. Es decir, cada variable establece 20 restricciones y no 24 –81·20 = 1620–.</text:p></text:note-body></text:note> Todas las restricciones binarias que relacionan pares de variables, impiden que esas 2 variables que intervienen en la restricción tengan el mismo valor.</text:p>
      <text:h text:style-name="Heading_20_1" text:outline-level="1">3. Implementación de la solución</text:h>
      <text:h text:style-name="Heading_20_2" text:outline-level="2">3.1. Algoritmo Forward Checking</text:h>
      <text:p text:style-name="Text_20_body">El algoritmo Forward Checking resuelve problemas de satisfacción de restricciones de forma genérica con restricciones binarias y un dominio finito. Cualquier problema bien formalizado, puede resolverse con este algoritmo.</text:p>
      <text:p text:style-name="Text_20_body">Forward Checking es un algoritmo de backtracking que reduce el dominio de las variables después de cada asignación de valor a otra variable. Si en algún momento una variable se queda sin ningún elemento en su dominio, hay que dar marcha atrás y restaurar aquellos valores que fueron eliminados durante la reducción del dominio de las variables.</text:p>
      <text:p text:style-name="Text_20_body">El algoritmo Forward Checking trabaja sobre el conjunto de variables V y sobre el conjunto de restricciones C. Cada variable del conjunto V tiene asignado un dominio de elementos factible con los posibles valores que puede recibir la variable y un dominio de elementos podados que está ini<text:soft-page-break/>cialmente vacío.</text:p>
      <text:p text:style-name="Text_20_body">Para organizar las variables se ha construido una clase Variable que proporciona los atributos necesarios a cada variable, que serán utilizados por el algoritmo. Cada variable tiene un valor –que habrá que asignar durante la ejecución–, un conjunto de elementos que se corresponde con su dominio factible y otro conjunto de elementos que se corresponde con los elementos del dominio que han sido temporalmente descartados por el algoritmo. Además, en este segundo conjunto se almacena qué variable fue la causante de este descarte o poda.</text:p>
      <text:p text:style-name="Bloque"><draw:g text:anchor-type="as-char" draw:z-index="19" draw:style-name="gr5"><draw:custom-shape draw:style-name="gr9" draw:text-style-name="P27" svg:width="11.501cm" svg:height="1.001cm" svg:x="0cm" svg:y="0cm"><text:p text:style-name="P26"><text:span text:style-name="T6">Variable</text:span></text:p><draw:enhanced-geometry svg:viewBox="0 0 21600 21600" draw:type="rectangle" draw:enhanced-path="M 0 0 L 21600 0 21600 21600 0 21600 0 0 Z N"/></draw:custom-shape><draw:custom-shape draw:style-name="gr9" draw:text-style-name="P29" svg:width="11.501cm" svg:height="2.001cm" svg:x="0cm" svg:y="1cm"><text:p text:style-name="P28"><text:span text:style-name="T7">- Integer valor</text:span></text:p><text:p text:style-name="P28"><text:span text:style-name="T7">- ArrayList&lt;Integer&gt; factibles</text:span></text:p><text:p text:style-name="P28"><text:span text:style-name="T7">- HashMap&lt;Integer, Integer&gt; podados</text:span></text:p><draw:enhanced-geometry svg:viewBox="0 0 21600 21600" draw:type="rectangle" draw:enhanced-path="M 0 0 L 21600 0 21600 21600 0 21600 0 0 Z N"/></draw:custom-shape><draw:custom-shape draw:style-name="gr9" draw:text-style-name="P29" svg:width="11.501cm" svg:height="4.5cm" svg:x="0cm" svg:y="3cm"><text:p text:style-name="P28"><text:span text:style-name="T7">+ Integer getValor()</text:span></text:p><text:p text:style-name="P28"><text:span text:style-name="T7">+ void setValor(Integer valor)</text:span></text:p><text:p text:style-name="P28"><text:span text:style-name="T7">+ Integer getNumFactibles()</text:span></text:p><text:p text:style-name="P28"><text:span text:style-name="T7">+ Integer getFactible(Integer indice)</text:span></text:p><text:p text:style-name="P28"><text:span text:style-name="T7">+ boolean anadirFactible(Integer factible)</text:span></text:p><text:p text:style-name="P28"><text:span text:style-name="T7">+ boolean eliminarFactible(Integer factible)</text:span></text:p><text:p text:style-name="P28"><text:span text:style-name="T7">+ boolean podarFactible(Integer factible, Integer variable)</text:span></text:p><text:p text:style-name="P28"><text:span text:style-name="T7">+ boolean restaurarPodado(Integer variable)</text:span></text:p><draw:enhanced-geometry svg:viewBox="0 0 21600 21600" draw:type="rectangle" draw:enhanced-path="M 0 0 L 21600 0 21600 21600 0 21600 0 0 Z N"/></draw:custom-shape></draw:g></text:p>
      <text:p text:style-name="Text_20_body">El método podarFactible traslada un elemento del dominio factible a los elementos podados. El método restaurarPodado deshace todas las podas que se han llevado a cabo por culpa de la variable que se indique en los parámetros.</text:p>
      <text:p text:style-name="Text_20_body">Se ha utilizado un vector del tipo Variable de 81 posiciones que representa las 81 variables. Este vector es una variable global que podrá accederse desde cualquier función.</text:p>
      <text:p text:style-name="Bloque"><draw:g text:anchor-type="as-char" draw:z-index="20" draw:style-name="gr5"><draw:custom-shape draw:style-name="gr10" draw:text-style-name="P25" svg:width="1.001cm" svg:height="1.001cm" svg:x="0cm" svg:y="0cm"><text:p/><draw:enhanced-geometry svg:viewBox="0 0 21600 21600" draw:type="rectangle" draw:enhanced-path="M 0 0 L 21600 0 21600 21600 0 21600 0 0 Z N"/></draw:custom-shape><draw:custom-shape draw:style-name="gr11" draw:text-style-name="P30" svg:width="1.001cm" svg:height="1.001cm" svg:x="0cm" svg:y="0cm"><text:p text:style-name="P26"><text:span text:style-name="T7">0</text:span></text:p><draw:enhanced-geometry svg:viewBox="0 0 21600 21600" draw:type="rectangle" draw:enhanced-path="M 0 0 L 21600 0 21600 21600 0 21600 0 0 Z N"/></draw:custom-shape><draw:custom-shape draw:style-name="gr11" draw:text-style-name="P30" svg:width="1.001cm" svg:height="1.001cm" svg:x="1cm" svg:y="0cm"><text:p text:style-name="P26"><text:span text:style-name="T7">1</text:span></text:p><draw:enhanced-geometry svg:viewBox="0 0 21600 21600" draw:type="rectangle" draw:enhanced-path="M 0 0 L 21600 0 21600 21600 0 21600 0 0 Z N"/></draw:custom-shape><draw:custom-shape draw:style-name="gr11" draw:text-style-name="P30" svg:width="1.001cm" svg:height="1.001cm" svg:x="2cm" svg:y="0cm"><text:p text:style-name="P26"><text:span text:style-name="T7">2</text:span></text:p><draw:enhanced-geometry svg:viewBox="0 0 21600 21600" draw:type="rectangle" draw:enhanced-path="M 0 0 L 21600 0 21600 21600 0 21600 0 0 Z N"/></draw:custom-shape><draw:custom-shape draw:style-name="gr11" draw:text-style-name="P30" svg:width="1.001cm" svg:height="1.001cm" svg:x="7.5cm" svg:y="0cm"><text:p text:style-name="P26"><text:span text:style-name="T7">79</text:span></text:p><draw:enhanced-geometry svg:viewBox="0 0 21600 21600" draw:type="rectangle" draw:enhanced-path="M 0 0 L 21600 0 21600 21600 0 21600 0 0 Z N"/></draw:custom-shape><draw:custom-shape draw:style-name="gr11" draw:text-style-name="P30" svg:width="1.001cm" svg:height="1.001cm" svg:x="8.5cm" svg:y="0cm"><text:p text:style-name="P26"><text:span text:style-name="T7">80</text:span></text:p><draw:enhanced-geometry svg:viewBox="0 0 21600 21600" draw:type="rectangle" draw:enhanced-path="M 0 0 L 21600 0 21600 21600 0 21600 0 0 Z N"/></draw:custom-shape><draw:line draw:style-name="gr12" draw:text-style-name="P25" svg:x1="3cm" svg:y1="0.998cm" svg:x2="7.5cm" svg:y2="0.998cm"><text:p/></draw:line><draw:line draw:style-name="gr12" draw:text-style-name="P25" svg:x1="3cm" svg:y1="-0.001cm" svg:x2="7.5cm" svg:y2="-0.001cm"><text:p/></draw:line><draw:line draw:style-name="gr13" draw:text-style-name="P25" svg:x1="0cm" svg:y1="1.699cm" svg:x2="9.5cm" svg:y2="1.699cm"><text:p/></draw:line><draw:line draw:style-name="gr13" draw:text-style-name="P25" svg:x1="0cm" svg:y1="1.798cm" svg:x2="0cm" svg:y2="1.498cm"><text:p/></draw:line><draw:line draw:style-name="gr13" draw:text-style-name="P25" svg:x1="9.5cm" svg:y1="1.798cm" svg:x2="9.5cm" svg:y2="1.498cm"><text:p/></draw:line><draw:frame draw:style-name="gr14" draw:text-style-name="P32" svg:width="6.749cm" svg:height="0.729cm" svg:x="1.3cm" svg:y="1.378cm"><draw:text-box><text:p text:style-name="P31"><text:span text:style-name="T7">vector de 81 objetos del tipo Variable</text:span></text:p></draw:text-box></draw:frame></draw:g></text:p>
      <text:p text:style-name="Text_20_body">La implementación del algoritmo Forward Checking se basa en 3 funciones que se describirán en los apartados siguientes.</text:p>
      <text:h text:style-name="Heading_20_3" text:outline-level="3"><text:soft-page-break/>3.1.1. Función FC</text:h>
      <text:p text:style-name="Text_20_body">Ésta es la función principal del algoritmo y se trata de una función recursiva. Al ejecutarla, se intenta asignar un valor a cada variable del problema de manera que se cumplan las restricciones. Si no fuera posible realizar esta asignación, la función devolverá falso, indicando que no existe ninguna solución.</text:p>
      <text:p text:style-name="Text_20_body">La primera llamada a esta función siempre comienza con la variable 0. A partir de ahí se irán llamando recursivamente el resto de variables hasta la variable 80, que es la última.</text:p>
      <text:p text:style-name="Text_20_body"/>
      <text:p text:style-name="Código"><text:span text:style-name="Strong_20_Emphasis">función</text:span> FC(i variable): booleano</text:p>
      <text:p text:style-name="Código"/>
      <text:p text:style-name="Código"><text:span text:style-name="Strong_20_Emphasis">para cada</text:span> a ∈ factibles de V<text:span text:style-name="T3">i</text:span> <text:span text:style-name="Strong_20_Emphasis">hacer</text:span> </text:p>
      <text:p text:style-name="Código"><text:bookmark-start text:name="DDE_LINK1"/><text:s text:c="4"/><text:bookmark-end text:name="DDE_LINK1"/>V<text:span text:style-name="T3">i</text:span> = a;</text:p>
      <text:p text:style-name="Código"><text:s text:c="4"/><text:span text:style-name="Strong_20_Emphasis">si</text:span> i es 80 entonces</text:p>
      <text:p text:style-name="Código"><text:s text:c="8"/><text:span text:style-name="Strong_20_Emphasis">retorna</text:span> CIERTO;</text:p>
      <text:p text:style-name="Código"><text:s text:c="4"/><text:span text:style-name="Strong_20_Emphasis">sino</text:span></text:p>
      <text:p text:style-name="Código"><text:s text:c="8"/><text:span text:style-name="Strong_20_Emphasis">si</text:span> forward(i, a) <text:span text:style-name="Strong_20_Emphasis">entonces</text:span></text:p>
      <text:p text:style-name="Código"><text:s text:c="12"/><text:span text:style-name="Strong_20_Emphasis">si</text:span> FC(i + 1) <text:span text:style-name="Strong_20_Emphasis">entonces</text:span></text:p>
      <text:p text:style-name="Código"><text:s text:c="16"/><text:span text:style-name="Strong_20_Emphasis">retorna</text:span> CIERTO;</text:p>
      <text:p text:style-name="Código"><text:s text:c="8"/>restaurar(i);</text:p>
      <text:p text:style-name="Código"><text:span text:style-name="Strong_20_Emphasis">retorna</text:span> FALSO;</text:p>
      <text:p text:style-name="Text_20_body"/>
      <text:p text:style-name="Text_20_body">El algoritmo intentará asignar el primer valor que aparezca en el dominio factible de la variable que está evaluando. Al asignarlo, eliminará –podará– ese valor de todas las variables con las que tiene restricción y se aplicará la recursividad sobre la siguiente variable. Si la llamada recursiva devolviera falso, significa que hay que restaurar los valores podados y elegir otro valor del dominio siempre y cuando todavía queden valores no explorados en el dominio factible.</text:p>
      <text:h text:style-name="Heading_20_3" text:outline-level="3">3.1.2. Función forward</text:h>
      <text:p text:style-name="Text_20_body">La función forward se encarga de podar valores desde el dominio de las variables entre las que existe restricción. Recibe dos parámetros: el valor del dominio que se quiere podar y la variable responsable de la poda.</text:p>
      <text:p text:style-name="Text_20_body"/>
      <text:p text:style-name="Código"><text:soft-page-break/><text:span text:style-name="Strong_20_Emphasis">función</text:span> forward(i variable, a valor): booleano </text:p>
      <text:p text:style-name="Código"/>
      <text:p text:style-name="Código"><text:span text:style-name="Strong_20_Emphasis">para</text:span> j=i+1 <text:span text:style-name="Strong_20_Emphasis">hasta</text:span> 80 <text:span text:style-name="Strong_20_Emphasis">hacer</text:span> </text:p>
      <text:p text:style-name="Código"><text:s text:c="4"/><text:span text:style-name="Strong_20_Emphasis">si</text:span> i y j están relacionadas por una restricción <text:span text:style-name="Strong_20_Emphasis">entonces</text:span></text:p>
      <text:p text:style-name="Código"><text:s text:c="8"/>podar a en factibles de V<text:span text:style-name="T3">j</text:span><text:span text:style-name="T4"> siendo V</text:span><text:span text:style-name="T3">i</text:span><text:span text:style-name="T4"> culpable de la poda</text:span></text:p>
      <text:p text:style-name="Código"><text:span text:style-name="T4"><text:s text:c="8"/></text:span><text:span text:style-name="Strong_20_Emphasis"><text:span text:style-name="T4">si</text:span></text:span><text:span text:style-name="T4"> factibles de V</text:span><text:span text:style-name="T3">j</text:span><text:span text:style-name="T4"> está vacío </text:span><text:span text:style-name="Strong_20_Emphasis"><text:span text:style-name="T4">entonces</text:span></text:span></text:p>
      <text:p text:style-name="Código"><text:span text:style-name="T4"><text:s text:c="12"/></text:span><text:span text:style-name="Strong_20_Emphasis"><text:span text:style-name="T4">retorna</text:span></text:span><text:span text:style-name="T4"> FALSO;</text:span><text:tab/><text:tab/></text:p>
      <text:p text:style-name="Código"><text:span text:style-name="Strong_20_Emphasis">retorna</text:span> CIERTO ;</text:p>
      <text:p text:style-name="Text_20_body"/>
      <text:p text:style-name="Text_20_body">Todas las variables que sucedan a la variable que va a realizar la poda van a ser examinadas. Si existe relación de restricción entre ambas variables, se eliminará el valor indicado en los parámetros de su dominio factible y, si el conjunto de elementos del dominio factible se queda vacío, abortamos la función devolviendo falso. Sólo se devuelve verdadero si es capaz de podar el valor en todas las variables sin que el dominio quede vacío.</text:p>
      <text:h text:style-name="Heading_20_3" text:outline-level="3">3.1.3. Función restaurar</text:h>
      <text:p text:style-name="Text_20_body">Esta función se encarga de trasladar los elementos podados al dominio factible. Cuando se devuelve un falso en la función forward o cuando falla la llamada recursiva FC, hay que restaurar los elementos que fueron podados por la variable que está actualmente en ejecución dentro de FC.</text:p>
      <text:p text:style-name="Text_20_body">Se recorrerán todas las variables y las que tengan elementos podados por la variable se trasladarán a su dominio factible.</text:p>
      <text:p text:style-name="Text_20_body"/>
      <text:p text:style-name="Código"><text:span text:style-name="Strong_20_Emphasis">procedimiento</text:span> restaurar(i variable) </text:p>
      <text:p text:style-name="Código"><text:span text:style-name="Strong_20_Emphasis"/></text:p>
      <text:p text:style-name="Código"><text:span text:style-name="Strong_20_Emphasis">para</text:span> j=i+1 <text:span text:style-name="Strong_20_Emphasis">hasta</text:span> 80 <text:span text:style-name="Strong_20_Emphasis">hacer</text:span> </text:p>
      <text:p text:style-name="Código"><text:bookmark-start text:name="DDE_LINK2"/><text:span text:style-name="Strong_20_Emphasis"><text:s text:c="4"/></text:span><text:bookmark-end text:name="DDE_LINK2"/><text:span text:style-name="Strong_20_Emphasis">para</text:span> <text:span text:style-name="Strong_20_Emphasis">todo</text:span> b ∈ podados de V<text:span text:style-name="T3">j</text:span> <text:span text:style-name="Strong_20_Emphasis">hacer</text:span> </text:p>
      <text:p text:style-name="Código"><text:span text:style-name="Strong_20_Emphasis"><text:s text:c="8"/>si</text:span> V<text:span text:style-name="T3">i</text:span> es el responsable de la poda b <text:span text:style-name="Strong_20_Emphasis">entonces</text:span></text:p>
      <text:p text:style-name="Código"><text:span text:style-name="Strong_20_Emphasis"><text:s text:c="8"/></text:span><text:span text:style-name="Strong_20_Emphasis"><text:s text:c="4"/></text:span>eliminar b de podados de V<text:span text:style-name="T3">j</text:span> </text:p>
      <text:p text:style-name="Código"><text:span text:style-name="Strong_20_Emphasis"><text:s text:c="8"/></text:span><text:span text:style-name="Strong_20_Emphasis"><text:s text:c="4"/></text:span>añadir b a factibles de V<text:span text:style-name="T3">j</text:span></text:p>
      <text:p text:style-name="Text_20_body"/>
      <text:h text:style-name="Heading_20_2" text:outline-level="2"><text:soft-page-break/>3.2. Algoritmo AC3</text:h>
      <text:p text:style-name="Text_20_body">Este algoritmo pretende eliminar la inconsistencia entre variables y restricciones, acelerando Forward Checking en la mayoría de casos. </text:p>
      <text:p text:style-name="Bloque"><draw:g text:anchor-type="as-char" draw:z-index="21" draw:style-name="gr5"><draw:g draw:style-name="gr15"><draw:custom-shape draw:style-name="gr9" draw:text-style-name="P27" svg:width="14.001cm" svg:height="1.001cm" svg:x="0cm" svg:y="0cm"><text:p text:style-name="P26"><text:span text:style-name="T6">Arista</text:span></text:p><draw:enhanced-geometry svg:viewBox="0 0 21600 21600" draw:type="rectangle" draw:enhanced-path="M 0 0 L 21600 0 21600 21600 0 21600 0 0 Z N"/></draw:custom-shape><draw:custom-shape draw:style-name="gr9" draw:text-style-name="P29" svg:width="14.001cm" svg:height="1.5cm" svg:x="0cm" svg:y="1cm"><text:p text:style-name="P28"><text:span text:style-name="T7">+ Integer primera</text:span></text:p><text:p text:style-name="P28"><text:span text:style-name="T7">+ Integer segunda</text:span></text:p><draw:enhanced-geometry svg:viewBox="0 0 21600 21600" draw:type="rectangle" draw:enhanced-path="M 0 0 L 21600 0 21600 21600 0 21600 0 0 Z N"/></draw:custom-shape><draw:custom-shape draw:style-name="gr9" draw:text-style-name="P29" svg:width="14.001cm" svg:height="2.502cm" svg:x="0cm" svg:y="2.499cm"><text:p text:style-name="P28"><text:span text:style-name="T7">+ Arista(Integer primera, Integer segunda)</text:span></text:p><text:p text:style-name="P28"><text:span text:style-name="T7">+ ArrayList&lt;Arista&gt; generarAristas(Integer variable, boolean primera): static</text:span></text:p><text:p text:style-name="P28"><text:span text:style-name="T7">+ boolean equals(Arista arista)</text:span></text:p><text:p text:style-name="P28"><text:span text:style-name="T7">+ int hashCode()</text:span></text:p><draw:enhanced-geometry svg:viewBox="0 0 21600 21600" draw:type="rectangle" draw:enhanced-path="M 0 0 L 21600 0 21600 21600 0 21600 0 0 Z N"/></draw:custom-shape></draw:g></draw:g></text:p>
      <text:p text:style-name="Text_20_body">Se ha construido una clase Arista que relaciona 2 variables. Esta clase sólo almacena 2 valores enteros que pueden tomar valores entre 0 y 80, que hacen referencia a las posiciones de las variables del vector comentado anteriormente.</text:p>
      <text:p text:style-name="Text_20_body">Se sobreescribe el método equals para decidir si dos objeto Arista son esencialmente el mismo objeto. Es decir, dos aristas son iguales si contienen los mismos valores enteros.</text:p>
      <text:p text:style-name="Text_20_body">Otro de los métodos es generarAristas. Éste es un método estático que genera las aristas en las que interviene una determinada variable recibida en los parámetros. También recibe otro parámetro booleano que indica en qué parte de la arista debe intervenir: en la primera o en la segunda.</text:p>
      <text:p text:style-name="Text_20_body"/>
      <text:p text:style-name="Código"><text:span text:style-name="Strong_20_Emphasis">función</text:span> AC3(): booleano</text:p>
      <text:p text:style-name="Código"/>
      <text:p text:style-name="Código">Q = generar todas las aristas iniciales;</text:p>
      <text:p text:style-name="Código"><text:span text:style-name="Strong_20_Emphasis">mientras</text:span> Q ≠ Ø <text:span text:style-name="Strong_20_Emphasis">hacer</text:span> </text:p>
      <text:p text:style-name="Código"><text:s text:c="4"/>&lt;V<text:span text:style-name="T3">k</text:span>, V<text:span text:style-name="T3">m</text:span>&gt; = extraer la primera arista desde Q;</text:p>
      <text:p text:style-name="Código"><text:s text:c="4"/><text:span text:style-name="Strong_20_Emphasis">para</text:span> <text:span text:style-name="Strong_20_Emphasis">todo</text:span> b ∈ factibles de V<text:span text:style-name="T3">k</text:span> <text:span text:style-name="Strong_20_Emphasis">hacer</text:span> </text:p>
      <text:p text:style-name="Código"><text:s text:c="8"/><text:span text:style-name="Strong_20_Emphasis">si</text:span> b es el único valor de factibles de V<text:span text:style-name="T3">m</text:span> <text:span text:style-name="Strong_20_Emphasis">entonces</text:span> </text:p>
      <text:p text:style-name="Código"><text:s text:c="12"/>borrar b de factibles de V<text:span text:style-name="T3">k</text:span></text:p>
      <text:p text:style-name="Código"><text:s text:c="4"/><text:span text:style-name="Strong_20_Emphasis">si</text:span> no quedan elementos en los factibles de V<text:span text:style-name="T3">k</text:span> <text:span text:style-name="Strong_20_Emphasis">entonces</text:span></text:p>
      <text:p text:style-name="Código"><text:s text:c="8"/><text:span text:style-name="Strong_20_Emphasis">retorna</text:span> FALSO;</text:p>
      <text:p text:style-name="Código"><text:s text:c="4"/><text:span text:style-name="Strong_20_Emphasis">si</text:span> se borró algún elemento de los factibles de V<text:span text:style-name="T3">k</text:span> <text:span text:style-name="Strong_20_Emphasis">entonces</text:span></text:p>
      <text:p text:style-name="Código"><text:s text:c="8"/>reinsertar todas las aristas &lt;-,V<text:span text:style-name="T3">k</text:span>&gt; en Q;</text:p>
      <text:p text:style-name="Código"><text:span text:style-name="Strong_20_Emphasis">retorna</text:span> CIERTO;</text:p>
      <text:p text:style-name="Text_20_body"><text:soft-page-break/></text:p>
      <text:p text:style-name="Text_20_body">Por cada variable, se tienen que generar 24 aristas tal y como se comentó en el apartado 2 –8 aristas para relacionar cada variable con el resto de variables de su fila, otras 8 para las columnas y otras 8 para las variables dentro del mismo bloque<text:bookmark-start text:name="DDE_LINK4"/>–<text:bookmark-end text:name="DDE_LINK4"/>. Por lo tanto, inicialmente se tiene una lista de 1944 aristas –81·24 = 1944–. El bucle se repetirá mientras queden aristas pendientes de examinar.</text:p>
      <text:p text:style-name="Text_20_body"><text:bookmark-start text:name="DDE_LINK5"/>En cada iteración del bucle se extrae una de las aristas y se comprobará que es consistente. Una arista es consistente si, para cualquier valor del dominio de la primera variable que se le asigne, existe otro valor en el dominio de la segunda variable que se le puede asignar. Cuando aparece una arista inconsistente, hay que eliminar los valores que generan la inconsistencia. Sin embargo, es posible que al eliminarlos el dominio de alguna variable queda vacío, lo que supondría un problema sin solución.</text:p>
      <text:p text:style-name="Text_20_body">Es decir, con esa arista extraída se comprueba que:</text:p>
      <text:list xml:id="list782172677" text:style-name="L7">
        <text:list-item>
          <text:p text:style-name="P15">de todos los elementos del dominio de la primera variable de la arista, no hay ningún valor que, al asignárselo a dicha primera variable, la segunda variable se queda sin dominio factible</text:p>
        </text:list-item>
        <text:list-item>
          <text:p text:style-name="P15">si eso ocurre, se elimina ese valor del dominio factible de la primera variable y se reinsertan las aristas en las que aparezca la primera variable como segunda variable<text:bookmark-end text:name="DDE_LINK5"/></text:p>
        </text:list-item>
      </text:list>
      <text:p text:style-name="Text_20_body">Por ejemplo, si se está examinando la arista &lt;3,6&gt; y la variable 6 sólo puede tener el valor 8, ese valor 8 hay que eliminarlo del dominio factible de la variable 3 para que FC no lo asigne en ningún caso, ya que no se puede obtener una solución si se asigna; asignarlo implicaría tener que retroceder hasta ese punto para asignarle otro valor diferente. Al eliminar ese valor 8, es necesario reinsertar en la lista todas las aristas en las que interviene la variable 3 en segundo lugar; es decir, todas las aristas de la forma &lt;-, 3&gt;. El dominio de la variable 3 se ha reducido y es posible que ahora exista inconsistencia con variables con las que antes era consistente.</text:p>
      <text:h text:style-name="Heading_20_1" text:outline-level="1">4. Fase de experimentación</text:h>
      <text:h text:style-name="Heading_20_2" text:outline-level="2">4.1. Casos de prueba concretos</text:h>
      <text:p text:style-name="P8">En este apartado se van a realizar una serie de pruebas con distintos tableros iniciales para medir el tiempo promedio que tarda en completarse un sudoku ejecutando los algoritmos implementados: Forward Checking y AC3.</text:p>
      <text:p text:style-name="Text_20_body"><text:soft-page-break/>El primer tablero evaluado se corresponde con un tablero completamente vacío, sin ningún elemento predefinido:</text:p>
      <table:table table:name="Tabla1" table:style-name="Tabla1">
        <table:table-column table:style-name="Tabla1.A"/>
        <table:table-column table:style-name="Tabla1.B" table:number-columns-repeated="2"/>
        <table:table-column table:style-name="Tabla1.D"/>
        <table:table-row>
          <table:table-cell table:style-name="Tabla1.A1" office:value-type="string">
            <text:p text:style-name="P4">#1</text:p>
          </table:table-cell>
          <table:table-cell table:style-name="Tabla1.B1" office:value-type="string">
            <text:p text:style-name="P5">Con AC3</text:p>
          </table:table-cell>
          <table:table-cell table:style-name="Tabla1.B1" office:value-type="string">
            <text:p text:style-name="P5">Sin AC3</text:p>
          </table:table-cell>
          <table:table-cell table:style-name="Tabla1.D1" table:number-rows-spanned="7" office:value-type="string">
            <text:p text:style-name="P3"><draw:g text:anchor-type="as-char" draw:z-index="8" draw:style-name="gr1"><draw:custom-shape draw:style-name="gr2" draw:text-style-name="P24" svg:width="0.391cm" svg:height="0.391cm" svg:x="0cm" svg:y="0cm"><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2" draw:text-style-name="P24" svg:width="0.391cm" svg:height="0.391cm" svg:x="2.722cm" svg:y="0cm"><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2" draw:text-style-name="P24" svg:width="0.391cm" svg:height="0.389cm" svg:x="0cm" svg:y="0.39cm"><text:p/><draw:enhanced-geometry svg:viewBox="0 0 21600 21600" draw:type="rectangle" draw:enhanced-path="M 0 0 L 21600 0 21600 21600 0 21600 0 0 Z N"/></draw:custom-shape><draw:custom-shape draw:style-name="gr2" draw:text-style-name="P24" svg:width="0.389cm" svg:height="0.389cm" svg:x="0.39cm" svg:y="0.39cm"><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2" draw:text-style-name="P24" svg:width="0.389cm" svg:height="0.389cm" svg:x="1.556cm" svg:y="0.39cm"><text:p/><draw:enhanced-geometry svg:viewBox="0 0 21600 21600" draw:type="rectangle" draw:enhanced-path="M 0 0 L 21600 0 21600 21600 0 21600 0 0 Z N"/></draw:custom-shape><draw:custom-shape draw:style-name="gr2" draw:text-style-name="P24" svg:width="0.391cm" svg:height="0.389cm" svg:x="1.944cm" svg:y="0.39cm"><text:p/><draw:enhanced-geometry svg:viewBox="0 0 21600 21600" draw:type="rectangle" draw:enhanced-path="M 0 0 L 21600 0 21600 21600 0 21600 0 0 Z N"/></draw:custom-shape><draw:custom-shape draw:style-name="gr2" draw:text-style-name="P24" svg:width="0.389cm" svg:height="0.389cm" svg:x="2.334cm" svg:y="0.39cm"><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2" draw:text-style-name="P24" svg:width="0.389cm" svg:height="0.389cm" svg:x="3.112cm" svg:y="0.39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2" draw:text-style-name="P24" svg:width="0.389cm" svg:height="0.389cm" svg:x="1.556cm" svg:y="1.168cm"><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2" draw:text-style-name="P24" svg:width="0.391cm" svg:height="0.389cm" svg:x="2.722cm" svg:y="1.168cm"><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2" draw:text-style-name="P24" svg:width="0.389cm" svg:height="0.389cm" svg:x="0.39cm" svg:y="1.556cm"><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2" draw:text-style-name="P24" svg:width="0.391cm" svg:height="0.391cm" svg:x="0cm" svg:y="1.944cm"><text:p/><draw:enhanced-geometry svg:viewBox="0 0 21600 21600" draw:type="rectangle" draw:enhanced-path="M 0 0 L 21600 0 21600 21600 0 21600 0 0 Z N"/></draw:custom-shape><draw:custom-shape draw:style-name="gr2" draw:text-style-name="P24" svg:width="0.389cm" svg:height="0.391cm" svg:x="0.39cm" svg:y="1.944cm"><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2" draw:text-style-name="P24" svg:width="0.391cm" svg:height="0.389cm" svg:x="0cm" svg:y="2.334cm"><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2" draw:text-style-name="P24" svg:width="0.389cm" svg:height="0.389cm" svg:x="1.556cm" svg:y="2.334cm"><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2" draw:text-style-name="P24" svg:width="0.391cm" svg:height="0.389cm" svg:x="2.722cm" svg:y="2.334cm"><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2" draw:text-style-name="P24" svg:width="0.391cm" svg:height="0.391cm" svg:x="0.778cm" svg:y="2.722cm"><text:p/><draw:enhanced-geometry svg:viewBox="0 0 21600 21600" draw:type="rectangle" draw:enhanced-path="M 0 0 L 21600 0 21600 21600 0 21600 0 0 Z N"/></draw:custom-shape><draw:custom-shape draw:style-name="gr2" draw:text-style-name="P24" svg:width="0.389cm" svg:height="0.391cm" svg:x="1.168cm" svg:y="2.722cm"><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2" draw:text-style-name="P24" svg:width="0.391cm" svg:height="0.391cm" svg:x="2.722cm" svg:y="2.722cm"><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2" draw:text-style-name="P24" svg:width="0.389cm" svg:height="0.389cm" svg:x="1.556cm" svg:y="3.112cm"><text:p/><draw:enhanced-geometry svg:viewBox="0 0 21600 21600" draw:type="rectangle" draw:enhanced-path="M 0 0 L 21600 0 21600 21600 0 21600 0 0 Z N"/></draw:custom-shape><draw:custom-shape draw:style-name="gr2" draw:text-style-name="P24" svg:width="0.391cm" svg:height="0.389cm" svg:x="1.944cm" svg:y="3.112cm"><text:p/><draw:enhanced-geometry svg:viewBox="0 0 21600 21600" draw:type="rectangle" draw:enhanced-path="M 0 0 L 21600 0 21600 21600 0 21600 0 0 Z N"/></draw:custom-shape><draw:custom-shape draw:style-name="gr2" draw:text-style-name="P24" svg:width="0.389cm" svg:height="0.389cm" svg:x="2.334cm" svg:y="3.112cm"><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1.A2" office:value-type="string">
            <text:p text:style-name="P4">Llamadas recursivas a FC</text:p>
          </table:table-cell>
          <table:table-cell table:style-name="Tabla1.B2" office:value-type="string">
            <text:p text:style-name="P5">193</text:p>
          </table:table-cell>
          <table:table-cell table:style-name="Tabla1.B2" office:value-type="string">
            <text:p text:style-name="P5">193</text:p>
          </table:table-cell>
          <table:covered-table-cell/>
        </table:table-row>
        <table:table-row>
          <table:table-cell table:style-name="Tabla1.A2" office:value-type="string">
            <text:p text:style-name="P4">Llamadas a la función forward</text:p>
          </table:table-cell>
          <table:table-cell table:style-name="Tabla1.B2" office:value-type="string">
            <text:p text:style-name="P5">279</text:p>
          </table:table-cell>
          <table:table-cell table:style-name="Tabla1.B2" office:value-type="string">
            <text:p text:style-name="P5">279</text:p>
          </table:table-cell>
          <table:covered-table-cell/>
        </table:table-row>
        <table:table-row>
          <table:table-cell table:style-name="Tabla1.A2" office:value-type="string">
            <text:p text:style-name="P4">Llamadas a la función restaurar</text:p>
          </table:table-cell>
          <table:table-cell table:style-name="Tabla1.B2" office:value-type="string">
            <text:p text:style-name="P5">199</text:p>
          </table:table-cell>
          <table:table-cell table:style-name="Tabla1.B2" office:value-type="string">
            <text:p text:style-name="P5">199</text:p>
          </table:table-cell>
          <table:covered-table-cell/>
        </table:table-row>
        <table:table-row>
          <table:table-cell table:style-name="Tabla1.A2" office:value-type="string">
            <text:p text:style-name="P4">Tiempo invertido en AC3 (ms)</text:p>
          </table:table-cell>
          <table:table-cell table:style-name="Tabla1.B2" office:value-type="string">
            <text:p text:style-name="P5">5</text:p>
          </table:table-cell>
          <table:table-cell table:style-name="Tabla1.B2" office:value-type="string">
            <text:p text:style-name="P5">0</text:p>
          </table:table-cell>
          <table:covered-table-cell/>
        </table:table-row>
        <table:table-row>
          <table:table-cell table:style-name="Tabla1.A2" office:value-type="string">
            <text:p text:style-name="P4">Tiempo invertido en FC (ms)</text:p>
          </table:table-cell>
          <table:table-cell table:style-name="Tabla1.B2" office:value-type="string">
            <text:p text:style-name="P5">3</text:p>
          </table:table-cell>
          <table:table-cell table:style-name="Tabla1.B2" office:value-type="string">
            <text:p text:style-name="P5">3</text:p>
          </table:table-cell>
          <table:covered-table-cell/>
        </table:table-row>
        <table:table-row>
          <table:table-cell table:style-name="Tabla1.A2" office:value-type="string">
            <text:p text:style-name="P4">Tiempo total (ms)</text:p>
          </table:table-cell>
          <table:table-cell table:style-name="Tabla1.B2" office:value-type="string">
            <text:p text:style-name="P5">8</text:p>
          </table:table-cell>
          <table:table-cell table:style-name="Tabla1.B2" office:value-type="string">
            <text:p text:style-name="P5">3</text:p>
          </table:table-cell>
          <table:covered-table-cell/>
        </table:table-row>
      </table:table>
      <text:p text:style-name="Text_20_body">En este caso, AC3 no realiza ninguna modificación sobre las variables del tablero, por lo que el tiempo gastado en AC3 no se aprovecha. Se producen las mismas llamadas recursivas en ambas ejecuciones (con y sin AC3).</text:p>
      <text:p text:style-name="Text_20_body">Las siguientes pruebas se realizan sobre tableros aleatorios sin ninguna particularidad, para evaluar cómo varían los tiempos y el número de llamadas en función de AC3:</text:p>
      <table:table table:name="Tabla2" table:style-name="Tabla2">
        <table:table-column table:style-name="Tabla2.A"/>
        <table:table-column table:style-name="Tabla2.B" table:number-columns-repeated="2"/>
        <table:table-column table:style-name="Tabla2.D"/>
        <table:table-row>
          <table:table-cell table:style-name="Tabla2.A1" office:value-type="string">
            <text:p text:style-name="P4">#2</text:p>
          </table:table-cell>
          <table:table-cell table:style-name="Tabla2.B1" office:value-type="string">
            <text:p text:style-name="P5">Con AC3</text:p>
          </table:table-cell>
          <table:table-cell table:style-name="Tabla2.B1" office:value-type="string">
            <text:p text:style-name="P5">Sin AC3</text:p>
          </table:table-cell>
          <table:table-cell table:style-name="Tabla2.D1" table:number-rows-spanned="7" office:value-type="string">
            <text:p text:style-name="P3"><draw:g text:anchor-type="as-char" draw:z-index="12" draw:style-name="gr5"><draw:custom-shape draw:style-name="gr6" draw:text-style-name="P24" svg:width="0.391cm" svg:height="0.391cm" svg:x="0cm" svg:y="0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91cm" svg:x="0.39cm" svg:y="0cm"><text:p text:style-name="P26"><text:span text:style-name="T5">1</text:span></text:p><draw:enhanced-geometry svg:viewBox="0 0 21600 21600" draw:type="rectangle" draw:enhanced-path="M 0 0 L 21600 0 21600 21600 0 21600 0 0 Z N"/></draw:custom-shape><draw:custom-shape draw:style-name="gr6" draw:text-style-name="P24" svg:width="0.391cm" svg:height="0.391cm" svg:x="0.778cm" svg:y="0cm"><text:p text:style-name="P26"><text:span text:style-name="T5">2</text:span></text:p><draw:enhanced-geometry svg:viewBox="0 0 21600 21600" draw:type="rectangle" draw:enhanced-path="M 0 0 L 21600 0 21600 21600 0 21600 0 0 Z N"/></draw:custom-shape><draw:custom-shape draw:style-name="gr6" draw:text-style-name="P24" svg:width="0.389cm" svg:height="0.391cm" svg:x="1.168cm" svg:y="0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2" draw:text-style-name="P24" svg:width="0.391cm" svg:height="0.391cm" svg:x="2.722cm" svg:y="0cm"><text:p/><draw:enhanced-geometry svg:viewBox="0 0 21600 21600" draw:type="rectangle" draw:enhanced-path="M 0 0 L 21600 0 21600 21600 0 21600 0 0 Z N"/></draw:custom-shape><draw:custom-shape draw:style-name="gr6" draw:text-style-name="P24" svg:width="0.389cm" svg:height="0.391cm" svg:x="3.112cm" svg:y="0cm"><text:p text:style-name="P26"><text:span text:style-name="T5">8</text:span></text:p><draw:enhanced-geometry svg:viewBox="0 0 21600 21600" draw:type="rectangle" draw:enhanced-path="M 0 0 L 21600 0 21600 21600 0 21600 0 0 Z N"/></draw:custom-shape><draw:custom-shape draw:style-name="gr6" draw:text-style-name="P24" svg:width="0.391cm" svg:height="0.389cm" svg:x="0cm" svg:y="0.39cm"><text:p text:style-name="P26"><text:span text:style-name="T5">7</text:span></text:p><draw:enhanced-geometry svg:viewBox="0 0 21600 21600" draw:type="rectangle" draw:enhanced-path="M 0 0 L 21600 0 21600 21600 0 21600 0 0 Z N"/></draw:custom-shape><draw:custom-shape draw:style-name="gr6" draw:text-style-name="P24" svg:width="0.389cm" svg:height="0.389cm" svg:x="0.39cm" svg:y="0.39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6" draw:text-style-name="P24" svg:width="0.389cm" svg:height="0.389cm" svg:x="1.556cm" svg:y="0.39cm"><text:p text:style-name="P26"><text:span text:style-name="T5">9</text:span></text:p><draw:enhanced-geometry svg:viewBox="0 0 21600 21600" draw:type="rectangle" draw:enhanced-path="M 0 0 L 21600 0 21600 21600 0 21600 0 0 Z N"/></draw:custom-shape><draw:custom-shape draw:style-name="gr6" draw:text-style-name="P24" svg:width="0.391cm" svg:height="0.389cm" svg:x="1.944cm" svg:y="0.39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89cm" svg:x="2.334cm" svg:y="0.39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2" draw:text-style-name="P24" svg:width="0.389cm" svg:height="0.389cm" svg:x="3.112cm" svg:y="0.39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6" draw:text-style-name="P24" svg:width="0.389cm" svg:height="0.391cm" svg:x="0.39cm" svg:y="0.778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6" draw:text-style-name="P24" svg:width="0.389cm" svg:height="0.391cm" svg:x="1.168cm" svg:y="0.778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6" draw:text-style-name="P24" svg:width="0.391cm" svg:height="0.391cm" svg:x="1.944cm" svg:y="0.778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6" draw:text-style-name="P24" svg:width="0.391cm" svg:height="0.389cm" svg:x="0cm" svg:y="1.168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89cm" svg:x="0.39cm" svg:y="1.168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6" draw:text-style-name="P24" svg:width="0.389cm" svg:height="0.389cm" svg:x="1.556cm" svg:y="1.168cm"><text:p text:style-name="P26"><text:span text:style-name="T5">6</text:span></text:p><draw:enhanced-geometry svg:viewBox="0 0 21600 21600" draw:type="rectangle" draw:enhanced-path="M 0 0 L 21600 0 21600 21600 0 21600 0 0 Z N"/></draw:custom-shape><draw:custom-shape draw:style-name="gr6" draw:text-style-name="P24" svg:width="0.391cm" svg:height="0.389cm" svg:x="1.944cm" svg:y="1.168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6" draw:text-style-name="P24" svg:width="0.391cm" svg:height="0.389cm" svg:x="2.722cm" svg:y="1.168cm"><text:p text:style-name="P26"><text:span text:style-name="T5">5</text:span></text:p><draw:enhanced-geometry svg:viewBox="0 0 21600 21600" draw:type="rectangle" draw:enhanced-path="M 0 0 L 21600 0 21600 21600 0 21600 0 0 Z N"/></draw:custom-shape><draw:custom-shape draw:style-name="gr6" draw:text-style-name="P24" svg:width="0.389cm" svg:height="0.389cm" svg:x="3.112cm" svg:y="1.168cm"><text:p text:style-name="P26"><text:span text:style-name="T5">4</text:span></text:p><draw:enhanced-geometry svg:viewBox="0 0 21600 21600" draw:type="rectangle" draw:enhanced-path="M 0 0 L 21600 0 21600 21600 0 21600 0 0 Z N"/></draw:custom-shape><draw:custom-shape draw:style-name="gr6" draw:text-style-name="P24" svg:width="0.391cm" svg:height="0.389cm" svg:x="0cm" svg:y="1.556cm"><text:p text:style-name="P26"><text:span text:style-name="T5">5</text:span></text:p><draw:enhanced-geometry svg:viewBox="0 0 21600 21600" draw:type="rectangle" draw:enhanced-path="M 0 0 L 21600 0 21600 21600 0 21600 0 0 Z N"/></draw:custom-shape><draw:custom-shape draw:style-name="gr6" draw:text-style-name="P24" svg:width="0.389cm" svg:height="0.389cm" svg:x="0.39cm" svg:y="1.556cm"><text:p text:style-name="P26"><text:span text:style-name="T5">7</text:span></text:p><draw:enhanced-geometry svg:viewBox="0 0 21600 21600" draw:type="rectangle" draw:enhanced-path="M 0 0 L 21600 0 21600 21600 0 21600 0 0 Z N"/></draw:custom-shape><draw:custom-shape draw:style-name="gr6" draw:text-style-name="P24" svg:width="0.391cm" svg:height="0.389cm" svg:x="0.778cm" svg:y="1.556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1.168cm" svg:y="1.556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6" draw:text-style-name="P24" svg:width="0.391cm" svg:height="0.389cm" svg:x="1.944cm" svg:y="1.556cm"><text:p text:style-name="P26"><text:span text:style-name="T5">2</text:span></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6" draw:text-style-name="P24" svg:width="0.391cm" svg:height="0.389cm" svg:x="2.722cm" svg:y="1.556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6" draw:text-style-name="P24" svg:width="0.391cm" svg:height="0.391cm" svg:x="0cm" svg:y="1.944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91cm" svg:x="0.39cm" svg:y="1.944cm"><text:p text:style-name="P26"><text:span text:style-name="T5">2</text:span></text:p><draw:enhanced-geometry svg:viewBox="0 0 21600 21600" draw:type="rectangle" draw:enhanced-path="M 0 0 L 21600 0 21600 21600 0 21600 0 0 Z N"/></draw:custom-shape><draw:custom-shape draw:style-name="gr6" draw:text-style-name="P24" svg:width="0.391cm" svg:height="0.391cm" svg:x="0.778cm" svg:y="1.944cm"><text:p text:style-name="P26"><text:span text:style-name="T5">9</text:span></text:p><draw:enhanced-geometry svg:viewBox="0 0 21600 21600" draw:type="rectangle" draw:enhanced-path="M 0 0 L 21600 0 21600 21600 0 21600 0 0 Z N"/></draw:custom-shape><draw:custom-shape draw:style-name="gr6" draw:text-style-name="P24" svg:width="0.389cm" svg:height="0.391cm" svg:x="1.168cm" svg:y="1.944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6" draw:text-style-name="P24" svg:width="0.391cm" svg:height="0.391cm" svg:x="1.944cm" svg:y="1.944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91cm" svg:x="2.334cm" svg:y="1.944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6" draw:text-style-name="P24" svg:width="0.391cm" svg:height="0.389cm" svg:x="0cm" svg:y="2.334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6" draw:text-style-name="P24" svg:width="0.391cm" svg:height="0.389cm" svg:x="0.778cm" svg:y="2.334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6" draw:text-style-name="P24" svg:width="0.389cm" svg:height="0.389cm" svg:x="1.556cm" svg:y="2.334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6" draw:text-style-name="P24" svg:width="0.391cm" svg:height="0.389cm" svg:x="2.722cm" svg:y="2.334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6" draw:text-style-name="P24" svg:width="0.389cm" svg:height="0.391cm" svg:x="0.39cm" svg:y="2.722cm"><text:p text:style-name="P26"><text:span text:style-name="T5">3</text:span></text:p><draw:enhanced-geometry svg:viewBox="0 0 21600 21600" draw:type="rectangle" draw:enhanced-path="M 0 0 L 21600 0 21600 21600 0 21600 0 0 Z N"/></draw:custom-shape><draw:custom-shape draw:style-name="gr6" draw:text-style-name="P24" svg:width="0.391cm" svg:height="0.391cm" svg:x="0.778cm" svg:y="2.722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91cm" svg:x="1.168cm" svg:y="2.722cm"><text:p text:style-name="P26"><text:span text:style-name="T5">8</text:span></text:p><draw:enhanced-geometry svg:viewBox="0 0 21600 21600" draw:type="rectangle" draw:enhanced-path="M 0 0 L 21600 0 21600 21600 0 21600 0 0 Z N"/></draw:custom-shape><draw:custom-shape draw:style-name="gr6" draw:text-style-name="P24" svg:width="0.389cm" svg:height="0.391cm" svg:x="1.556cm" svg:y="2.722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6" draw:text-style-name="P24" svg:width="0.389cm" svg:height="0.391cm" svg:x="2.334cm" svg:y="2.722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91cm" svg:x="2.722cm" svg:y="2.722cm"><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6" draw:text-style-name="P24" svg:width="0.391cm" svg:height="0.389cm" svg:x="0cm" svg:y="3.112cm"><text:p text:style-name="P26"><text:span text:style-name="T5">2</text:span></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6" draw:text-style-name="P24" svg:width="0.389cm" svg:height="0.389cm" svg:x="1.168cm" svg:y="3.112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89cm" svg:x="1.556cm" svg:y="3.112cm"><text:p/><draw:enhanced-geometry svg:viewBox="0 0 21600 21600" draw:type="rectangle" draw:enhanced-path="M 0 0 L 21600 0 21600 21600 0 21600 0 0 Z N"/></draw:custom-shape><draw:custom-shape draw:style-name="gr6" draw:text-style-name="P24" svg:width="0.391cm" svg:height="0.389cm" svg:x="1.944cm" svg:y="3.112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2.334cm" svg:y="3.112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6" draw:text-style-name="P24" svg:width="0.389cm" svg:height="0.389cm" svg:x="3.112cm" svg:y="3.112cm"><text:p text:style-name="P26"><text:span text:style-name="T5">9</text:span></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2.A2" office:value-type="string">
            <text:p text:style-name="P4">Llamadas recursivas a FC</text:p>
          </table:table-cell>
          <table:table-cell table:style-name="Tabla2.B2" office:value-type="string">
            <text:p text:style-name="P5">81</text:p>
          </table:table-cell>
          <table:table-cell table:style-name="Tabla2.B2" office:value-type="string">
            <text:p text:style-name="P5">193</text:p>
          </table:table-cell>
          <table:covered-table-cell/>
        </table:table-row>
        <table:table-row>
          <table:table-cell table:style-name="Tabla2.A2" office:value-type="string">
            <text:p text:style-name="P4">Llamadas a la función forward</text:p>
          </table:table-cell>
          <table:table-cell table:style-name="Tabla2.B2" office:value-type="string">
            <text:p text:style-name="P5">80</text:p>
          </table:table-cell>
          <table:table-cell table:style-name="Tabla2.B2" office:value-type="string">
            <text:p text:style-name="P5">279</text:p>
          </table:table-cell>
          <table:covered-table-cell/>
        </table:table-row>
        <table:table-row>
          <table:table-cell table:style-name="Tabla2.A2" office:value-type="string">
            <text:p text:style-name="P4">Llamadas a la función restaurar</text:p>
          </table:table-cell>
          <table:table-cell table:style-name="Tabla2.B2" office:value-type="string">
            <text:p text:style-name="P5">0</text:p>
          </table:table-cell>
          <table:table-cell table:style-name="Tabla2.B2" office:value-type="string">
            <text:p text:style-name="P5">199</text:p>
          </table:table-cell>
          <table:covered-table-cell/>
        </table:table-row>
        <table:table-row>
          <table:table-cell table:style-name="Tabla2.A2" office:value-type="string">
            <text:p text:style-name="P4">Tiempo invertido en AC3 (ms)</text:p>
          </table:table-cell>
          <table:table-cell table:style-name="Tabla2.B2" office:value-type="string">
            <text:p text:style-name="P5">16</text:p>
          </table:table-cell>
          <table:table-cell table:style-name="Tabla2.B2" office:value-type="string">
            <text:p text:style-name="P5">0</text:p>
          </table:table-cell>
          <table:covered-table-cell/>
        </table:table-row>
        <table:table-row>
          <table:table-cell table:style-name="Tabla2.A2" office:value-type="string">
            <text:p text:style-name="P4">Tiempo invertido en FC (ms)</text:p>
          </table:table-cell>
          <table:table-cell table:style-name="Tabla2.B2" office:value-type="string">
            <text:p text:style-name="P5">1</text:p>
          </table:table-cell>
          <table:table-cell table:style-name="Tabla2.B2" office:value-type="string">
            <text:p text:style-name="P5">6</text:p>
          </table:table-cell>
          <table:covered-table-cell/>
        </table:table-row>
        <table:table-row>
          <table:table-cell table:style-name="Tabla2.A2" office:value-type="string">
            <text:p text:style-name="P4">Tiempo total (ms)</text:p>
          </table:table-cell>
          <table:table-cell table:style-name="Tabla2.B2" office:value-type="string">
            <text:p text:style-name="P5">17</text:p>
          </table:table-cell>
          <table:table-cell table:style-name="Tabla2.B2" office:value-type="string">
            <text:p text:style-name="P5">6</text:p>
          </table:table-cell>
          <table:covered-table-cell/>
        </table:table-row>
      </table:table>
      <table:table table:name="Tabla3" table:style-name="Tabla3">
        <table:table-column table:style-name="Tabla3.A"/>
        <table:table-column table:style-name="Tabla3.B" table:number-columns-repeated="2"/>
        <table:table-column table:style-name="Tabla3.D"/>
        <table:table-row>
          <table:table-cell table:style-name="Tabla3.A1" office:value-type="string">
            <text:p text:style-name="P4">#3</text:p>
          </table:table-cell>
          <table:table-cell table:style-name="Tabla3.B1" office:value-type="string">
            <text:p text:style-name="P5">Con AC3</text:p>
          </table:table-cell>
          <table:table-cell table:style-name="Tabla3.B1" office:value-type="string">
            <text:p text:style-name="P5">Sin AC3</text:p>
          </table:table-cell>
          <table:table-cell table:style-name="Tabla3.D1" table:number-rows-spanned="7" office:value-type="string">
            <text:p text:style-name="P3"><draw:g text:anchor-type="as-char" draw:z-index="13" draw:style-name="gr1"><draw:custom-shape draw:style-name="gr2" draw:text-style-name="P24" svg:width="0.391cm" svg:height="0.391cm" svg:x="0cm" svg:y="0cm"><text:p/><draw:enhanced-geometry svg:viewBox="0 0 21600 21600" draw:type="rectangle" draw:enhanced-path="M 0 0 L 21600 0 21600 21600 0 21600 0 0 Z N"/></draw:custom-shape><draw:custom-shape draw:style-name="gr6" draw:text-style-name="P24" svg:width="0.389cm" svg:height="0.391cm" svg:x="0.39cm" svg:y="0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6" draw:text-style-name="P24" svg:width="0.389cm" svg:height="0.391cm" svg:x="1.556cm" svg:y="0cm"><text:p text:style-name="P26"><text:span text:style-name="T5">7</text:span></text:p><draw:enhanced-geometry svg:viewBox="0 0 21600 21600" draw:type="rectangle" draw:enhanced-path="M 0 0 L 21600 0 21600 21600 0 21600 0 0 Z N"/></draw:custom-shape><draw:custom-shape draw:style-name="gr6" draw:text-style-name="P24" svg:width="0.391cm" svg:height="0.391cm" svg:x="1.944cm" svg:y="0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6" draw:text-style-name="P24" svg:width="0.391cm" svg:height="0.391cm" svg:x="2.722cm" svg:y="0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6" draw:text-style-name="P24" svg:width="0.391cm" svg:height="0.389cm" svg:x="0cm" svg:y="0.39cm"><text:p text:style-name="P26"><text:span text:style-name="T5">2</text:span></text:p><draw:enhanced-geometry svg:viewBox="0 0 21600 21600" draw:type="rectangle" draw:enhanced-path="M 0 0 L 21600 0 21600 21600 0 21600 0 0 Z N"/></draw:custom-shape><draw:custom-shape draw:style-name="gr6" draw:text-style-name="P24" svg:width="0.389cm" svg:height="0.389cm" svg:x="0.39cm" svg:y="0.39cm"><text:p text:style-name="P26"><text:span text:style-name="T5">1</text:span></text:p><draw:enhanced-geometry svg:viewBox="0 0 21600 21600" draw:type="rectangle" draw:enhanced-path="M 0 0 L 21600 0 21600 21600 0 21600 0 0 Z N"/></draw:custom-shape><draw:custom-shape draw:style-name="gr6" draw:text-style-name="P24" svg:width="0.391cm" svg:height="0.389cm" svg:x="0.778cm" svg:y="0.39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2" draw:text-style-name="P24" svg:width="0.389cm" svg:height="0.389cm" svg:x="1.556cm" svg:y="0.39cm"><text:p/><draw:enhanced-geometry svg:viewBox="0 0 21600 21600" draw:type="rectangle" draw:enhanced-path="M 0 0 L 21600 0 21600 21600 0 21600 0 0 Z N"/></draw:custom-shape><draw:custom-shape draw:style-name="gr6" draw:text-style-name="P24" svg:width="0.391cm" svg:height="0.389cm" svg:x="1.944cm" svg:y="0.39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2.334cm" svg:y="0.39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2" draw:text-style-name="P24" svg:width="0.389cm" svg:height="0.389cm" svg:x="3.112cm" svg:y="0.39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6" draw:text-style-name="P24" svg:width="0.391cm" svg:height="0.391cm" svg:x="1.944cm" svg:y="0.778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6" draw:text-style-name="P24" svg:width="0.389cm" svg:height="0.389cm" svg:x="0.39cm" svg:y="1.168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2" draw:text-style-name="P24" svg:width="0.389cm" svg:height="0.389cm" svg:x="1.556cm" svg:y="1.168cm"><text:p/><draw:enhanced-geometry svg:viewBox="0 0 21600 21600" draw:type="rectangle" draw:enhanced-path="M 0 0 L 21600 0 21600 21600 0 21600 0 0 Z N"/></draw:custom-shape><draw:custom-shape draw:style-name="gr6" draw:text-style-name="P24" svg:width="0.391cm" svg:height="0.389cm" svg:x="1.944cm" svg:y="1.168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6" draw:text-style-name="P24" svg:width="0.391cm" svg:height="0.389cm" svg:x="2.722cm" svg:y="1.168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6" draw:text-style-name="P24" svg:width="0.389cm" svg:height="0.389cm" svg:x="0.39cm" svg:y="1.556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6" draw:text-style-name="P24" svg:width="0.389cm" svg:height="0.389cm" svg:x="2.334cm" svg:y="1.556cm"><text:p text:style-name="P26"><text:span text:style-name="T5">9</text:span></text:p><draw:enhanced-geometry svg:viewBox="0 0 21600 21600" draw:type="rectangle" draw:enhanced-path="M 0 0 L 21600 0 21600 21600 0 21600 0 0 Z N"/></draw:custom-shape><draw:custom-shape draw:style-name="gr6" draw:text-style-name="P24" svg:width="0.391cm" svg:height="0.389cm" svg:x="2.722cm" svg:y="1.556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3.112cm" svg:y="1.556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91cm" svg:x="0cm" svg:y="1.944cm"><text:p/><draw:enhanced-geometry svg:viewBox="0 0 21600 21600" draw:type="rectangle" draw:enhanced-path="M 0 0 L 21600 0 21600 21600 0 21600 0 0 Z N"/></draw:custom-shape><draw:custom-shape draw:style-name="gr6" draw:text-style-name="P24" svg:width="0.389cm" svg:height="0.391cm" svg:x="0.39cm" svg:y="1.944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6" draw:text-style-name="P24" svg:width="0.389cm" svg:height="0.391cm" svg:x="2.334cm" svg:y="1.944cm"><text:p text:style-name="P26"><text:span text:style-name="T5">2</text:span></text:p><draw:enhanced-geometry svg:viewBox="0 0 21600 21600" draw:type="rectangle" draw:enhanced-path="M 0 0 L 21600 0 21600 21600 0 21600 0 0 Z N"/></draw:custom-shape><draw:custom-shape draw:style-name="gr6" draw:text-style-name="P24" svg:width="0.391cm" svg:height="0.391cm" svg:x="2.722cm" svg:y="1.944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6" draw:text-style-name="P24" svg:width="0.391cm" svg:height="0.389cm" svg:x="0cm" svg:y="2.334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6" draw:text-style-name="P24" svg:width="0.389cm" svg:height="0.389cm" svg:x="1.556cm" svg:y="2.334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6" draw:text-style-name="P24" svg:width="0.389cm" svg:height="0.389cm" svg:x="2.334cm" svg:y="2.334cm"><text:p text:style-name="P26"><text:span text:style-name="T5">5</text:span></text:p><draw:enhanced-geometry svg:viewBox="0 0 21600 21600" draw:type="rectangle" draw:enhanced-path="M 0 0 L 21600 0 21600 21600 0 21600 0 0 Z N"/></draw:custom-shape><draw:custom-shape draw:style-name="gr6" draw:text-style-name="P24" svg:width="0.391cm" svg:height="0.389cm" svg:x="2.722cm" svg:y="2.334cm"><text:p text:style-name="P26"><text:span text:style-name="T5">2</text:span></text:p><draw:enhanced-geometry svg:viewBox="0 0 21600 21600" draw:type="rectangle" draw:enhanced-path="M 0 0 L 21600 0 21600 21600 0 21600 0 0 Z N"/></draw:custom-shape><draw:custom-shape draw:style-name="gr6" draw:text-style-name="P24" svg:width="0.389cm" svg:height="0.389cm" svg:x="3.112cm" svg:y="2.334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6" draw:text-style-name="P24" svg:width="0.391cm" svg:height="0.391cm" svg:x="0.778cm" svg:y="2.722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1.168cm" svg:y="2.722cm"><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6" draw:text-style-name="P24" svg:width="0.391cm" svg:height="0.391cm" svg:x="2.722cm" svg:y="2.722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6" draw:text-style-name="P24" svg:width="0.391cm" svg:height="0.389cm" svg:x="0cm" svg:y="3.112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6" draw:text-style-name="P24" svg:width="0.389cm" svg:height="0.389cm" svg:x="1.556cm" svg:y="3.112cm"><text:p text:style-name="P26"><text:span text:style-name="T5">4</text:span></text:p><draw:enhanced-geometry svg:viewBox="0 0 21600 21600" draw:type="rectangle" draw:enhanced-path="M 0 0 L 21600 0 21600 21600 0 21600 0 0 Z N"/></draw:custom-shape><draw:custom-shape draw:style-name="gr6" draw:text-style-name="P24" svg:width="0.391cm" svg:height="0.389cm" svg:x="1.944cm" svg:y="3.112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2.334cm" svg:y="3.112cm"><text:p/><draw:enhanced-geometry svg:viewBox="0 0 21600 21600" draw:type="rectangle" draw:enhanced-path="M 0 0 L 21600 0 21600 21600 0 21600 0 0 Z N"/></draw:custom-shape><draw:custom-shape draw:style-name="gr6" draw:text-style-name="P24" svg:width="0.391cm" svg:height="0.389cm" svg:x="2.722cm" svg:y="3.112cm"><text:p text:style-name="P26"><text:span text:style-name="T5">9</text:span></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3.A2" office:value-type="string">
            <text:p text:style-name="P4">Llamadas recursivas a FC</text:p>
          </table:table-cell>
          <table:table-cell table:style-name="Tabla3.B2" office:value-type="string">
            <text:p text:style-name="P5">98</text:p>
          </table:table-cell>
          <table:table-cell table:style-name="Tabla3.B2" office:value-type="string">
            <text:p text:style-name="P5">875</text:p>
          </table:table-cell>
          <table:covered-table-cell/>
        </table:table-row>
        <table:table-row>
          <table:table-cell table:style-name="Tabla3.A2" office:value-type="string">
            <text:p text:style-name="P4">Llamadas a la función forward</text:p>
          </table:table-cell>
          <table:table-cell table:style-name="Tabla3.B2" office:value-type="string">
            <text:p text:style-name="P5">101</text:p>
          </table:table-cell>
          <table:table-cell table:style-name="Tabla3.B2" office:value-type="string">
            <text:p text:style-name="P5">1527</text:p>
          </table:table-cell>
          <table:covered-table-cell/>
        </table:table-row>
        <table:table-row>
          <table:table-cell table:style-name="Tabla3.A2" office:value-type="string">
            <text:p text:style-name="P4">Llamadas a la función restaurar</text:p>
          </table:table-cell>
          <table:table-cell table:style-name="Tabla3.B2" office:value-type="string">
            <text:p text:style-name="P5">21</text:p>
          </table:table-cell>
          <table:table-cell table:style-name="Tabla3.B2" office:value-type="string">
            <text:p text:style-name="P5">1447</text:p>
          </table:table-cell>
          <table:covered-table-cell/>
        </table:table-row>
        <table:table-row>
          <table:table-cell table:style-name="Tabla3.A2" office:value-type="string">
            <text:p text:style-name="P4">Tiempo invertido en AC3 (ms)</text:p>
          </table:table-cell>
          <table:table-cell table:style-name="Tabla3.B2" office:value-type="string">
            <text:p text:style-name="P5">19</text:p>
          </table:table-cell>
          <table:table-cell table:style-name="Tabla3.B2" office:value-type="string">
            <text:p text:style-name="P5">0</text:p>
          </table:table-cell>
          <table:covered-table-cell/>
        </table:table-row>
        <table:table-row>
          <table:table-cell table:style-name="Tabla3.A2" office:value-type="string">
            <text:p text:style-name="P4">Tiempo invertido en FC (ms)</text:p>
          </table:table-cell>
          <table:table-cell table:style-name="Tabla3.B2" office:value-type="string">
            <text:p text:style-name="P5">1</text:p>
          </table:table-cell>
          <table:table-cell table:style-name="Tabla3.B2" office:value-type="string">
            <text:p text:style-name="P5">10</text:p>
          </table:table-cell>
          <table:covered-table-cell/>
        </table:table-row>
        <table:table-row>
          <table:table-cell table:style-name="Tabla3.A2" office:value-type="string">
            <text:p text:style-name="P4">Tiempo total (ms)</text:p>
          </table:table-cell>
          <table:table-cell table:style-name="Tabla3.B2" office:value-type="string">
            <text:p text:style-name="P5">20</text:p>
          </table:table-cell>
          <table:table-cell table:style-name="Tabla3.B2" office:value-type="string">
            <text:p text:style-name="P5">10</text:p>
          </table:table-cell>
          <table:covered-table-cell/>
        </table:table-row>
      </table:table>
      <table:table table:name="Tabla4" table:style-name="Tabla4">
        <table:table-column table:style-name="Tabla4.A"/>
        <table:table-column table:style-name="Tabla4.B" table:number-columns-repeated="2"/>
        <table:table-column table:style-name="Tabla4.D"/>
        <table:table-row>
          <table:table-cell table:style-name="Tabla4.A1" office:value-type="string">
            <text:p text:style-name="P4">#4</text:p>
          </table:table-cell>
          <table:table-cell table:style-name="Tabla4.B1" office:value-type="string">
            <text:p text:style-name="P5">Con AC3</text:p>
          </table:table-cell>
          <table:table-cell table:style-name="Tabla4.B1" office:value-type="string">
            <text:p text:style-name="P5">Sin AC3</text:p>
          </table:table-cell>
          <table:table-cell table:style-name="Tabla4.D1" table:number-rows-spanned="7" office:value-type="string">
            <text:p text:style-name="P3"><draw:g text:anchor-type="as-char" draw:z-index="14" draw:style-name="gr1"><draw:custom-shape draw:style-name="gr2" draw:text-style-name="P24" svg:width="0.391cm" svg:height="0.391cm" svg:x="0cm" svg:y="0cm"><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6" draw:text-style-name="P24" svg:width="0.391cm" svg:height="0.391cm" svg:x="0.778cm" svg:y="0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6" draw:text-style-name="P24" svg:width="0.391cm" svg:height="0.391cm" svg:x="2.722cm" svg:y="0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91cm" svg:x="3.112cm" svg:y="0cm"><text:p text:style-name="P26"><text:span text:style-name="T5">8</text:span></text:p><draw:enhanced-geometry svg:viewBox="0 0 21600 21600" draw:type="rectangle" draw:enhanced-path="M 0 0 L 21600 0 21600 21600 0 21600 0 0 Z N"/></draw:custom-shape><draw:custom-shape draw:style-name="gr6" draw:text-style-name="P24" svg:width="0.391cm" svg:height="0.389cm" svg:x="0cm" svg:y="0.39cm"><text:p text:style-name="P26"><text:span text:style-name="T5">9</text:span></text:p><draw:enhanced-geometry svg:viewBox="0 0 21600 21600" draw:type="rectangle" draw:enhanced-path="M 0 0 L 21600 0 21600 21600 0 21600 0 0 Z N"/></draw:custom-shape><draw:custom-shape draw:style-name="gr2" draw:text-style-name="P24" svg:width="0.389cm" svg:height="0.389cm" svg:x="0.39cm" svg:y="0.39cm"><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2" draw:text-style-name="P24" svg:width="0.389cm" svg:height="0.389cm" svg:x="1.556cm" svg:y="0.39cm"><text:p/><draw:enhanced-geometry svg:viewBox="0 0 21600 21600" draw:type="rectangle" draw:enhanced-path="M 0 0 L 21600 0 21600 21600 0 21600 0 0 Z N"/></draw:custom-shape><draw:custom-shape draw:style-name="gr2" draw:text-style-name="P24" svg:width="0.391cm" svg:height="0.389cm" svg:x="1.944cm" svg:y="0.39cm"><text:p/><draw:enhanced-geometry svg:viewBox="0 0 21600 21600" draw:type="rectangle" draw:enhanced-path="M 0 0 L 21600 0 21600 21600 0 21600 0 0 Z N"/></draw:custom-shape><draw:custom-shape draw:style-name="gr2" draw:text-style-name="P24" svg:width="0.389cm" svg:height="0.389cm" svg:x="2.334cm" svg:y="0.39cm"><text:p/><draw:enhanced-geometry svg:viewBox="0 0 21600 21600" draw:type="rectangle" draw:enhanced-path="M 0 0 L 21600 0 21600 21600 0 21600 0 0 Z N"/></draw:custom-shape><draw:custom-shape draw:style-name="gr6" draw:text-style-name="P24" svg:width="0.391cm" svg:height="0.389cm" svg:x="2.722cm" svg:y="0.39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89cm" svg:x="3.112cm" svg:y="0.39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6" draw:text-style-name="P24" svg:width="0.391cm" svg:height="0.391cm" svg:x="0.778cm" svg:y="0.778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6" draw:text-style-name="P24" svg:width="0.389cm" svg:height="0.391cm" svg:x="2.334cm" svg:y="0.778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6" draw:text-style-name="P24" svg:width="0.389cm" svg:height="0.391cm" svg:x="3.112cm" svg:y="0.778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6" draw:text-style-name="P24" svg:width="0.389cm" svg:height="0.389cm" svg:x="1.168cm" svg:y="1.168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89cm" svg:x="1.556cm" svg:y="1.168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6" draw:text-style-name="P24" svg:width="0.389cm" svg:height="0.389cm" svg:x="2.334cm" svg:y="1.168cm"><text:p text:style-name="P26"><text:span text:style-name="T5">6</text:span></text:p><draw:enhanced-geometry svg:viewBox="0 0 21600 21600" draw:type="rectangle" draw:enhanced-path="M 0 0 L 21600 0 21600 21600 0 21600 0 0 Z N"/></draw:custom-shape><draw:custom-shape draw:style-name="gr6" draw:text-style-name="P24" svg:width="0.391cm" svg:height="0.389cm" svg:x="2.722cm" svg:y="1.168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6" draw:text-style-name="P24" svg:width="0.389cm" svg:height="0.389cm" svg:x="0.39cm" svg:y="1.556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6" draw:text-style-name="P24" svg:width="0.389cm" svg:height="0.389cm" svg:x="1.168cm" svg:y="1.556cm"><text:p text:style-name="P26"><text:span text:style-name="T5">2</text:span></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6" draw:text-style-name="P24" svg:width="0.389cm" svg:height="0.389cm" svg:x="2.334cm" svg:y="1.556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6" draw:text-style-name="P24" svg:width="0.391cm" svg:height="0.391cm" svg:x="0cm" svg:y="1.944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0.39cm" svg:y="1.944cm"><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6" draw:text-style-name="P24" svg:width="0.389cm" svg:height="0.391cm" svg:x="2.334cm" svg:y="1.944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2" draw:text-style-name="P24" svg:width="0.391cm" svg:height="0.389cm" svg:x="0cm" svg:y="2.334cm"><text:p/><draw:enhanced-geometry svg:viewBox="0 0 21600 21600" draw:type="rectangle" draw:enhanced-path="M 0 0 L 21600 0 21600 21600 0 21600 0 0 Z N"/></draw:custom-shape><draw:custom-shape draw:style-name="gr6" draw:text-style-name="P24" svg:width="0.389cm" svg:height="0.389cm" svg:x="0.39cm" svg:y="2.334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6" draw:text-style-name="P24" svg:width="0.389cm" svg:height="0.389cm" svg:x="1.556cm" svg:y="2.334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6" draw:text-style-name="P24" svg:width="0.391cm" svg:height="0.389cm" svg:x="2.722cm" svg:y="2.334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6" draw:text-style-name="P24" svg:width="0.391cm" svg:height="0.391cm" svg:x="0cm" svg:y="2.722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6" draw:text-style-name="P24" svg:width="0.391cm" svg:height="0.391cm" svg:x="0.778cm" svg:y="2.722cm"><text:p text:style-name="P26"><text:span text:style-name="T5">2</text:span></text:p><draw:enhanced-geometry svg:viewBox="0 0 21600 21600" draw:type="rectangle" draw:enhanced-path="M 0 0 L 21600 0 21600 21600 0 21600 0 0 Z N"/></draw:custom-shape><draw:custom-shape draw:style-name="gr6" draw:text-style-name="P24" svg:width="0.389cm" svg:height="0.391cm" svg:x="1.168cm" svg:y="2.722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6" draw:text-style-name="P24" svg:width="0.391cm" svg:height="0.391cm" svg:x="2.722cm" svg:y="2.722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6" draw:text-style-name="P24" svg:width="0.389cm" svg:height="0.389cm" svg:x="0.39cm" svg:y="3.112cm"><text:p text:style-name="P26"><text:span text:style-name="T5">3</text:span></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6" draw:text-style-name="P24" svg:width="0.389cm" svg:height="0.389cm" svg:x="1.168cm" svg:y="3.112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89cm" svg:x="1.556cm" svg:y="3.112cm"><text:p text:style-name="P26"><text:span text:style-name="T5">6</text:span></text:p><draw:enhanced-geometry svg:viewBox="0 0 21600 21600" draw:type="rectangle" draw:enhanced-path="M 0 0 L 21600 0 21600 21600 0 21600 0 0 Z N"/></draw:custom-shape><draw:custom-shape draw:style-name="gr6" draw:text-style-name="P24" svg:width="0.391cm" svg:height="0.389cm" svg:x="1.944cm" svg:y="3.112cm"><text:p text:style-name="P26"><text:span text:style-name="T5">8</text:span></text:p><draw:enhanced-geometry svg:viewBox="0 0 21600 21600" draw:type="rectangle" draw:enhanced-path="M 0 0 L 21600 0 21600 21600 0 21600 0 0 Z N"/></draw:custom-shape><draw:custom-shape draw:style-name="gr6" draw:text-style-name="P24" svg:width="0.389cm" svg:height="0.389cm" svg:x="2.334cm" svg:y="3.112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4.A2" office:value-type="string">
            <text:p text:style-name="P4">Llamadas recursivas a FC</text:p>
          </table:table-cell>
          <table:table-cell table:style-name="Tabla4.B2" office:value-type="string">
            <text:p text:style-name="P5">860</text:p>
          </table:table-cell>
          <table:table-cell table:style-name="Tabla4.B2" office:value-type="string">
            <text:p text:style-name="P5">7088</text:p>
          </table:table-cell>
          <table:covered-table-cell/>
        </table:table-row>
        <table:table-row>
          <table:table-cell table:style-name="Tabla4.A2" office:value-type="string">
            <text:p text:style-name="P4">Llamadas a la función forward</text:p>
          </table:table-cell>
          <table:table-cell table:style-name="Tabla4.B2" office:value-type="string">
            <text:p text:style-name="P5">1113</text:p>
          </table:table-cell>
          <table:table-cell table:style-name="Tabla4.B2" office:value-type="string">
            <text:p text:style-name="P5">13499</text:p>
          </table:table-cell>
          <table:covered-table-cell/>
        </table:table-row>
        <table:table-row>
          <table:table-cell table:style-name="Tabla4.A2" office:value-type="string">
            <text:p text:style-name="P4">Llamadas a la función restaurar</text:p>
          </table:table-cell>
          <table:table-cell table:style-name="Tabla4.B2" office:value-type="string">
            <text:p text:style-name="P5">1033</text:p>
          </table:table-cell>
          <table:table-cell table:style-name="Tabla4.B2" office:value-type="string">
            <text:p text:style-name="P5">13419</text:p>
          </table:table-cell>
          <table:covered-table-cell/>
        </table:table-row>
        <table:table-row>
          <table:table-cell table:style-name="Tabla4.A2" office:value-type="string">
            <text:p text:style-name="P4">Tiempo invertido en AC3 (ms)</text:p>
          </table:table-cell>
          <table:table-cell table:style-name="Tabla4.B2" office:value-type="string">
            <text:p text:style-name="P5">22</text:p>
          </table:table-cell>
          <table:table-cell table:style-name="Tabla4.B2" office:value-type="string">
            <text:p text:style-name="P5">0</text:p>
          </table:table-cell>
          <table:covered-table-cell/>
        </table:table-row>
        <table:table-row>
          <table:table-cell table:style-name="Tabla4.A2" office:value-type="string">
            <text:p text:style-name="P4">Tiempo invertido en FC (ms)</text:p>
          </table:table-cell>
          <table:table-cell table:style-name="Tabla4.B2" office:value-type="string">
            <text:p text:style-name="P5">4</text:p>
          </table:table-cell>
          <table:table-cell table:style-name="Tabla4.B2" office:value-type="string">
            <text:p text:style-name="P5">76</text:p>
          </table:table-cell>
          <table:covered-table-cell/>
        </table:table-row>
        <table:table-row>
          <table:table-cell table:style-name="Tabla4.A2" office:value-type="string">
            <text:p text:style-name="P4">Tiempo total (ms)</text:p>
          </table:table-cell>
          <table:table-cell table:style-name="Tabla4.B2" office:value-type="string">
            <text:p text:style-name="P5">26</text:p>
          </table:table-cell>
          <table:table-cell table:style-name="Tabla4.B2" office:value-type="string">
            <text:p text:style-name="P5">76</text:p>
          </table:table-cell>
          <table:covered-table-cell/>
        </table:table-row>
      </table:table>
      <table:table table:name="Tabla6" table:style-name="Tabla6">
        <table:table-column table:style-name="Tabla6.A"/>
        <table:table-column table:style-name="Tabla6.B" table:number-columns-repeated="2"/>
        <table:table-column table:style-name="Tabla6.D"/>
        <table:table-row>
          <table:table-cell table:style-name="Tabla6.A1" office:value-type="string">
            <text:p text:style-name="P4">#5</text:p>
          </table:table-cell>
          <table:table-cell table:style-name="Tabla6.B1" office:value-type="string">
            <text:p text:style-name="P5">Con AC3</text:p>
          </table:table-cell>
          <table:table-cell table:style-name="Tabla6.B1" office:value-type="string">
            <text:p text:style-name="P5">Sin AC3</text:p>
          </table:table-cell>
          <table:table-cell table:style-name="Tabla6.D1" table:number-rows-spanned="7" office:value-type="string">
            <text:p text:style-name="P3"><draw:g text:anchor-type="as-char" draw:z-index="15" draw:style-name="gr7"><draw:custom-shape draw:style-name="gr2" draw:text-style-name="P24" svg:width="0.391cm" svg:height="0.391cm" svg:x="0cm" svg:y="0cm"><text:p/><draw:enhanced-geometry svg:viewBox="0 0 21600 21600" draw:type="rectangle" draw:enhanced-path="M 0 0 L 21600 0 21600 21600 0 21600 0 0 Z N"/></draw:custom-shape><draw:custom-shape draw:style-name="gr6" draw:text-style-name="P24" svg:width="0.389cm" svg:height="0.391cm" svg:x="0.39cm" svg:y="0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6" draw:text-style-name="P24" svg:width="0.391cm" svg:height="0.391cm" svg:x="1.944cm" svg:y="0cm"><text:p text:style-name="P26"><text:span text:style-name="T5">5</text:span></text:p><draw:enhanced-geometry svg:viewBox="0 0 21600 21600" draw:type="rectangle" draw:enhanced-path="M 0 0 L 21600 0 21600 21600 0 21600 0 0 Z N"/></draw:custom-shape><draw:custom-shape draw:style-name="gr6" draw:text-style-name="P24" svg:width="0.389cm" svg:height="0.391cm" svg:x="2.334cm" svg:y="0cm"><text:p text:style-name="P26"><text:span text:style-name="T5">3</text:span></text:p><draw:enhanced-geometry svg:viewBox="0 0 21600 21600" draw:type="rectangle" draw:enhanced-path="M 0 0 L 21600 0 21600 21600 0 21600 0 0 Z N"/></draw:custom-shape><draw:custom-shape draw:style-name="gr6" draw:text-style-name="P24" svg:width="0.391cm" svg:height="0.391cm" svg:x="2.722cm" svg:y="0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2" draw:text-style-name="P24" svg:width="0.391cm" svg:height="0.389cm" svg:x="0cm" svg:y="0.392cm"><text:p/><draw:enhanced-geometry svg:viewBox="0 0 21600 21600" draw:type="rectangle" draw:enhanced-path="M 0 0 L 21600 0 21600 21600 0 21600 0 0 Z N"/></draw:custom-shape><draw:custom-shape draw:style-name="gr2" draw:text-style-name="P24" svg:width="0.389cm" svg:height="0.389cm" svg:x="0.39cm" svg:y="0.392cm"><text:p/><draw:enhanced-geometry svg:viewBox="0 0 21600 21600" draw:type="rectangle" draw:enhanced-path="M 0 0 L 21600 0 21600 21600 0 21600 0 0 Z N"/></draw:custom-shape><draw:custom-shape draw:style-name="gr2" draw:text-style-name="P24" svg:width="0.391cm" svg:height="0.389cm" svg:x="0.778cm" svg:y="0.392cm"><text:p/><draw:enhanced-geometry svg:viewBox="0 0 21600 21600" draw:type="rectangle" draw:enhanced-path="M 0 0 L 21600 0 21600 21600 0 21600 0 0 Z N"/></draw:custom-shape><draw:custom-shape draw:style-name="gr2" draw:text-style-name="P24" svg:width="0.389cm" svg:height="0.389cm" svg:x="1.168cm" svg:y="0.392cm"><text:p/><draw:enhanced-geometry svg:viewBox="0 0 21600 21600" draw:type="rectangle" draw:enhanced-path="M 0 0 L 21600 0 21600 21600 0 21600 0 0 Z N"/></draw:custom-shape><draw:custom-shape draw:style-name="gr6" draw:text-style-name="P24" svg:width="0.389cm" svg:height="0.389cm" svg:x="1.556cm" svg:y="0.392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89cm" svg:x="1.944cm" svg:y="0.392cm"><text:p/><draw:enhanced-geometry svg:viewBox="0 0 21600 21600" draw:type="rectangle" draw:enhanced-path="M 0 0 L 21600 0 21600 21600 0 21600 0 0 Z N"/></draw:custom-shape><draw:custom-shape draw:style-name="gr6" draw:text-style-name="P24" svg:width="0.389cm" svg:height="0.389cm" svg:x="2.334cm" svg:y="0.392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89cm" svg:x="2.722cm" svg:y="0.392cm"><text:p/><draw:enhanced-geometry svg:viewBox="0 0 21600 21600" draw:type="rectangle" draw:enhanced-path="M 0 0 L 21600 0 21600 21600 0 21600 0 0 Z N"/></draw:custom-shape><draw:custom-shape draw:style-name="gr6" draw:text-style-name="P24" svg:width="0.389cm" svg:height="0.389cm" svg:x="3.112cm" svg:y="0.392cm"><text:p text:style-name="P26"><text:span text:style-name="T5">2</text:span></text:p><draw:enhanced-geometry svg:viewBox="0 0 21600 21600" draw:type="rectangle" draw:enhanced-path="M 0 0 L 21600 0 21600 21600 0 21600 0 0 Z N"/></draw:custom-shape><draw:custom-shape draw:style-name="gr6" draw:text-style-name="P24" svg:width="0.391cm" svg:height="0.391cm" svg:x="0cm" svg:y="0.778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6" draw:text-style-name="P24" svg:width="0.389cm" svg:height="0.391cm" svg:x="1.556cm" svg:y="0.778cm"><text:p text:style-name="P26"><text:span text:style-name="T5">3</text:span></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6" draw:text-style-name="P24" svg:width="0.391cm" svg:height="0.391cm" svg:x="2.722cm" svg:y="0.778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6" draw:text-style-name="P24" svg:width="0.391cm" svg:height="0.389cm" svg:x="0cm" svg:y="1.168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6" draw:text-style-name="P24" svg:width="0.389cm" svg:height="0.389cm" svg:x="1.168cm" svg:y="1.168cm"><text:p text:style-name="P26"><text:span text:style-name="T5">5</text:span></text:p><draw:enhanced-geometry svg:viewBox="0 0 21600 21600" draw:type="rectangle" draw:enhanced-path="M 0 0 L 21600 0 21600 21600 0 21600 0 0 Z N"/></draw:custom-shape><draw:custom-shape draw:style-name="gr6" draw:text-style-name="P24" svg:width="0.389cm" svg:height="0.389cm" svg:x="1.556cm" svg:y="1.168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2" draw:text-style-name="P24" svg:width="0.391cm" svg:height="0.389cm" svg:x="2.722cm" svg:y="1.168cm"><text:p/><draw:enhanced-geometry svg:viewBox="0 0 21600 21600" draw:type="rectangle" draw:enhanced-path="M 0 0 L 21600 0 21600 21600 0 21600 0 0 Z N"/></draw:custom-shape><draw:custom-shape draw:style-name="gr6" draw:text-style-name="P24" svg:width="0.389cm" svg:height="0.389cm" svg:x="3.112cm" svg:y="1.168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2" draw:text-style-name="P24" svg:width="0.389cm" svg:height="0.389cm" svg:x="0.39cm" svg:y="1.556cm"><text:p/><draw:enhanced-geometry svg:viewBox="0 0 21600 21600" draw:type="rectangle" draw:enhanced-path="M 0 0 L 21600 0 21600 21600 0 21600 0 0 Z N"/></draw:custom-shape><draw:custom-shape draw:style-name="gr6" draw:text-style-name="P24" svg:width="0.391cm" svg:height="0.389cm" svg:x="0.778cm" svg:y="1.556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6" draw:text-style-name="P24" svg:width="0.389cm" svg:height="0.389cm" svg:x="3.112cm" svg:y="1.556cm"><text:p text:style-name="P26"><text:span text:style-name="T5">4</text:span></text:p><draw:enhanced-geometry svg:viewBox="0 0 21600 21600" draw:type="rectangle" draw:enhanced-path="M 0 0 L 21600 0 21600 21600 0 21600 0 0 Z N"/></draw:custom-shape><draw:custom-shape draw:style-name="gr6" draw:text-style-name="P24" svg:width="0.391cm" svg:height="0.391cm" svg:x="0cm" svg:y="1.944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91cm" svg:x="0.39cm" svg:y="1.944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2" draw:text-style-name="P24" svg:width="0.391cm" svg:height="0.389cm" svg:x="0cm" svg:y="2.334cm"><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6" draw:text-style-name="P24" svg:width="0.391cm" svg:height="0.389cm" svg:x="0.778cm" svg:y="2.334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89cm" svg:x="1.168cm" svg:y="2.334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89cm" svg:x="1.556cm" svg:y="2.334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2" draw:text-style-name="P24" svg:width="0.391cm" svg:height="0.389cm" svg:x="2.722cm" svg:y="2.334cm"><text:p/><draw:enhanced-geometry svg:viewBox="0 0 21600 21600" draw:type="rectangle" draw:enhanced-path="M 0 0 L 21600 0 21600 21600 0 21600 0 0 Z N"/></draw:custom-shape><draw:custom-shape draw:style-name="gr6" draw:text-style-name="P24" svg:width="0.389cm" svg:height="0.389cm" svg:x="3.112cm" svg:y="2.334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2" draw:text-style-name="P24" svg:width="0.391cm" svg:height="0.391cm" svg:x="0.778cm" svg:y="2.722cm"><text:p/><draw:enhanced-geometry svg:viewBox="0 0 21600 21600" draw:type="rectangle" draw:enhanced-path="M 0 0 L 21600 0 21600 21600 0 21600 0 0 Z N"/></draw:custom-shape><draw:custom-shape draw:style-name="gr6" draw:text-style-name="P24" svg:width="0.389cm" svg:height="0.391cm" svg:x="1.168cm" svg:y="2.722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6" draw:text-style-name="P24" svg:width="0.391cm" svg:height="0.391cm" svg:x="2.722cm" svg:y="2.722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3.112cm" svg:y="2.722cm"><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6" draw:text-style-name="P24" svg:width="0.391cm" svg:height="0.389cm" svg:x="0.778cm" svg:y="3.112cm"><text:p text:style-name="P26"><text:span text:style-name="T5">9</text:span></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6" draw:text-style-name="P24" svg:width="0.389cm" svg:height="0.389cm" svg:x="1.556cm" svg:y="3.112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89cm" svg:x="1.944cm" svg:y="3.112cm"><text:p/><draw:enhanced-geometry svg:viewBox="0 0 21600 21600" draw:type="rectangle" draw:enhanced-path="M 0 0 L 21600 0 21600 21600 0 21600 0 0 Z N"/></draw:custom-shape><draw:custom-shape draw:style-name="gr2" draw:text-style-name="P24" svg:width="0.389cm" svg:height="0.389cm" svg:x="2.334cm" svg:y="3.112cm"><text:p/><draw:enhanced-geometry svg:viewBox="0 0 21600 21600" draw:type="rectangle" draw:enhanced-path="M 0 0 L 21600 0 21600 21600 0 21600 0 0 Z N"/></draw:custom-shape><draw:custom-shape draw:style-name="gr6" draw:text-style-name="P24" svg:width="0.391cm" svg:height="0.389cm" svg:x="2.722cm" svg:y="3.112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6.A2" office:value-type="string">
            <text:p text:style-name="P4">Llamadas recursivas a FC</text:p>
          </table:table-cell>
          <table:table-cell table:style-name="Tabla6.B2" office:value-type="string">
            <text:p text:style-name="P5">2136</text:p>
          </table:table-cell>
          <table:table-cell table:style-name="Tabla6.B2" office:value-type="string">
            <text:p text:style-name="P5">6672</text:p>
          </table:table-cell>
          <table:covered-table-cell/>
        </table:table-row>
        <table:table-row>
          <table:table-cell table:style-name="Tabla6.A2" office:value-type="string">
            <text:p text:style-name="P4">Llamadas a la función forward</text:p>
          </table:table-cell>
          <table:table-cell table:style-name="Tabla6.B2" office:value-type="string">
            <text:p text:style-name="P5">2742</text:p>
          </table:table-cell>
          <table:table-cell table:style-name="Tabla6.B2" office:value-type="string">
            <text:p text:style-name="P5">13419</text:p>
          </table:table-cell>
          <table:covered-table-cell/>
        </table:table-row>
        <table:table-row>
          <table:table-cell table:style-name="Tabla6.A2" office:value-type="string">
            <text:p text:style-name="P4">Llamadas a la función restaurar</text:p>
          </table:table-cell>
          <table:table-cell table:style-name="Tabla6.B2" office:value-type="string">
            <text:p text:style-name="P5">2662</text:p>
          </table:table-cell>
          <table:table-cell table:style-name="Tabla6.B2" office:value-type="string">
            <text:p text:style-name="P5">13339</text:p>
          </table:table-cell>
          <table:covered-table-cell/>
        </table:table-row>
        <table:table-row>
          <table:table-cell table:style-name="Tabla6.A2" office:value-type="string">
            <text:p text:style-name="P4">Tiempo invertido en AC3 (ms)</text:p>
          </table:table-cell>
          <table:table-cell table:style-name="Tabla6.B2" office:value-type="string">
            <text:p text:style-name="P5">20</text:p>
          </table:table-cell>
          <table:table-cell table:style-name="Tabla6.B2" office:value-type="string">
            <text:p text:style-name="P5">0</text:p>
          </table:table-cell>
          <table:covered-table-cell/>
        </table:table-row>
        <table:table-row>
          <table:table-cell table:style-name="Tabla6.A2" office:value-type="string">
            <text:p text:style-name="P4">Tiempo invertido en FC (ms)</text:p>
          </table:table-cell>
          <table:table-cell table:style-name="Tabla6.B2" office:value-type="string">
            <text:p text:style-name="P5">9</text:p>
          </table:table-cell>
          <table:table-cell table:style-name="Tabla6.B2" office:value-type="string">
            <text:p text:style-name="P5">81</text:p>
          </table:table-cell>
          <table:covered-table-cell/>
        </table:table-row>
        <table:table-row>
          <table:table-cell table:style-name="Tabla6.A2" office:value-type="string">
            <text:p text:style-name="P4">Tiempo total (ms)</text:p>
          </table:table-cell>
          <table:table-cell table:style-name="Tabla6.B2" office:value-type="string">
            <text:p text:style-name="P5">29</text:p>
          </table:table-cell>
          <table:table-cell table:style-name="Tabla6.B2" office:value-type="string">
            <text:p text:style-name="P5">81</text:p>
          </table:table-cell>
          <table:covered-table-cell/>
        </table:table-row>
      </table:table>
      <text:p text:style-name="Text_20_body">Los 2 siguientes tableros son considerados sudokus de gran dificultad: </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4">#6</text:p>
          </table:table-cell>
          <table:table-cell table:style-name="Tabla7.B1" office:value-type="string">
            <text:p text:style-name="P5">Con AC3</text:p>
          </table:table-cell>
          <table:table-cell table:style-name="Tabla7.B1" office:value-type="string">
            <text:p text:style-name="P5">Sin AC3</text:p>
          </table:table-cell>
          <table:table-cell table:style-name="Tabla7.D1" table:number-rows-spanned="7" office:value-type="string">
            <text:p text:style-name="P3"><draw:g text:anchor-type="as-char" draw:z-index="16" draw:style-name="gr7"><draw:custom-shape draw:style-name="gr6" draw:text-style-name="P24" svg:width="0.391cm" svg:height="0.391cm" svg:x="0cm" svg:y="0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6" draw:text-style-name="P24" svg:width="0.391cm" svg:height="0.391cm" svg:x="2.722cm" svg:y="0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6" draw:text-style-name="P24" svg:width="0.391cm" svg:height="0.389cm" svg:x="0cm" svg:y="0.392cm"><text:p text:style-name="P26"><text:span text:style-name="T5">9</text:span></text:p><draw:enhanced-geometry svg:viewBox="0 0 21600 21600" draw:type="rectangle" draw:enhanced-path="M 0 0 L 21600 0 21600 21600 0 21600 0 0 Z N"/></draw:custom-shape><draw:custom-shape draw:style-name="gr6" draw:text-style-name="P24" svg:width="0.389cm" svg:height="0.389cm" svg:x="0.39cm" svg:y="0.392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0.778cm" svg:y="0.392cm"><text:p/><draw:enhanced-geometry svg:viewBox="0 0 21600 21600" draw:type="rectangle" draw:enhanced-path="M 0 0 L 21600 0 21600 21600 0 21600 0 0 Z N"/></draw:custom-shape><draw:custom-shape draw:style-name="gr2" draw:text-style-name="P24" svg:width="0.389cm" svg:height="0.389cm" svg:x="1.168cm" svg:y="0.392cm"><text:p/><draw:enhanced-geometry svg:viewBox="0 0 21600 21600" draw:type="rectangle" draw:enhanced-path="M 0 0 L 21600 0 21600 21600 0 21600 0 0 Z N"/></draw:custom-shape><draw:custom-shape draw:style-name="gr2" draw:text-style-name="P24" svg:width="0.389cm" svg:height="0.389cm" svg:x="1.556cm" svg:y="0.392cm"><text:p/><draw:enhanced-geometry svg:viewBox="0 0 21600 21600" draw:type="rectangle" draw:enhanced-path="M 0 0 L 21600 0 21600 21600 0 21600 0 0 Z N"/></draw:custom-shape><draw:custom-shape draw:style-name="gr6" draw:text-style-name="P24" svg:width="0.391cm" svg:height="0.389cm" svg:x="1.944cm" svg:y="0.392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2.334cm" svg:y="0.392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2.722cm" svg:y="0.392cm"><text:p/><draw:enhanced-geometry svg:viewBox="0 0 21600 21600" draw:type="rectangle" draw:enhanced-path="M 0 0 L 21600 0 21600 21600 0 21600 0 0 Z N"/></draw:custom-shape><draw:custom-shape draw:style-name="gr2" draw:text-style-name="P24" svg:width="0.389cm" svg:height="0.389cm" svg:x="3.112cm" svg:y="0.392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6" draw:text-style-name="P24" svg:width="0.391cm" svg:height="0.391cm" svg:x="0.778cm" svg:y="0.778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6" draw:text-style-name="P24" svg:width="0.391cm" svg:height="0.391cm" svg:x="1.944cm" svg:y="0.778cm"><text:p text:style-name="P26"><text:span text:style-name="T5">7</text:span></text:p><draw:enhanced-geometry svg:viewBox="0 0 21600 21600" draw:type="rectangle" draw:enhanced-path="M 0 0 L 21600 0 21600 21600 0 21600 0 0 Z N"/></draw:custom-shape><draw:custom-shape draw:style-name="gr6" draw:text-style-name="P24" svg:width="0.389cm" svg:height="0.391cm" svg:x="2.334cm" svg:y="0.778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6" draw:text-style-name="P24" svg:width="0.389cm" svg:height="0.391cm" svg:x="3.112cm" svg:y="0.778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6" draw:text-style-name="P24" svg:width="0.389cm" svg:height="0.389cm" svg:x="1.556cm" svg:y="1.168cm"><text:p text:style-name="P26"><text:span text:style-name="T5">6</text:span></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6" draw:text-style-name="P24" svg:width="0.391cm" svg:height="0.389cm" svg:x="2.722cm" svg:y="1.168cm"><text:p text:style-name="P26"><text:span text:style-name="T5">9</text:span></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2" draw:text-style-name="P24" svg:width="0.389cm" svg:height="0.389cm" svg:x="0.39cm" svg:y="1.556cm"><text:p/><draw:enhanced-geometry svg:viewBox="0 0 21600 21600" draw:type="rectangle" draw:enhanced-path="M 0 0 L 21600 0 21600 21600 0 21600 0 0 Z N"/></draw:custom-shape><draw:custom-shape draw:style-name="gr6" draw:text-style-name="P24" svg:width="0.391cm" svg:height="0.389cm" svg:x="0.778cm" svg:y="1.556cm"><text:p text:style-name="P26"><text:span text:style-name="T5">9</text:span></text:p><draw:enhanced-geometry svg:viewBox="0 0 21600 21600" draw:type="rectangle" draw:enhanced-path="M 0 0 L 21600 0 21600 21600 0 21600 0 0 Z N"/></draw:custom-shape><draw:custom-shape draw:style-name="gr6" draw:text-style-name="P24" svg:width="0.389cm" svg:height="0.389cm" svg:x="1.168cm" svg:y="1.556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6" draw:text-style-name="P24" svg:width="0.391cm" svg:height="0.389cm" svg:x="1.944cm" svg:y="1.556cm"><text:p text:style-name="P26"><text:span text:style-name="T5">8</text:span></text:p><draw:enhanced-geometry svg:viewBox="0 0 21600 21600" draw:type="rectangle" draw:enhanced-path="M 0 0 L 21600 0 21600 21600 0 21600 0 0 Z N"/></draw:custom-shape><draw:custom-shape draw:style-name="gr6" draw:text-style-name="P24" svg:width="0.389cm" svg:height="0.389cm" svg:x="2.334cm" svg:y="1.556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2" draw:text-style-name="P24" svg:width="0.391cm" svg:height="0.391cm" svg:x="0cm" svg:y="1.944cm"><text:p/><draw:enhanced-geometry svg:viewBox="0 0 21600 21600" draw:type="rectangle" draw:enhanced-path="M 0 0 L 21600 0 21600 21600 0 21600 0 0 Z N"/></draw:custom-shape><draw:custom-shape draw:style-name="gr6" draw:text-style-name="P24" svg:width="0.389cm" svg:height="0.391cm" svg:x="0.39cm" svg:y="1.944cm"><text:p text:style-name="P26"><text:span text:style-name="T5">3</text:span></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6" draw:text-style-name="P24" svg:width="0.389cm" svg:height="0.391cm" svg:x="1.556cm" svg:y="1.944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6" draw:text-style-name="P24" svg:width="0.391cm" svg:height="0.389cm" svg:x="0cm" svg:y="2.334cm"><text:p text:style-name="P26"><text:span text:style-name="T5">5</text:span></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6" draw:text-style-name="P24" svg:width="0.391cm" svg:height="0.389cm" svg:x="0.778cm" svg:y="2.334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89cm" svg:x="1.168cm" svg:y="2.334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89cm" svg:x="1.556cm" svg:y="2.334cm"><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6" draw:text-style-name="P24" svg:width="0.389cm" svg:height="0.389cm" svg:x="2.334cm" svg:y="2.334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89cm" svg:x="2.722cm" svg:y="2.334cm"><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6" draw:text-style-name="P24" svg:width="0.391cm" svg:height="0.391cm" svg:x="0.778cm" svg:y="2.722cm"><text:p text:style-name="P26"><text:span text:style-name="T5">2</text:span></text:p><draw:enhanced-geometry svg:viewBox="0 0 21600 21600" draw:type="rectangle" draw:enhanced-path="M 0 0 L 21600 0 21600 21600 0 21600 0 0 Z N"/></draw:custom-shape><draw:custom-shape draw:style-name="gr6" draw:text-style-name="P24" svg:width="0.389cm" svg:height="0.391cm" svg:x="1.168cm" svg:y="2.722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6" draw:text-style-name="P24" svg:width="0.391cm" svg:height="0.391cm" svg:x="2.722cm" svg:y="2.722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91cm" svg:x="3.112cm" svg:y="2.722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6" draw:text-style-name="P24" svg:width="0.389cm" svg:height="0.389cm" svg:x="0.39cm" svg:y="3.112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89cm" svg:x="0.778cm" svg:y="3.112cm"><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2" draw:text-style-name="P24" svg:width="0.389cm" svg:height="0.389cm" svg:x="1.556cm" svg:y="3.112cm"><text:p/><draw:enhanced-geometry svg:viewBox="0 0 21600 21600" draw:type="rectangle" draw:enhanced-path="M 0 0 L 21600 0 21600 21600 0 21600 0 0 Z N"/></draw:custom-shape><draw:custom-shape draw:style-name="gr2" draw:text-style-name="P24" svg:width="0.391cm" svg:height="0.389cm" svg:x="1.944cm" svg:y="3.112cm"><text:p/><draw:enhanced-geometry svg:viewBox="0 0 21600 21600" draw:type="rectangle" draw:enhanced-path="M 0 0 L 21600 0 21600 21600 0 21600 0 0 Z N"/></draw:custom-shape><draw:custom-shape draw:style-name="gr2" draw:text-style-name="P24" svg:width="0.389cm" svg:height="0.389cm" svg:x="2.334cm" svg:y="3.112cm"><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6" draw:text-style-name="P24" svg:width="0.389cm" svg:height="0.389cm" svg:x="3.112cm" svg:y="3.112cm"><text:p text:style-name="P26"><text:span text:style-name="T5">9</text:span></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9cm" svg:x2="3.5cm" svg:y2="1.169cm"><text:p/></draw:line><draw:line draw:style-name="gr3" draw:text-style-name="P25" svg:x1="0cm" svg:y1="2.335cm" svg:x2="3.5cm" svg:y2="2.335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7.A2" office:value-type="string">
            <text:p text:style-name="P4">Llamadas recursivas a FC</text:p>
          </table:table-cell>
          <table:table-cell table:style-name="Tabla7.B2" office:value-type="string">
            <text:p text:style-name="P5">222</text:p>
          </table:table-cell>
          <table:table-cell table:style-name="Tabla7.B2" office:value-type="string">
            <text:p text:style-name="P5">741</text:p>
          </table:table-cell>
          <table:covered-table-cell/>
        </table:table-row>
        <table:table-row>
          <table:table-cell table:style-name="Tabla7.A2" office:value-type="string">
            <text:p text:style-name="P4">Llamadas a la función forward</text:p>
          </table:table-cell>
          <table:table-cell table:style-name="Tabla7.B2" office:value-type="string">
            <text:p text:style-name="P5">275</text:p>
          </table:table-cell>
          <table:table-cell table:style-name="Tabla7.B2" office:value-type="string">
            <text:p text:style-name="P5">1234</text:p>
          </table:table-cell>
          <table:covered-table-cell/>
        </table:table-row>
        <table:table-row>
          <table:table-cell table:style-name="Tabla7.A2" office:value-type="string">
            <text:p text:style-name="P4">Llamadas a la función restaurar</text:p>
          </table:table-cell>
          <table:table-cell table:style-name="Tabla7.B2" office:value-type="string">
            <text:p text:style-name="P5">195</text:p>
          </table:table-cell>
          <table:table-cell table:style-name="Tabla7.B2" office:value-type="string">
            <text:p text:style-name="P5">1154</text:p>
          </table:table-cell>
          <table:covered-table-cell/>
        </table:table-row>
        <table:table-row>
          <table:table-cell table:style-name="Tabla7.A2" office:value-type="string">
            <text:p text:style-name="P4">Tiempo invertido en AC3 (ms)</text:p>
          </table:table-cell>
          <table:table-cell table:style-name="Tabla7.B2" office:value-type="string">
            <text:p text:style-name="P5">19</text:p>
          </table:table-cell>
          <table:table-cell table:style-name="Tabla7.B2" office:value-type="string">
            <text:p text:style-name="P5">0</text:p>
          </table:table-cell>
          <table:covered-table-cell/>
        </table:table-row>
        <table:table-row>
          <table:table-cell table:style-name="Tabla7.A2" office:value-type="string">
            <text:p text:style-name="P4">Tiempo invertido en FC (ms)</text:p>
          </table:table-cell>
          <table:table-cell table:style-name="Tabla7.B2" office:value-type="string">
            <text:p text:style-name="P5">1</text:p>
          </table:table-cell>
          <table:table-cell table:style-name="Tabla7.B2" office:value-type="string">
            <text:p text:style-name="P5">8</text:p>
          </table:table-cell>
          <table:covered-table-cell/>
        </table:table-row>
        <table:table-row>
          <table:table-cell table:style-name="Tabla7.A2" office:value-type="string">
            <text:p text:style-name="P4">Tiempo total (ms)</text:p>
          </table:table-cell>
          <table:table-cell table:style-name="Tabla7.B2" office:value-type="string">
            <text:p text:style-name="P5">20</text:p>
          </table:table-cell>
          <table:table-cell table:style-name="Tabla7.B2" office:value-type="string">
            <text:p text:style-name="P5">8</text:p>
          </table:table-cell>
          <table:covered-table-cell/>
        </table:table-row>
      </table:table>
      <text:p text:style-name="Text_20_body"/>
      <text:p text:style-name="Text_20_body"/>
      <table:table table:name="Tabla8" table:style-name="Tabla8">
        <table:table-column table:style-name="Tabla8.A"/>
        <table:table-column table:style-name="Tabla8.B" table:number-columns-repeated="2"/>
        <table:table-column table:style-name="Tabla8.D"/>
        <text:soft-page-break/>
        <table:table-row>
          <table:table-cell table:style-name="Tabla8.A1" office:value-type="string">
            <text:p text:style-name="P4">#7</text:p>
          </table:table-cell>
          <table:table-cell table:style-name="Tabla8.B1" office:value-type="string">
            <text:p text:style-name="P5">Con AC3</text:p>
          </table:table-cell>
          <table:table-cell table:style-name="Tabla8.B1" office:value-type="string">
            <text:p text:style-name="P5">Sin AC3</text:p>
          </table:table-cell>
          <table:table-cell table:style-name="Tabla8.D1" table:number-rows-spanned="7" office:value-type="string">
            <text:p text:style-name="P3"><draw:g text:anchor-type="as-char" draw:z-index="22" draw:style-name="gr8"><draw:custom-shape draw:style-name="gr6" draw:text-style-name="P24" svg:width="0.391cm" svg:height="0.391cm" svg:x="0cm" svg:y="0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6" draw:text-style-name="P24" svg:width="0.391cm" svg:height="0.391cm" svg:x="1.944cm" svg:y="0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6" draw:text-style-name="P24" svg:width="0.391cm" svg:height="0.391cm" svg:x="2.722cm" svg:y="0cm"><text:p text:style-name="P26"><text:span text:style-name="T5">9</text:span></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2" draw:text-style-name="P24" svg:width="0.391cm" svg:height="0.389cm" svg:x="0cm" svg:y="0.39cm"><text:p/><draw:enhanced-geometry svg:viewBox="0 0 21600 21600" draw:type="rectangle" draw:enhanced-path="M 0 0 L 21600 0 21600 21600 0 21600 0 0 Z N"/></draw:custom-shape><draw:custom-shape draw:style-name="gr6" draw:text-style-name="P24" svg:width="0.389cm" svg:height="0.389cm" svg:x="0.39cm" svg:y="0.39cm"><text:p text:style-name="P26"><text:span text:style-name="T5">3</text:span></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6" draw:text-style-name="P24" svg:width="0.389cm" svg:height="0.389cm" svg:x="1.556cm" svg:y="0.39cm"><text:p text:style-name="P26"><text:span text:style-name="T5">2</text:span></text:p><draw:enhanced-geometry svg:viewBox="0 0 21600 21600" draw:type="rectangle" draw:enhanced-path="M 0 0 L 21600 0 21600 21600 0 21600 0 0 Z N"/></draw:custom-shape><draw:custom-shape draw:style-name="gr2" draw:text-style-name="P24" svg:width="0.391cm" svg:height="0.389cm" svg:x="1.944cm" svg:y="0.39cm"><text:p/><draw:enhanced-geometry svg:viewBox="0 0 21600 21600" draw:type="rectangle" draw:enhanced-path="M 0 0 L 21600 0 21600 21600 0 21600 0 0 Z N"/></draw:custom-shape><draw:custom-shape draw:style-name="gr2" draw:text-style-name="P24" svg:width="0.389cm" svg:height="0.389cm" svg:x="2.334cm" svg:y="0.39cm"><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6" draw:text-style-name="P24" svg:width="0.389cm" svg:height="0.389cm" svg:x="3.112cm" svg:y="0.39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6" draw:text-style-name="P24" svg:width="0.391cm" svg:height="0.391cm" svg:x="0.778cm" svg:y="0.778cm"><text:p text:style-name="P26"><text:span text:style-name="T5">9</text:span></text:p><draw:enhanced-geometry svg:viewBox="0 0 21600 21600" draw:type="rectangle" draw:enhanced-path="M 0 0 L 21600 0 21600 21600 0 21600 0 0 Z N"/></draw:custom-shape><draw:custom-shape draw:style-name="gr6" draw:text-style-name="P24" svg:width="0.389cm" svg:height="0.391cm" svg:x="1.168cm" svg:y="0.778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6" draw:text-style-name="P24" svg:width="0.389cm" svg:height="0.391cm" svg:x="2.334cm" svg:y="0.778cm"><text:p text:style-name="P26"><text:span text:style-name="T5">5</text:span></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6" draw:text-style-name="P24" svg:width="0.391cm" svg:height="0.389cm" svg:x="0.778cm" svg:y="1.168cm"><text:p text:style-name="P26"><text:span text:style-name="T5">5</text:span></text:p><draw:enhanced-geometry svg:viewBox="0 0 21600 21600" draw:type="rectangle" draw:enhanced-path="M 0 0 L 21600 0 21600 21600 0 21600 0 0 Z N"/></draw:custom-shape><draw:custom-shape draw:style-name="gr6" draw:text-style-name="P24" svg:width="0.389cm" svg:height="0.389cm" svg:x="1.168cm" svg:y="1.168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1.556cm" svg:y="1.168cm"><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6" draw:text-style-name="P24" svg:width="0.389cm" svg:height="0.389cm" svg:x="2.334cm" svg:y="1.168cm"><text:p text:style-name="P26"><text:span text:style-name="T5">9</text:span></text:p><draw:enhanced-geometry svg:viewBox="0 0 21600 21600" draw:type="rectangle" draw:enhanced-path="M 0 0 L 21600 0 21600 21600 0 21600 0 0 Z N"/></draw:custom-shape><draw:custom-shape draw:style-name="gr2" draw:text-style-name="P24" svg:width="0.391cm" svg:height="0.389cm" svg:x="2.722cm" svg:y="1.168cm"><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6" draw:text-style-name="P24" svg:width="0.389cm" svg:height="0.389cm" svg:x="0.39cm" svg:y="1.556cm"><text:p text:style-name="P26"><text:span text:style-name="T5">1</text:span></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6" draw:text-style-name="P24" svg:width="0.389cm" svg:height="0.389cm" svg:x="1.556cm" svg:y="1.556cm"><text:p text:style-name="P26"><text:span text:style-name="T5">8</text:span></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6" draw:text-style-name="P24" svg:width="0.389cm" svg:height="0.389cm" svg:x="3.112cm" svg:y="1.556cm"><text:p text:style-name="P26"><text:span text:style-name="T5">2</text:span></text:p><draw:enhanced-geometry svg:viewBox="0 0 21600 21600" draw:type="rectangle" draw:enhanced-path="M 0 0 L 21600 0 21600 21600 0 21600 0 0 Z N"/></draw:custom-shape><draw:custom-shape draw:style-name="gr6" draw:text-style-name="P24" svg:width="0.391cm" svg:height="0.391cm" svg:x="0cm" svg:y="1.944cm"><text:p text:style-name="P26"><text:span text:style-name="T5">6</text:span></text:p><draw:enhanced-geometry svg:viewBox="0 0 21600 21600" draw:type="rectangle" draw:enhanced-path="M 0 0 L 21600 0 21600 21600 0 21600 0 0 Z N"/></draw:custom-shape><draw:custom-shape draw:style-name="gr2" draw:text-style-name="P24" svg:width="0.389cm" svg:height="0.391cm" svg:x="0.39cm" svg:y="1.944cm"><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6" draw:text-style-name="P24" svg:width="0.391cm" svg:height="0.391cm" svg:x="1.944cm" svg:y="1.944cm"><text:p text:style-name="P26"><text:span text:style-name="T5">4</text:span></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6" draw:text-style-name="P24" svg:width="0.391cm" svg:height="0.389cm" svg:x="0cm" svg:y="2.334cm"><text:p text:style-name="P26"><text:span text:style-name="T5">3</text:span></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2" draw:text-style-name="P24" svg:width="0.389cm" svg:height="0.389cm" svg:x="1.556cm" svg:y="2.334cm"><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6" draw:text-style-name="P24" svg:width="0.391cm" svg:height="0.389cm" svg:x="2.722cm" svg:y="2.334cm"><text:p text:style-name="P26"><text:span text:style-name="T5">1</text:span></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6" draw:text-style-name="P24" svg:width="0.389cm" svg:height="0.391cm" svg:x="0.39cm" svg:y="2.722cm"><text:p text:style-name="P26"><text:span text:style-name="T5">4</text:span></text:p><draw:enhanced-geometry svg:viewBox="0 0 21600 21600" draw:type="rectangle" draw:enhanced-path="M 0 0 L 21600 0 21600 21600 0 21600 0 0 Z N"/></draw:custom-shape><draw:custom-shape draw:style-name="gr2" draw:text-style-name="P24" svg:width="0.391cm" svg:height="0.391cm" svg:x="0.778cm" svg:y="2.722cm"><text:p/><draw:enhanced-geometry svg:viewBox="0 0 21600 21600" draw:type="rectangle" draw:enhanced-path="M 0 0 L 21600 0 21600 21600 0 21600 0 0 Z N"/></draw:custom-shape><draw:custom-shape draw:style-name="gr2" draw:text-style-name="P24" svg:width="0.389cm" svg:height="0.391cm" svg:x="1.168cm" svg:y="2.722cm"><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2" draw:text-style-name="P24" svg:width="0.391cm" svg:height="0.391cm" svg:x="2.722cm" svg:y="2.722cm"><text:p/><draw:enhanced-geometry svg:viewBox="0 0 21600 21600" draw:type="rectangle" draw:enhanced-path="M 0 0 L 21600 0 21600 21600 0 21600 0 0 Z N"/></draw:custom-shape><draw:custom-shape draw:style-name="gr6" draw:text-style-name="P24" svg:width="0.389cm" svg:height="0.391cm" svg:x="3.112cm" svg:y="2.722cm"><text:p text:style-name="P26"><text:span text:style-name="T5">7</text:span></text:p><draw:enhanced-geometry svg:viewBox="0 0 21600 21600" draw:type="rectangle" draw:enhanced-path="M 0 0 L 21600 0 21600 21600 0 21600 0 0 Z N"/></draw:custom-shape><draw:custom-shape draw:style-name="gr2" draw:text-style-name="P24" svg:width="0.391cm" svg:height="0.389cm" svg:x="0cm" svg:y="3.112cm"><text:p/><draw:enhanced-geometry svg:viewBox="0 0 21600 21600" draw:type="rectangle" draw:enhanced-path="M 0 0 L 21600 0 21600 21600 0 21600 0 0 Z N"/></draw:custom-shape><draw:custom-shape draw:style-name="gr2" draw:text-style-name="P24" svg:width="0.389cm" svg:height="0.389cm" svg:x="0.39cm" svg:y="3.112cm"><text:p/><draw:enhanced-geometry svg:viewBox="0 0 21600 21600" draw:type="rectangle" draw:enhanced-path="M 0 0 L 21600 0 21600 21600 0 21600 0 0 Z N"/></draw:custom-shape><draw:custom-shape draw:style-name="gr6" draw:text-style-name="P24" svg:width="0.391cm" svg:height="0.389cm" svg:x="0.778cm" svg:y="3.112cm"><text:p text:style-name="P26"><text:span text:style-name="T5">7</text:span></text:p><draw:enhanced-geometry svg:viewBox="0 0 21600 21600" draw:type="rectangle" draw:enhanced-path="M 0 0 L 21600 0 21600 21600 0 21600 0 0 Z N"/></draw:custom-shape><draw:custom-shape draw:style-name="gr2" draw:text-style-name="P24" svg:width="0.389cm" svg:height="0.389cm" svg:x="1.168cm" svg:y="3.112cm"><text:p/><draw:enhanced-geometry svg:viewBox="0 0 21600 21600" draw:type="rectangle" draw:enhanced-path="M 0 0 L 21600 0 21600 21600 0 21600 0 0 Z N"/></draw:custom-shape><draw:custom-shape draw:style-name="gr2" draw:text-style-name="P24" svg:width="0.389cm" svg:height="0.389cm" svg:x="1.556cm" svg:y="3.112cm"><text:p/><draw:enhanced-geometry svg:viewBox="0 0 21600 21600" draw:type="rectangle" draw:enhanced-path="M 0 0 L 21600 0 21600 21600 0 21600 0 0 Z N"/></draw:custom-shape><draw:custom-shape draw:style-name="gr2" draw:text-style-name="P24" svg:width="0.391cm" svg:height="0.389cm" svg:x="1.944cm" svg:y="3.112cm"><text:p/><draw:enhanced-geometry svg:viewBox="0 0 21600 21600" draw:type="rectangle" draw:enhanced-path="M 0 0 L 21600 0 21600 21600 0 21600 0 0 Z N"/></draw:custom-shape><draw:custom-shape draw:style-name="gr6" draw:text-style-name="P24" svg:width="0.389cm" svg:height="0.389cm" svg:x="2.334cm" svg:y="3.112cm"><text:p text:style-name="P26"><text:span text:style-name="T5">3</text:span></text:p><draw:enhanced-geometry svg:viewBox="0 0 21600 21600" draw:type="rectangle" draw:enhanced-path="M 0 0 L 21600 0 21600 21600 0 21600 0 0 Z N"/></draw:custom-shape><draw:custom-shape draw:style-name="gr2" draw:text-style-name="P24" svg:width="0.391cm" svg:height="0.389cm" svg:x="2.722cm" svg:y="3.112cm"><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7cm" svg:x2="3.5cm" svg:y2="1.167cm"><text:p/></draw:line><draw:line draw:style-name="gr3" draw:text-style-name="P25" svg:x1="0cm" svg:y1="2.333cm" svg:x2="3.5cm" svg:y2="2.333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8.A2" office:value-type="string">
            <text:p text:style-name="P4">Llamadas recursivas a FC</text:p>
          </table:table-cell>
          <table:table-cell table:style-name="Tabla8.B2" office:value-type="string">
            <text:p text:style-name="P5">7576</text:p>
          </table:table-cell>
          <table:table-cell table:style-name="Tabla8.B2" office:value-type="string">
            <text:p text:style-name="P5">14880</text:p>
          </table:table-cell>
          <table:covered-table-cell/>
        </table:table-row>
        <table:table-row>
          <table:table-cell table:style-name="Tabla8.A2" office:value-type="string">
            <text:p text:style-name="P4">Llamadas a la función forward</text:p>
          </table:table-cell>
          <table:table-cell table:style-name="Tabla8.B2" office:value-type="string">
            <text:p text:style-name="P5">9694</text:p>
          </table:table-cell>
          <table:table-cell table:style-name="Tabla8.B2" office:value-type="string">
            <text:p text:style-name="P5">27063</text:p>
          </table:table-cell>
          <table:covered-table-cell/>
        </table:table-row>
        <table:table-row>
          <table:table-cell table:style-name="Tabla8.A2" office:value-type="string">
            <text:p text:style-name="P4">Llamadas a la función restaurar</text:p>
          </table:table-cell>
          <table:table-cell table:style-name="Tabla8.B2" office:value-type="string">
            <text:p text:style-name="P5">9614</text:p>
          </table:table-cell>
          <table:table-cell table:style-name="Tabla8.B2" office:value-type="string">
            <text:p text:style-name="P5">26983</text:p>
          </table:table-cell>
          <table:covered-table-cell/>
        </table:table-row>
        <table:table-row>
          <table:table-cell table:style-name="Tabla8.A2" office:value-type="string">
            <text:p text:style-name="P4">Tiempo invertido en AC3 (ms)</text:p>
          </table:table-cell>
          <table:table-cell table:style-name="Tabla8.B2" office:value-type="string">
            <text:p text:style-name="P5">22</text:p>
          </table:table-cell>
          <table:table-cell table:style-name="Tabla8.B2" office:value-type="string">
            <text:p text:style-name="P5">0</text:p>
          </table:table-cell>
          <table:covered-table-cell/>
        </table:table-row>
        <table:table-row>
          <table:table-cell table:style-name="Tabla8.A2" office:value-type="string">
            <text:p text:style-name="P4">Tiempo invertido en FC (ms)</text:p>
          </table:table-cell>
          <table:table-cell table:style-name="Tabla8.B2" office:value-type="string">
            <text:p text:style-name="P5">39</text:p>
          </table:table-cell>
          <table:table-cell table:style-name="Tabla8.B2" office:value-type="string">
            <text:p text:style-name="P5">164</text:p>
          </table:table-cell>
          <table:covered-table-cell/>
        </table:table-row>
        <table:table-row>
          <table:table-cell table:style-name="Tabla8.A2" office:value-type="string">
            <text:p text:style-name="P4">Tiempo total (ms)</text:p>
          </table:table-cell>
          <table:table-cell table:style-name="Tabla8.B2" office:value-type="string">
            <text:p text:style-name="P5">61</text:p>
          </table:table-cell>
          <table:table-cell table:style-name="Tabla8.B2" office:value-type="string">
            <text:p text:style-name="P5">164</text:p>
          </table:table-cell>
          <table:covered-table-cell/>
        </table:table-row>
      </table:table>
      <text:p text:style-name="Text_20_body">El siguiente tablero no tiene solución:</text:p>
      <table:table table:name="Tabla5" table:style-name="Tabla5">
        <table:table-column table:style-name="Tabla5.A"/>
        <table:table-column table:style-name="Tabla5.B" table:number-columns-repeated="2"/>
        <table:table-column table:style-name="Tabla5.D"/>
        <table:table-row>
          <table:table-cell table:style-name="Tabla5.A1" office:value-type="string">
            <text:p text:style-name="P4">#8</text:p>
          </table:table-cell>
          <table:table-cell table:style-name="Tabla5.B1" office:value-type="string">
            <text:p text:style-name="P5">Con AC3</text:p>
          </table:table-cell>
          <table:table-cell table:style-name="Tabla5.B1" office:value-type="string">
            <text:p text:style-name="P5">Sin AC3</text:p>
          </table:table-cell>
          <table:table-cell table:style-name="Tabla5.D1" table:number-rows-spanned="7" office:value-type="string">
            <text:p text:style-name="P3"><draw:g text:anchor-type="as-char" draw:z-index="18" draw:style-name="gr8"><draw:custom-shape draw:style-name="gr2" draw:text-style-name="P24" svg:width="0.391cm" svg:height="0.391cm" svg:x="0cm" svg:y="0cm"><text:p/><draw:enhanced-geometry svg:viewBox="0 0 21600 21600" draw:type="rectangle" draw:enhanced-path="M 0 0 L 21600 0 21600 21600 0 21600 0 0 Z N"/></draw:custom-shape><draw:custom-shape draw:style-name="gr2" draw:text-style-name="P24" svg:width="0.389cm" svg:height="0.391cm" svg:x="0.39cm" svg:y="0cm"><text:p/><draw:enhanced-geometry svg:viewBox="0 0 21600 21600" draw:type="rectangle" draw:enhanced-path="M 0 0 L 21600 0 21600 21600 0 21600 0 0 Z N"/></draw:custom-shape><draw:custom-shape draw:style-name="gr2" draw:text-style-name="P24" svg:width="0.391cm" svg:height="0.391cm" svg:x="0.778cm" svg:y="0cm"><text:p/><draw:enhanced-geometry svg:viewBox="0 0 21600 21600" draw:type="rectangle" draw:enhanced-path="M 0 0 L 21600 0 21600 21600 0 21600 0 0 Z N"/></draw:custom-shape><draw:custom-shape draw:style-name="gr2" draw:text-style-name="P24" svg:width="0.389cm" svg:height="0.391cm" svg:x="1.168cm" svg:y="0cm"><text:p/><draw:enhanced-geometry svg:viewBox="0 0 21600 21600" draw:type="rectangle" draw:enhanced-path="M 0 0 L 21600 0 21600 21600 0 21600 0 0 Z N"/></draw:custom-shape><draw:custom-shape draw:style-name="gr2" draw:text-style-name="P24" svg:width="0.389cm" svg:height="0.391cm" svg:x="1.556cm" svg:y="0cm"><text:p/><draw:enhanced-geometry svg:viewBox="0 0 21600 21600" draw:type="rectangle" draw:enhanced-path="M 0 0 L 21600 0 21600 21600 0 21600 0 0 Z N"/></draw:custom-shape><draw:custom-shape draw:style-name="gr2" draw:text-style-name="P24" svg:width="0.391cm" svg:height="0.391cm" svg:x="1.944cm" svg:y="0cm"><text:p/><draw:enhanced-geometry svg:viewBox="0 0 21600 21600" draw:type="rectangle" draw:enhanced-path="M 0 0 L 21600 0 21600 21600 0 21600 0 0 Z N"/></draw:custom-shape><draw:custom-shape draw:style-name="gr2" draw:text-style-name="P24" svg:width="0.389cm" svg:height="0.391cm" svg:x="2.334cm" svg:y="0cm"><text:p/><draw:enhanced-geometry svg:viewBox="0 0 21600 21600" draw:type="rectangle" draw:enhanced-path="M 0 0 L 21600 0 21600 21600 0 21600 0 0 Z N"/></draw:custom-shape><draw:custom-shape draw:style-name="gr2" draw:text-style-name="P24" svg:width="0.391cm" svg:height="0.391cm" svg:x="2.722cm" svg:y="0cm"><text:p/><draw:enhanced-geometry svg:viewBox="0 0 21600 21600" draw:type="rectangle" draw:enhanced-path="M 0 0 L 21600 0 21600 21600 0 21600 0 0 Z N"/></draw:custom-shape><draw:custom-shape draw:style-name="gr2" draw:text-style-name="P24" svg:width="0.389cm" svg:height="0.391cm" svg:x="3.112cm" svg:y="0cm"><text:p/><draw:enhanced-geometry svg:viewBox="0 0 21600 21600" draw:type="rectangle" draw:enhanced-path="M 0 0 L 21600 0 21600 21600 0 21600 0 0 Z N"/></draw:custom-shape><draw:custom-shape draw:style-name="gr2" draw:text-style-name="P24" svg:width="0.391cm" svg:height="0.389cm" svg:x="0cm" svg:y="0.39cm"><text:p/><draw:enhanced-geometry svg:viewBox="0 0 21600 21600" draw:type="rectangle" draw:enhanced-path="M 0 0 L 21600 0 21600 21600 0 21600 0 0 Z N"/></draw:custom-shape><draw:custom-shape draw:style-name="gr2" draw:text-style-name="P24" svg:width="0.389cm" svg:height="0.389cm" svg:x="0.39cm" svg:y="0.39cm"><text:p/><draw:enhanced-geometry svg:viewBox="0 0 21600 21600" draw:type="rectangle" draw:enhanced-path="M 0 0 L 21600 0 21600 21600 0 21600 0 0 Z N"/></draw:custom-shape><draw:custom-shape draw:style-name="gr2" draw:text-style-name="P24" svg:width="0.391cm" svg:height="0.389cm" svg:x="0.778cm" svg:y="0.39cm"><text:p/><draw:enhanced-geometry svg:viewBox="0 0 21600 21600" draw:type="rectangle" draw:enhanced-path="M 0 0 L 21600 0 21600 21600 0 21600 0 0 Z N"/></draw:custom-shape><draw:custom-shape draw:style-name="gr2" draw:text-style-name="P24" svg:width="0.389cm" svg:height="0.389cm" svg:x="1.168cm" svg:y="0.39cm"><text:p/><draw:enhanced-geometry svg:viewBox="0 0 21600 21600" draw:type="rectangle" draw:enhanced-path="M 0 0 L 21600 0 21600 21600 0 21600 0 0 Z N"/></draw:custom-shape><draw:custom-shape draw:style-name="gr2" draw:text-style-name="P24" svg:width="0.389cm" svg:height="0.389cm" svg:x="1.556cm" svg:y="0.39cm"><text:p/><draw:enhanced-geometry svg:viewBox="0 0 21600 21600" draw:type="rectangle" draw:enhanced-path="M 0 0 L 21600 0 21600 21600 0 21600 0 0 Z N"/></draw:custom-shape><draw:custom-shape draw:style-name="gr2" draw:text-style-name="P24" svg:width="0.391cm" svg:height="0.389cm" svg:x="1.944cm" svg:y="0.39cm"><text:p/><draw:enhanced-geometry svg:viewBox="0 0 21600 21600" draw:type="rectangle" draw:enhanced-path="M 0 0 L 21600 0 21600 21600 0 21600 0 0 Z N"/></draw:custom-shape><draw:custom-shape draw:style-name="gr2" draw:text-style-name="P24" svg:width="0.389cm" svg:height="0.389cm" svg:x="2.334cm" svg:y="0.39cm"><text:p/><draw:enhanced-geometry svg:viewBox="0 0 21600 21600" draw:type="rectangle" draw:enhanced-path="M 0 0 L 21600 0 21600 21600 0 21600 0 0 Z N"/></draw:custom-shape><draw:custom-shape draw:style-name="gr2" draw:text-style-name="P24" svg:width="0.391cm" svg:height="0.389cm" svg:x="2.722cm" svg:y="0.39cm"><text:p/><draw:enhanced-geometry svg:viewBox="0 0 21600 21600" draw:type="rectangle" draw:enhanced-path="M 0 0 L 21600 0 21600 21600 0 21600 0 0 Z N"/></draw:custom-shape><draw:custom-shape draw:style-name="gr2" draw:text-style-name="P24" svg:width="0.389cm" svg:height="0.389cm" svg:x="3.112cm" svg:y="0.39cm"><text:p/><draw:enhanced-geometry svg:viewBox="0 0 21600 21600" draw:type="rectangle" draw:enhanced-path="M 0 0 L 21600 0 21600 21600 0 21600 0 0 Z N"/></draw:custom-shape><draw:custom-shape draw:style-name="gr2" draw:text-style-name="P24" svg:width="0.391cm" svg:height="0.391cm" svg:x="0cm" svg:y="0.778cm"><text:p/><draw:enhanced-geometry svg:viewBox="0 0 21600 21600" draw:type="rectangle" draw:enhanced-path="M 0 0 L 21600 0 21600 21600 0 21600 0 0 Z N"/></draw:custom-shape><draw:custom-shape draw:style-name="gr2" draw:text-style-name="P24" svg:width="0.389cm" svg:height="0.391cm" svg:x="0.39cm" svg:y="0.778cm"><text:p/><draw:enhanced-geometry svg:viewBox="0 0 21600 21600" draw:type="rectangle" draw:enhanced-path="M 0 0 L 21600 0 21600 21600 0 21600 0 0 Z N"/></draw:custom-shape><draw:custom-shape draw:style-name="gr2" draw:text-style-name="P24" svg:width="0.391cm" svg:height="0.391cm" svg:x="0.778cm" svg:y="0.778cm"><text:p/><draw:enhanced-geometry svg:viewBox="0 0 21600 21600" draw:type="rectangle" draw:enhanced-path="M 0 0 L 21600 0 21600 21600 0 21600 0 0 Z N"/></draw:custom-shape><draw:custom-shape draw:style-name="gr2" draw:text-style-name="P24" svg:width="0.389cm" svg:height="0.391cm" svg:x="1.168cm" svg:y="0.778cm"><text:p/><draw:enhanced-geometry svg:viewBox="0 0 21600 21600" draw:type="rectangle" draw:enhanced-path="M 0 0 L 21600 0 21600 21600 0 21600 0 0 Z N"/></draw:custom-shape><draw:custom-shape draw:style-name="gr2" draw:text-style-name="P24" svg:width="0.389cm" svg:height="0.391cm" svg:x="1.556cm" svg:y="0.778cm"><text:p/><draw:enhanced-geometry svg:viewBox="0 0 21600 21600" draw:type="rectangle" draw:enhanced-path="M 0 0 L 21600 0 21600 21600 0 21600 0 0 Z N"/></draw:custom-shape><draw:custom-shape draw:style-name="gr2" draw:text-style-name="P24" svg:width="0.391cm" svg:height="0.391cm" svg:x="1.944cm" svg:y="0.778cm"><text:p/><draw:enhanced-geometry svg:viewBox="0 0 21600 21600" draw:type="rectangle" draw:enhanced-path="M 0 0 L 21600 0 21600 21600 0 21600 0 0 Z N"/></draw:custom-shape><draw:custom-shape draw:style-name="gr2" draw:text-style-name="P24" svg:width="0.389cm" svg:height="0.391cm" svg:x="2.334cm" svg:y="0.778cm"><text:p/><draw:enhanced-geometry svg:viewBox="0 0 21600 21600" draw:type="rectangle" draw:enhanced-path="M 0 0 L 21600 0 21600 21600 0 21600 0 0 Z N"/></draw:custom-shape><draw:custom-shape draw:style-name="gr2" draw:text-style-name="P24" svg:width="0.391cm" svg:height="0.391cm" svg:x="2.722cm" svg:y="0.778cm"><text:p/><draw:enhanced-geometry svg:viewBox="0 0 21600 21600" draw:type="rectangle" draw:enhanced-path="M 0 0 L 21600 0 21600 21600 0 21600 0 0 Z N"/></draw:custom-shape><draw:custom-shape draw:style-name="gr2" draw:text-style-name="P24" svg:width="0.389cm" svg:height="0.391cm" svg:x="3.112cm" svg:y="0.778cm"><text:p/><draw:enhanced-geometry svg:viewBox="0 0 21600 21600" draw:type="rectangle" draw:enhanced-path="M 0 0 L 21600 0 21600 21600 0 21600 0 0 Z N"/></draw:custom-shape><draw:custom-shape draw:style-name="gr2" draw:text-style-name="P24" svg:width="0.391cm" svg:height="0.389cm" svg:x="0cm" svg:y="1.168cm"><text:p/><draw:enhanced-geometry svg:viewBox="0 0 21600 21600" draw:type="rectangle" draw:enhanced-path="M 0 0 L 21600 0 21600 21600 0 21600 0 0 Z N"/></draw:custom-shape><draw:custom-shape draw:style-name="gr2" draw:text-style-name="P24" svg:width="0.389cm" svg:height="0.389cm" svg:x="0.39cm" svg:y="1.168cm"><text:p/><draw:enhanced-geometry svg:viewBox="0 0 21600 21600" draw:type="rectangle" draw:enhanced-path="M 0 0 L 21600 0 21600 21600 0 21600 0 0 Z N"/></draw:custom-shape><draw:custom-shape draw:style-name="gr2" draw:text-style-name="P24" svg:width="0.391cm" svg:height="0.389cm" svg:x="0.778cm" svg:y="1.168cm"><text:p/><draw:enhanced-geometry svg:viewBox="0 0 21600 21600" draw:type="rectangle" draw:enhanced-path="M 0 0 L 21600 0 21600 21600 0 21600 0 0 Z N"/></draw:custom-shape><draw:custom-shape draw:style-name="gr2" draw:text-style-name="P24" svg:width="0.389cm" svg:height="0.389cm" svg:x="1.168cm" svg:y="1.168cm"><text:p/><draw:enhanced-geometry svg:viewBox="0 0 21600 21600" draw:type="rectangle" draw:enhanced-path="M 0 0 L 21600 0 21600 21600 0 21600 0 0 Z N"/></draw:custom-shape><draw:custom-shape draw:style-name="gr2" draw:text-style-name="P24" svg:width="0.389cm" svg:height="0.389cm" svg:x="1.556cm" svg:y="1.168cm"><text:p/><draw:enhanced-geometry svg:viewBox="0 0 21600 21600" draw:type="rectangle" draw:enhanced-path="M 0 0 L 21600 0 21600 21600 0 21600 0 0 Z N"/></draw:custom-shape><draw:custom-shape draw:style-name="gr2" draw:text-style-name="P24" svg:width="0.391cm" svg:height="0.389cm" svg:x="1.944cm" svg:y="1.168cm"><text:p/><draw:enhanced-geometry svg:viewBox="0 0 21600 21600" draw:type="rectangle" draw:enhanced-path="M 0 0 L 21600 0 21600 21600 0 21600 0 0 Z N"/></draw:custom-shape><draw:custom-shape draw:style-name="gr2" draw:text-style-name="P24" svg:width="0.389cm" svg:height="0.389cm" svg:x="2.334cm" svg:y="1.168cm"><text:p/><draw:enhanced-geometry svg:viewBox="0 0 21600 21600" draw:type="rectangle" draw:enhanced-path="M 0 0 L 21600 0 21600 21600 0 21600 0 0 Z N"/></draw:custom-shape><draw:custom-shape draw:style-name="gr2" draw:text-style-name="P24" svg:width="0.391cm" svg:height="0.389cm" svg:x="2.722cm" svg:y="1.168cm"><text:p/><draw:enhanced-geometry svg:viewBox="0 0 21600 21600" draw:type="rectangle" draw:enhanced-path="M 0 0 L 21600 0 21600 21600 0 21600 0 0 Z N"/></draw:custom-shape><draw:custom-shape draw:style-name="gr2" draw:text-style-name="P24" svg:width="0.389cm" svg:height="0.389cm" svg:x="3.112cm" svg:y="1.168cm"><text:p/><draw:enhanced-geometry svg:viewBox="0 0 21600 21600" draw:type="rectangle" draw:enhanced-path="M 0 0 L 21600 0 21600 21600 0 21600 0 0 Z N"/></draw:custom-shape><draw:custom-shape draw:style-name="gr2" draw:text-style-name="P24" svg:width="0.391cm" svg:height="0.389cm" svg:x="0cm" svg:y="1.556cm"><text:p/><draw:enhanced-geometry svg:viewBox="0 0 21600 21600" draw:type="rectangle" draw:enhanced-path="M 0 0 L 21600 0 21600 21600 0 21600 0 0 Z N"/></draw:custom-shape><draw:custom-shape draw:style-name="gr2" draw:text-style-name="P24" svg:width="0.389cm" svg:height="0.389cm" svg:x="0.39cm" svg:y="1.556cm"><text:p/><draw:enhanced-geometry svg:viewBox="0 0 21600 21600" draw:type="rectangle" draw:enhanced-path="M 0 0 L 21600 0 21600 21600 0 21600 0 0 Z N"/></draw:custom-shape><draw:custom-shape draw:style-name="gr2" draw:text-style-name="P24" svg:width="0.391cm" svg:height="0.389cm" svg:x="0.778cm" svg:y="1.556cm"><text:p/><draw:enhanced-geometry svg:viewBox="0 0 21600 21600" draw:type="rectangle" draw:enhanced-path="M 0 0 L 21600 0 21600 21600 0 21600 0 0 Z N"/></draw:custom-shape><draw:custom-shape draw:style-name="gr2" draw:text-style-name="P24" svg:width="0.389cm" svg:height="0.389cm" svg:x="1.168cm" svg:y="1.556cm"><text:p/><draw:enhanced-geometry svg:viewBox="0 0 21600 21600" draw:type="rectangle" draw:enhanced-path="M 0 0 L 21600 0 21600 21600 0 21600 0 0 Z N"/></draw:custom-shape><draw:custom-shape draw:style-name="gr2" draw:text-style-name="P24" svg:width="0.389cm" svg:height="0.389cm" svg:x="1.556cm" svg:y="1.556cm"><text:p/><draw:enhanced-geometry svg:viewBox="0 0 21600 21600" draw:type="rectangle" draw:enhanced-path="M 0 0 L 21600 0 21600 21600 0 21600 0 0 Z N"/></draw:custom-shape><draw:custom-shape draw:style-name="gr2" draw:text-style-name="P24" svg:width="0.391cm" svg:height="0.389cm" svg:x="1.944cm" svg:y="1.556cm"><text:p/><draw:enhanced-geometry svg:viewBox="0 0 21600 21600" draw:type="rectangle" draw:enhanced-path="M 0 0 L 21600 0 21600 21600 0 21600 0 0 Z N"/></draw:custom-shape><draw:custom-shape draw:style-name="gr2" draw:text-style-name="P24" svg:width="0.389cm" svg:height="0.389cm" svg:x="2.334cm" svg:y="1.556cm"><text:p/><draw:enhanced-geometry svg:viewBox="0 0 21600 21600" draw:type="rectangle" draw:enhanced-path="M 0 0 L 21600 0 21600 21600 0 21600 0 0 Z N"/></draw:custom-shape><draw:custom-shape draw:style-name="gr2" draw:text-style-name="P24" svg:width="0.391cm" svg:height="0.389cm" svg:x="2.722cm" svg:y="1.556cm"><text:p/><draw:enhanced-geometry svg:viewBox="0 0 21600 21600" draw:type="rectangle" draw:enhanced-path="M 0 0 L 21600 0 21600 21600 0 21600 0 0 Z N"/></draw:custom-shape><draw:custom-shape draw:style-name="gr2" draw:text-style-name="P24" svg:width="0.389cm" svg:height="0.389cm" svg:x="3.112cm" svg:y="1.556cm"><text:p/><draw:enhanced-geometry svg:viewBox="0 0 21600 21600" draw:type="rectangle" draw:enhanced-path="M 0 0 L 21600 0 21600 21600 0 21600 0 0 Z N"/></draw:custom-shape><draw:custom-shape draw:style-name="gr2" draw:text-style-name="P24" svg:width="0.391cm" svg:height="0.391cm" svg:x="0cm" svg:y="1.944cm"><text:p/><draw:enhanced-geometry svg:viewBox="0 0 21600 21600" draw:type="rectangle" draw:enhanced-path="M 0 0 L 21600 0 21600 21600 0 21600 0 0 Z N"/></draw:custom-shape><draw:custom-shape draw:style-name="gr2" draw:text-style-name="P24" svg:width="0.389cm" svg:height="0.391cm" svg:x="0.39cm" svg:y="1.944cm"><text:p/><draw:enhanced-geometry svg:viewBox="0 0 21600 21600" draw:type="rectangle" draw:enhanced-path="M 0 0 L 21600 0 21600 21600 0 21600 0 0 Z N"/></draw:custom-shape><draw:custom-shape draw:style-name="gr2" draw:text-style-name="P24" svg:width="0.391cm" svg:height="0.391cm" svg:x="0.778cm" svg:y="1.944cm"><text:p/><draw:enhanced-geometry svg:viewBox="0 0 21600 21600" draw:type="rectangle" draw:enhanced-path="M 0 0 L 21600 0 21600 21600 0 21600 0 0 Z N"/></draw:custom-shape><draw:custom-shape draw:style-name="gr2" draw:text-style-name="P24" svg:width="0.389cm" svg:height="0.391cm" svg:x="1.168cm" svg:y="1.944cm"><text:p/><draw:enhanced-geometry svg:viewBox="0 0 21600 21600" draw:type="rectangle" draw:enhanced-path="M 0 0 L 21600 0 21600 21600 0 21600 0 0 Z N"/></draw:custom-shape><draw:custom-shape draw:style-name="gr2" draw:text-style-name="P24" svg:width="0.389cm" svg:height="0.391cm" svg:x="1.556cm" svg:y="1.944cm"><text:p/><draw:enhanced-geometry svg:viewBox="0 0 21600 21600" draw:type="rectangle" draw:enhanced-path="M 0 0 L 21600 0 21600 21600 0 21600 0 0 Z N"/></draw:custom-shape><draw:custom-shape draw:style-name="gr2" draw:text-style-name="P24" svg:width="0.391cm" svg:height="0.391cm" svg:x="1.944cm" svg:y="1.944cm"><text:p/><draw:enhanced-geometry svg:viewBox="0 0 21600 21600" draw:type="rectangle" draw:enhanced-path="M 0 0 L 21600 0 21600 21600 0 21600 0 0 Z N"/></draw:custom-shape><draw:custom-shape draw:style-name="gr2" draw:text-style-name="P24" svg:width="0.389cm" svg:height="0.391cm" svg:x="2.334cm" svg:y="1.944cm"><text:p/><draw:enhanced-geometry svg:viewBox="0 0 21600 21600" draw:type="rectangle" draw:enhanced-path="M 0 0 L 21600 0 21600 21600 0 21600 0 0 Z N"/></draw:custom-shape><draw:custom-shape draw:style-name="gr2" draw:text-style-name="P24" svg:width="0.391cm" svg:height="0.391cm" svg:x="2.722cm" svg:y="1.944cm"><text:p/><draw:enhanced-geometry svg:viewBox="0 0 21600 21600" draw:type="rectangle" draw:enhanced-path="M 0 0 L 21600 0 21600 21600 0 21600 0 0 Z N"/></draw:custom-shape><draw:custom-shape draw:style-name="gr2" draw:text-style-name="P24" svg:width="0.389cm" svg:height="0.391cm" svg:x="3.112cm" svg:y="1.944cm"><text:p/><draw:enhanced-geometry svg:viewBox="0 0 21600 21600" draw:type="rectangle" draw:enhanced-path="M 0 0 L 21600 0 21600 21600 0 21600 0 0 Z N"/></draw:custom-shape><draw:custom-shape draw:style-name="gr2" draw:text-style-name="P24" svg:width="0.391cm" svg:height="0.389cm" svg:x="0cm" svg:y="2.334cm"><text:p/><draw:enhanced-geometry svg:viewBox="0 0 21600 21600" draw:type="rectangle" draw:enhanced-path="M 0 0 L 21600 0 21600 21600 0 21600 0 0 Z N"/></draw:custom-shape><draw:custom-shape draw:style-name="gr2" draw:text-style-name="P24" svg:width="0.389cm" svg:height="0.389cm" svg:x="0.39cm" svg:y="2.334cm"><text:p/><draw:enhanced-geometry svg:viewBox="0 0 21600 21600" draw:type="rectangle" draw:enhanced-path="M 0 0 L 21600 0 21600 21600 0 21600 0 0 Z N"/></draw:custom-shape><draw:custom-shape draw:style-name="gr2" draw:text-style-name="P24" svg:width="0.391cm" svg:height="0.389cm" svg:x="0.778cm" svg:y="2.334cm"><text:p/><draw:enhanced-geometry svg:viewBox="0 0 21600 21600" draw:type="rectangle" draw:enhanced-path="M 0 0 L 21600 0 21600 21600 0 21600 0 0 Z N"/></draw:custom-shape><draw:custom-shape draw:style-name="gr2" draw:text-style-name="P24" svg:width="0.389cm" svg:height="0.389cm" svg:x="1.168cm" svg:y="2.334cm"><text:p/><draw:enhanced-geometry svg:viewBox="0 0 21600 21600" draw:type="rectangle" draw:enhanced-path="M 0 0 L 21600 0 21600 21600 0 21600 0 0 Z N"/></draw:custom-shape><draw:custom-shape draw:style-name="gr2" draw:text-style-name="P24" svg:width="0.389cm" svg:height="0.389cm" svg:x="1.556cm" svg:y="2.334cm"><text:p/><draw:enhanced-geometry svg:viewBox="0 0 21600 21600" draw:type="rectangle" draw:enhanced-path="M 0 0 L 21600 0 21600 21600 0 21600 0 0 Z N"/></draw:custom-shape><draw:custom-shape draw:style-name="gr2" draw:text-style-name="P24" svg:width="0.391cm" svg:height="0.389cm" svg:x="1.944cm" svg:y="2.334cm"><text:p/><draw:enhanced-geometry svg:viewBox="0 0 21600 21600" draw:type="rectangle" draw:enhanced-path="M 0 0 L 21600 0 21600 21600 0 21600 0 0 Z N"/></draw:custom-shape><draw:custom-shape draw:style-name="gr2" draw:text-style-name="P24" svg:width="0.389cm" svg:height="0.389cm" svg:x="2.334cm" svg:y="2.334cm"><text:p/><draw:enhanced-geometry svg:viewBox="0 0 21600 21600" draw:type="rectangle" draw:enhanced-path="M 0 0 L 21600 0 21600 21600 0 21600 0 0 Z N"/></draw:custom-shape><draw:custom-shape draw:style-name="gr2" draw:text-style-name="P24" svg:width="0.391cm" svg:height="0.389cm" svg:x="2.722cm" svg:y="2.334cm"><text:p/><draw:enhanced-geometry svg:viewBox="0 0 21600 21600" draw:type="rectangle" draw:enhanced-path="M 0 0 L 21600 0 21600 21600 0 21600 0 0 Z N"/></draw:custom-shape><draw:custom-shape draw:style-name="gr2" draw:text-style-name="P24" svg:width="0.389cm" svg:height="0.389cm" svg:x="3.112cm" svg:y="2.334cm"><text:p/><draw:enhanced-geometry svg:viewBox="0 0 21600 21600" draw:type="rectangle" draw:enhanced-path="M 0 0 L 21600 0 21600 21600 0 21600 0 0 Z N"/></draw:custom-shape><draw:custom-shape draw:style-name="gr2" draw:text-style-name="P24" svg:width="0.391cm" svg:height="0.391cm" svg:x="0cm" svg:y="2.722cm"><text:p/><draw:enhanced-geometry svg:viewBox="0 0 21600 21600" draw:type="rectangle" draw:enhanced-path="M 0 0 L 21600 0 21600 21600 0 21600 0 0 Z N"/></draw:custom-shape><draw:custom-shape draw:style-name="gr2" draw:text-style-name="P24" svg:width="0.389cm" svg:height="0.391cm" svg:x="0.39cm" svg:y="2.722cm"><text:p/><draw:enhanced-geometry svg:viewBox="0 0 21600 21600" draw:type="rectangle" draw:enhanced-path="M 0 0 L 21600 0 21600 21600 0 21600 0 0 Z N"/></draw:custom-shape><draw:custom-shape draw:style-name="gr2" draw:text-style-name="P24" svg:width="0.391cm" svg:height="0.391cm" svg:x="0.778cm" svg:y="2.722cm"><text:p/><draw:enhanced-geometry svg:viewBox="0 0 21600 21600" draw:type="rectangle" draw:enhanced-path="M 0 0 L 21600 0 21600 21600 0 21600 0 0 Z N"/></draw:custom-shape><draw:custom-shape draw:style-name="gr2" draw:text-style-name="P24" svg:width="0.389cm" svg:height="0.391cm" svg:x="1.168cm" svg:y="2.722cm"><text:p/><draw:enhanced-geometry svg:viewBox="0 0 21600 21600" draw:type="rectangle" draw:enhanced-path="M 0 0 L 21600 0 21600 21600 0 21600 0 0 Z N"/></draw:custom-shape><draw:custom-shape draw:style-name="gr2" draw:text-style-name="P24" svg:width="0.389cm" svg:height="0.391cm" svg:x="1.556cm" svg:y="2.722cm"><text:p/><draw:enhanced-geometry svg:viewBox="0 0 21600 21600" draw:type="rectangle" draw:enhanced-path="M 0 0 L 21600 0 21600 21600 0 21600 0 0 Z N"/></draw:custom-shape><draw:custom-shape draw:style-name="gr2" draw:text-style-name="P24" svg:width="0.391cm" svg:height="0.391cm" svg:x="1.944cm" svg:y="2.722cm"><text:p/><draw:enhanced-geometry svg:viewBox="0 0 21600 21600" draw:type="rectangle" draw:enhanced-path="M 0 0 L 21600 0 21600 21600 0 21600 0 0 Z N"/></draw:custom-shape><draw:custom-shape draw:style-name="gr2" draw:text-style-name="P24" svg:width="0.389cm" svg:height="0.391cm" svg:x="2.334cm" svg:y="2.722cm"><text:p/><draw:enhanced-geometry svg:viewBox="0 0 21600 21600" draw:type="rectangle" draw:enhanced-path="M 0 0 L 21600 0 21600 21600 0 21600 0 0 Z N"/></draw:custom-shape><draw:custom-shape draw:style-name="gr2" draw:text-style-name="P24" svg:width="0.391cm" svg:height="0.391cm" svg:x="2.722cm" svg:y="2.722cm"><text:p/><draw:enhanced-geometry svg:viewBox="0 0 21600 21600" draw:type="rectangle" draw:enhanced-path="M 0 0 L 21600 0 21600 21600 0 21600 0 0 Z N"/></draw:custom-shape><draw:custom-shape draw:style-name="gr6" draw:text-style-name="P24" svg:width="0.389cm" svg:height="0.391cm" svg:x="3.112cm" svg:y="2.722cm"><text:p text:style-name="P26"><text:span text:style-name="T5">9</text:span></text:p><draw:enhanced-geometry svg:viewBox="0 0 21600 21600" draw:type="rectangle" draw:enhanced-path="M 0 0 L 21600 0 21600 21600 0 21600 0 0 Z N"/></draw:custom-shape><draw:custom-shape draw:style-name="gr6" draw:text-style-name="P24" svg:width="0.391cm" svg:height="0.389cm" svg:x="0cm" svg:y="3.112cm"><text:p text:style-name="P26"><text:span text:style-name="T5">1</text:span></text:p><draw:enhanced-geometry svg:viewBox="0 0 21600 21600" draw:type="rectangle" draw:enhanced-path="M 0 0 L 21600 0 21600 21600 0 21600 0 0 Z N"/></draw:custom-shape><draw:custom-shape draw:style-name="gr6" draw:text-style-name="P24" svg:width="0.389cm" svg:height="0.389cm" svg:x="0.39cm" svg:y="3.112cm"><text:p text:style-name="P26"><text:span text:style-name="T5">2</text:span></text:p><draw:enhanced-geometry svg:viewBox="0 0 21600 21600" draw:type="rectangle" draw:enhanced-path="M 0 0 L 21600 0 21600 21600 0 21600 0 0 Z N"/></draw:custom-shape><draw:custom-shape draw:style-name="gr6" draw:text-style-name="P24" svg:width="0.391cm" svg:height="0.389cm" svg:x="0.778cm" svg:y="3.112cm"><text:p text:style-name="P26"><text:span text:style-name="T5">3</text:span></text:p><draw:enhanced-geometry svg:viewBox="0 0 21600 21600" draw:type="rectangle" draw:enhanced-path="M 0 0 L 21600 0 21600 21600 0 21600 0 0 Z N"/></draw:custom-shape><draw:custom-shape draw:style-name="gr6" draw:text-style-name="P24" svg:width="0.389cm" svg:height="0.389cm" svg:x="1.168cm" svg:y="3.112cm"><text:p text:style-name="P26"><text:span text:style-name="T5">4</text:span></text:p><draw:enhanced-geometry svg:viewBox="0 0 21600 21600" draw:type="rectangle" draw:enhanced-path="M 0 0 L 21600 0 21600 21600 0 21600 0 0 Z N"/></draw:custom-shape><draw:custom-shape draw:style-name="gr6" draw:text-style-name="P24" svg:width="0.389cm" svg:height="0.389cm" svg:x="1.556cm" svg:y="3.112cm"><text:p text:style-name="P26"><text:span text:style-name="T5">5</text:span></text:p><draw:enhanced-geometry svg:viewBox="0 0 21600 21600" draw:type="rectangle" draw:enhanced-path="M 0 0 L 21600 0 21600 21600 0 21600 0 0 Z N"/></draw:custom-shape><draw:custom-shape draw:style-name="gr6" draw:text-style-name="P24" svg:width="0.391cm" svg:height="0.389cm" svg:x="1.944cm" svg:y="3.112cm"><text:p text:style-name="P26"><text:span text:style-name="T5">6</text:span></text:p><draw:enhanced-geometry svg:viewBox="0 0 21600 21600" draw:type="rectangle" draw:enhanced-path="M 0 0 L 21600 0 21600 21600 0 21600 0 0 Z N"/></draw:custom-shape><draw:custom-shape draw:style-name="gr6" draw:text-style-name="P24" svg:width="0.389cm" svg:height="0.389cm" svg:x="2.334cm" svg:y="3.112cm"><text:p text:style-name="P26"><text:span text:style-name="T5">7</text:span></text:p><draw:enhanced-geometry svg:viewBox="0 0 21600 21600" draw:type="rectangle" draw:enhanced-path="M 0 0 L 21600 0 21600 21600 0 21600 0 0 Z N"/></draw:custom-shape><draw:custom-shape draw:style-name="gr6" draw:text-style-name="P24" svg:width="0.391cm" svg:height="0.389cm" svg:x="2.722cm" svg:y="3.112cm"><text:p text:style-name="P26"><text:span text:style-name="T5">8</text:span></text:p><draw:enhanced-geometry svg:viewBox="0 0 21600 21600" draw:type="rectangle" draw:enhanced-path="M 0 0 L 21600 0 21600 21600 0 21600 0 0 Z N"/></draw:custom-shape><draw:custom-shape draw:style-name="gr2" draw:text-style-name="P24" svg:width="0.389cm" svg:height="0.389cm" svg:x="3.112cm" svg:y="3.112cm"><text:p/><draw:enhanced-geometry svg:viewBox="0 0 21600 21600" draw:type="rectangle" draw:enhanced-path="M 0 0 L 21600 0 21600 21600 0 21600 0 0 Z N"/></draw:custom-shape><draw:line draw:style-name="gr3" draw:text-style-name="P25" svg:x1="1.167cm" svg:y1="0cm" svg:x2="1.167cm" svg:y2="3.5cm"><text:p/></draw:line><draw:line draw:style-name="gr3" draw:text-style-name="P25" svg:x1="2.333cm" svg:y1="0cm" svg:x2="2.333cm" svg:y2="3.5cm"><text:p/></draw:line><draw:line draw:style-name="gr3" draw:text-style-name="P25" svg:x1="0cm" svg:y1="1.167cm" svg:x2="3.5cm" svg:y2="1.167cm"><text:p/></draw:line><draw:line draw:style-name="gr3" draw:text-style-name="P25" svg:x1="0cm" svg:y1="2.333cm" svg:x2="3.5cm" svg:y2="2.333cm"><text:p/></draw:line><draw:custom-shape draw:style-name="gr4" draw:text-style-name="P25" svg:width="3.5cm" svg:height="3.5cm" svg:x="0cm" svg:y="0cm"><text:p/><draw:enhanced-geometry svg:viewBox="0 0 21600 21600" draw:type="rectangle" draw:enhanced-path="M 0 0 L 21600 0 21600 21600 0 21600 0 0 Z N"/></draw:custom-shape></draw:g></text:p>
          </table:table-cell>
        </table:table-row>
        <table:table-row>
          <table:table-cell table:style-name="Tabla5.A2" office:value-type="string">
            <text:p text:style-name="P4">Llamadas recursivas a FC</text:p>
          </table:table-cell>
          <table:table-cell table:style-name="Tabla5.B2" office:value-type="string">
            <text:p text:style-name="P5">0</text:p>
          </table:table-cell>
          <table:table-cell table:style-name="Tabla5.B2" office:value-type="string">
            <text:p text:style-name="P5">-</text:p>
          </table:table-cell>
          <table:covered-table-cell/>
        </table:table-row>
        <table:table-row>
          <table:table-cell table:style-name="Tabla5.A2" office:value-type="string">
            <text:p text:style-name="P4">Llamadas a la función forward</text:p>
          </table:table-cell>
          <table:table-cell table:style-name="Tabla5.B2" office:value-type="string">
            <text:p text:style-name="P5">0</text:p>
          </table:table-cell>
          <table:table-cell table:style-name="Tabla5.B2" office:value-type="string">
            <text:p text:style-name="P5">-</text:p>
          </table:table-cell>
          <table:covered-table-cell/>
        </table:table-row>
        <table:table-row>
          <table:table-cell table:style-name="Tabla5.A2" office:value-type="string">
            <text:p text:style-name="P4">Llamadas a la función restaurar</text:p>
          </table:table-cell>
          <table:table-cell table:style-name="Tabla5.B2" office:value-type="string">
            <text:p text:style-name="P5">0</text:p>
          </table:table-cell>
          <table:table-cell table:style-name="Tabla5.B2" office:value-type="string">
            <text:p text:style-name="P5">-</text:p>
          </table:table-cell>
          <table:covered-table-cell/>
        </table:table-row>
        <table:table-row>
          <table:table-cell table:style-name="Tabla5.A2" office:value-type="string">
            <text:p text:style-name="P4">Tiempo invertido en AC3 (ms)</text:p>
          </table:table-cell>
          <table:table-cell table:style-name="Tabla5.B2" office:value-type="string">
            <text:p text:style-name="P5">14</text:p>
          </table:table-cell>
          <table:table-cell table:style-name="Tabla5.B2" office:value-type="string">
            <text:p text:style-name="P5">0</text:p>
          </table:table-cell>
          <table:covered-table-cell/>
        </table:table-row>
        <table:table-row>
          <table:table-cell table:style-name="Tabla5.A2" office:value-type="string">
            <text:p text:style-name="P4">Tiempo invertido en FC (ms)</text:p>
          </table:table-cell>
          <table:table-cell table:style-name="Tabla5.B2" office:value-type="string">
            <text:p text:style-name="P5">0</text:p>
          </table:table-cell>
          <table:table-cell table:style-name="Tabla5.B2" office:value-type="string">
            <text:p text:style-name="P5">∞</text:p>
          </table:table-cell>
          <table:covered-table-cell/>
        </table:table-row>
        <table:table-row>
          <table:table-cell table:style-name="Tabla5.A2" office:value-type="string">
            <text:p text:style-name="P4">Tiempo total (ms)</text:p>
          </table:table-cell>
          <table:table-cell table:style-name="Tabla5.B2" office:value-type="string">
            <text:p text:style-name="P5">14</text:p>
          </table:table-cell>
          <table:table-cell table:style-name="Tabla5.B2" office:value-type="string">
            <text:p text:style-name="P5">∞</text:p>
          </table:table-cell>
          <table:covered-table-cell/>
        </table:table-row>
      </table:table>
      <text:p text:style-name="Text_20_body">AC3 impide que se ejecute el algoritmo Forward Checking ya que no encontrará ninguna solución. Cuando se ejecuta sin AC3, el algoritmo Forward Checking comprueba todas las posibles combinaciones del tablero hasta que encuentra alguna, descartándolas una tras otra hasta que ya no queden más. Se realiza un backtracking que puede llegar a examinar hasta 81<text:span text:style-name="T2">9</text:span> combinaciones distintas si no encuentra alguna solución. Si no existiera una solución, sí que se examinarían todas combinaciones sin llegar a encontrar ninguna. El tiempo necesario para examinar estas combinaciones es tan grande que en la tabla se ha marcado con el símbolo ∞, aunque el tiempo de cálculo es finito. Si comprobáramos los 81<text:span text:style-name="T2">9</text:span> tableros distintos suponiendo que se invierte 1 nanosegundo en cada uno de ellos, se tardaría un total de 4 años y medio en evaluarlos todos. Además, 1 nanosegundo por tablero es sólo una estimación aproximada.</text:p>
      <text:p text:style-name="Bloque"><text:soft-page-break/><draw:frame draw:style-name="fr2" draw:name="Objeto5" text:anchor-type="as-char" svg:width="14.413cm" svg:height="7.001cm" draw:z-index="9"><draw:object xlink:href="./Object 5" xlink:type="simple" xlink:show="embed" xlink:actuate="onLoad"/><draw:image xlink:href="./ObjectReplacements/Object 5" xlink:type="simple" xlink:show="embed" xlink:actuate="onLoad"/></draw:frame></text:p>
      <text:p text:style-name="Text_20_body">El diagrama de barras anterior representa el total de llamadas recursivas que se han realizado –en porcentaje– aplicando AC3 antes que Forward Checking o no aplicándolo. El 100% de las llamadas coincide con el número de llamadas sin AC3. Es decir, se marca qué porcentaje de llamadas recursivas se han ejecutado al aplicar AC3 respecto a la ejecución sin AC3. Por ejemplo, en el gráfico se muestra que el tablero #1 realiza las mismas llamadas aunque ejecute el algoritmo AC3. En el tablero #7 se han ahorrado aproximadamente un 50% de llamadas recursivas.</text:p>
      <text:p text:style-name="Text_20_body">A continuación se ilustran los tiempos invertidos en la función Forward Checking respecto a ejecutar el algoritmo AC3 o no.</text:p>
      <text:p text:style-name="Bloque"><draw:frame draw:style-name="fr2" draw:name="Objeto6" text:anchor-type="as-char" svg:width="14.099cm" svg:height="6.987cm" draw:z-index="10"><draw:object xlink:href="./Object 6" xlink:type="simple" xlink:show="embed" xlink:actuate="onLoad"/><draw:image xlink:href="./ObjectReplacements/Object 6" xlink:type="simple" xlink:show="embed" xlink:actuate="onLoad"/></draw:frame></text:p>
      <text:p text:style-name="Text_20_body">En algunos casos, AC3 evitará que examinemos tableros que no tienen solución, ahorrando recorrer todas las combinaciones posibles. En la mayoría de casos, AC3 sólo disminuye el rango de combinaciones de tableros a comprobar al reducir el dominio de las variables. Esto se refleja en los resultados con una menor cantidad de llamadas recursivas a la función y un menor tiempo de ejecu<text:soft-page-break/>ción.</text:p>
      <text:h text:style-name="Heading_20_2" text:outline-level="2">4.2. Casos de prueba aleatorios</text:h>
      <text:p text:style-name="Text_20_body">A continuación se van a realizar pruebas del algoritmo con tableros aleatorios. Estos tableros tendrán una cantidad concreta de casillas predefinidas. De esta manera, se examina el algoritmo en distintos tipos de tableros. Se procurará que estos tableros aleatorios siempre tengan solución, por lo que no se entrará en un gran bucle que impida que Forward Checking acabe en un tiempo razonable.</text:p>
      <text:p text:style-name="Text_20_body">En total, se van a calcular 10 tableros aleatorios para cada cantidad posible de casillas predefinidas –desde 0 hasta 81–. Es decir, 820 tableros aleatorios. En este código se muestra cómo se generan los tableros y se miden los tiempos de ejecución.</text:p>
      <text:p text:style-name="Text_20_body"/>
      <text:p text:style-name="Código"><text:span text:style-name="Strong_20_Emphasis">for</text:span> (<text:span text:style-name="Strong_20_Emphasis">int</text:span> i = 0; i &lt;= 81; i++)</text:p>
      <text:p text:style-name="Código">{</text:p>
      <text:p text:style-name="Código"><text:span text:style-name="Strong_20_Emphasis"><text:s text:c="4"/>int</text:span> <text:bookmark-start text:name="DDE_LINK"/>cantidadTableros<text:bookmark-end text:name="DDE_LINK"/> = 10;</text:p>
      <text:p text:style-name="Código"><text:span text:style-name="Strong_20_Emphasis"><text:s text:c="4"/></text:span><text:span text:style-name="Strong_20_Emphasis">for</text:span> (<text:span text:style-name="Strong_20_Emphasis">int</text:span> j = 0; j &lt; cantidadTableros; j++)</text:p>
      <text:p text:style-name="Código"><text:span text:style-name="Strong_20_Emphasis"><text:s text:c="4"/></text:span>{</text:p>
      <text:p text:style-name="Código"><text:span text:style-name="Strong_20_Emphasis"><text:s text:c="4"/></text:span><text:span text:style-name="Strong_20_Emphasis"><text:s text:c="4"/></text:span><text:span text:style-name="Emphasis">// Se genera el tablero con una cantidad “i” de casillas</text:span></text:p>
      <text:p text:style-name="Código"><text:span text:style-name="Strong_20_Emphasis"><text:s text:c="4"/></text:span><text:span text:style-name="Strong_20_Emphasis"><text:s text:c="4"/></text:span><text:span text:style-name="Emphasis">// predefinidas.</text:span></text:p>
      <text:p text:style-name="Código"><text:span text:style-name="Strong_20_Emphasis"><text:s text:c="4"/></text:span><text:span text:style-name="Strong_20_Emphasis"><text:s text:c="4"/></text:span>Tablero tablero = generarTablero(i);</text:p>
      <text:p text:style-name="Código"/>
      <text:p text:style-name="Código"><text:span text:style-name="Emphasis"><text:s text:c="8"/>// Inicializar el dominio de las variables desde el tablero.</text:span></text:p>
      <text:p text:style-name="Código"><text:span text:style-name="Strong_20_Emphasis"><text:s text:c="4"/></text:span><text:span text:style-name="Strong_20_Emphasis"><text:s text:c="4"/>...</text:span></text:p>
      <text:p text:style-name="Código"/>
      <text:p text:style-name="Código"><text:span text:style-name="Strong_20_Emphasis"><text:s text:c="4"/></text:span><text:span text:style-name="Strong_20_Emphasis"><text:s text:c="4"/></text:span><text:span text:style-name="Emphasis">// Se mide el tiempo de aplicar FC.</text:span></text:p>
      <text:p text:style-name="Código"><text:span text:style-name="Strong_20_Emphasis"><text:s text:c="4"/></text:span><text:span text:style-name="Strong_20_Emphasis"><text:s text:c="4"/></text:span>FC(0);</text:p>
      <text:p text:style-name="Código"/>
      <text:p text:style-name="Código"><text:span text:style-name="Strong_20_Emphasis"><text:s text:c="4"/></text:span><text:span text:style-name="Strong_20_Emphasis"><text:s text:c="4"/></text:span><text:span text:style-name="Emphasis">// Se mide el tiempo de aplicar FC y AC3.</text:span></text:p>
      <text:p text:style-name="Código"><text:s text:c="8"/>AC3();</text:p>
      <text:p text:style-name="Código"><text:s text:c="8"/>FC(0);</text:p>
      <text:p text:style-name="Código"><text:tab/>}</text:p>
      <text:p text:style-name="Código">}</text:p>
      <text:p text:style-name="P7"/>
      <text:p text:style-name="Text_20_body">La siguiente tabla muestra los tiempos en milisegundos que tarda el algoritmo en calcular 10 <text:soft-page-break/>sudokus en cada nivel de casillas predefinidas:</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office:value-type="string">
            <text:p text:style-name="P6">Celdas predefinidas</text:p>
          </table:table-cell>
          <table:table-cell table:style-name="Tabla10.A1" office:value-type="string">
            <text:p text:style-name="P6">Tiempo sin AC3</text:p>
          </table:table-cell>
          <table:table-cell table:style-name="Tabla10.A1" office:value-type="string">
            <text:p text:style-name="P6">Tiempo con AC3</text:p>
          </table:table-cell>
          <table:table-cell table:style-name="Tabla10.A1" office:value-type="string">
            <text:p text:style-name="P6">Celdas predefinidas</text:p>
          </table:table-cell>
          <table:table-cell table:style-name="Tabla10.A1" office:value-type="string">
            <text:p text:style-name="P6">Tiempo sin AC3</text:p>
          </table:table-cell>
          <table:table-cell table:style-name="Tabla10.F1" office:value-type="string">
            <text:p text:style-name="P6">Tiempo con AC3</text:p>
          </table:table-cell>
        </table:table-row>
        <table:table-row>
          <table:table-cell table:style-name="Tabla10.A2" office:value-type="string">
            <text:p text:style-name="P6">0 </text:p>
            <text:p text:style-name="P6">1 </text:p>
            <text:p text:style-name="P6">2 </text:p>
            <text:p text:style-name="P6">3 </text:p>
            <text:p text:style-name="P6">4 </text:p>
            <text:p text:style-name="P6">5 </text:p>
            <text:p text:style-name="P6">6 </text:p>
            <text:p text:style-name="P6">7 </text:p>
            <text:p text:style-name="P6">8 </text:p>
            <text:p text:style-name="P6">9 </text:p>
            <text:p text:style-name="P6">10 </text:p>
            <text:p text:style-name="P6">11 </text:p>
            <text:p text:style-name="P6">12 </text:p>
            <text:p text:style-name="P6">13 </text:p>
            <text:p text:style-name="P6">14 </text:p>
            <text:p text:style-name="P6">15 </text:p>
            <text:p text:style-name="P6">16 </text:p>
            <text:p text:style-name="P6">17 </text:p>
            <text:p text:style-name="P6">18 </text:p>
            <text:p text:style-name="P6">19 </text:p>
            <text:p text:style-name="P6">20 </text:p>
            <text:p text:style-name="P6">21 </text:p>
            <text:p text:style-name="P6">22 </text:p>
            <text:p text:style-name="P6">23 </text:p>
            <text:p text:style-name="P6">24 </text:p>
            <text:p text:style-name="P6">25 </text:p>
            <text:p text:style-name="P6">26 </text:p>
            <text:p text:style-name="P6">27 </text:p>
            <text:p text:style-name="P6">28 </text:p>
            <text:p text:style-name="P6">29 </text:p>
            <text:p text:style-name="P6">30 </text:p>
            <text:p text:style-name="P6">31 </text:p>
            <text:p text:style-name="P6">32 </text:p>
            <text:p text:style-name="P6">33 </text:p>
            <text:p text:style-name="P6">34 </text:p>
            <text:p text:style-name="P6">35 </text:p>
            <text:p text:style-name="P6">36 </text:p>
            <text:p text:style-name="P6">37 </text:p>
            <text:p text:style-name="P6">38 </text:p>
            <text:p text:style-name="P6">39 </text:p>
            <text:p text:style-name="P6">40 </text:p>
          </table:table-cell>
          <table:table-cell table:style-name="Tabla10.B2" office:value-type="string">
            <text:p text:style-name="P6">80 </text:p>
            <text:p text:style-name="P6">43 </text:p>
            <text:p text:style-name="P6">24 </text:p>
            <text:p text:style-name="P6">19 </text:p>
            <text:p text:style-name="P6">46 </text:p>
            <text:p text:style-name="P6">485 </text:p>
            <text:p text:style-name="P6">170 </text:p>
            <text:p text:style-name="P6">53 </text:p>
            <text:p text:style-name="P6">65 </text:p>
            <text:p text:style-name="P6">273 </text:p>
            <text:p text:style-name="P6">243 </text:p>
            <text:p text:style-name="P6">58 </text:p>
            <text:p text:style-name="P6">23 </text:p>
            <text:p text:style-name="P6">118 </text:p>
            <text:p text:style-name="P6">13 </text:p>
            <text:p text:style-name="P6">138 </text:p>
            <text:p text:style-name="P6">1124 </text:p>
            <text:p text:style-name="P6">232 </text:p>
            <text:p text:style-name="P6">317 </text:p>
            <text:p text:style-name="P6">1361 </text:p>
            <text:p text:style-name="P6">1165 </text:p>
            <text:p text:style-name="P6">9600 </text:p>
            <text:p text:style-name="P6">3157 </text:p>
            <text:p text:style-name="P6">791 </text:p>
            <text:p text:style-name="P6">655 </text:p>
            <text:p text:style-name="P6">790 </text:p>
            <text:p text:style-name="P6">757 </text:p>
            <text:p text:style-name="P6">3455 </text:p>
            <text:p text:style-name="P6">997 </text:p>
            <text:p text:style-name="P6">747 </text:p>
            <text:p text:style-name="P6">1237 </text:p>
            <text:p text:style-name="P6">2342 </text:p>
            <text:p text:style-name="P6">937 </text:p>
            <text:p text:style-name="P6">454 </text:p>
            <text:p text:style-name="P6">342 </text:p>
            <text:p text:style-name="P6">359 </text:p>
            <text:p text:style-name="P6">300 </text:p>
            <text:p text:style-name="P6">101 </text:p>
            <text:p text:style-name="P6">48 </text:p>
            <text:p text:style-name="P6">57 </text:p>
            <text:p text:style-name="P6">24</text:p>
          </table:table-cell>
          <table:table-cell table:style-name="Tabla10.B2" office:value-type="string">
            <text:p text:style-name="P6">106 </text:p>
            <text:p text:style-name="P6">84 </text:p>
            <text:p text:style-name="P6">56 </text:p>
            <text:p text:style-name="P6">66 </text:p>
            <text:p text:style-name="P6">63 </text:p>
            <text:p text:style-name="P6">205 </text:p>
            <text:p text:style-name="P6">318 </text:p>
            <text:p text:style-name="P6">224 </text:p>
            <text:p text:style-name="P6">167 </text:p>
            <text:p text:style-name="P6">165 </text:p>
            <text:p text:style-name="P6">179 </text:p>
            <text:p text:style-name="P6">153 </text:p>
            <text:p text:style-name="P6">146 </text:p>
            <text:p text:style-name="P6">171 </text:p>
            <text:p text:style-name="P6">187 </text:p>
            <text:p text:style-name="P6">550 </text:p>
            <text:p text:style-name="P6">191 </text:p>
            <text:p text:style-name="P6">249 </text:p>
            <text:p text:style-name="P6">214 </text:p>
            <text:p text:style-name="P6">465 </text:p>
            <text:p text:style-name="P6">665 </text:p>
            <text:p text:style-name="P6">634 </text:p>
            <text:p text:style-name="P6">660 </text:p>
            <text:p text:style-name="P6">242 </text:p>
            <text:p text:style-name="P6">195 </text:p>
            <text:p text:style-name="P6">186 </text:p>
            <text:p text:style-name="P6">154 </text:p>
            <text:p text:style-name="P6">191 </text:p>
            <text:p text:style-name="P6">196 </text:p>
            <text:p text:style-name="P6">201 </text:p>
            <text:p text:style-name="P6">368 </text:p>
            <text:p text:style-name="P6">626 </text:p>
            <text:p text:style-name="P6">291 </text:p>
            <text:p text:style-name="P6">193 </text:p>
            <text:p text:style-name="P6">188 </text:p>
            <text:p text:style-name="P6">188 </text:p>
            <text:p text:style-name="P6">188 </text:p>
            <text:p text:style-name="P6">183 </text:p>
            <text:p text:style-name="P6">209 </text:p>
            <text:p text:style-name="P6">187 </text:p>
            <text:p text:style-name="P6">195 </text:p>
          </table:table-cell>
          <table:table-cell table:style-name="Tabla10.A2" office:value-type="string">
            <text:p text:style-name="P6">41 </text:p>
            <text:p text:style-name="P6">42 </text:p>
            <text:p text:style-name="P6">43 </text:p>
            <text:p text:style-name="P6">44 </text:p>
            <text:p text:style-name="P6">45 </text:p>
            <text:p text:style-name="P6">46 </text:p>
            <text:p text:style-name="P6">47 </text:p>
            <text:p text:style-name="P6">48 </text:p>
            <text:p text:style-name="P6">49 </text:p>
            <text:p text:style-name="P6">50 </text:p>
            <text:p text:style-name="P6">51 </text:p>
            <text:p text:style-name="P6">52 </text:p>
            <text:p text:style-name="P6">53 </text:p>
            <text:p text:style-name="P6">54 </text:p>
            <text:p text:style-name="P6">55 </text:p>
            <text:p text:style-name="P6">56 </text:p>
            <text:p text:style-name="P6">57 </text:p>
            <text:p text:style-name="P6">58 </text:p>
            <text:p text:style-name="P6">59 </text:p>
            <text:p text:style-name="P6">60 </text:p>
            <text:p text:style-name="P6">61 </text:p>
            <text:p text:style-name="P6">62 </text:p>
            <text:p text:style-name="P6">63 </text:p>
            <text:p text:style-name="P6">64 </text:p>
            <text:p text:style-name="P6">65 </text:p>
            <text:p text:style-name="P6">66 </text:p>
            <text:p text:style-name="P6">67 </text:p>
            <text:p text:style-name="P6">68 </text:p>
            <text:p text:style-name="P6">69 </text:p>
            <text:p text:style-name="P6">70 </text:p>
            <text:p text:style-name="P6">71 </text:p>
            <text:p text:style-name="P6">72 </text:p>
            <text:p text:style-name="P6">73 </text:p>
            <text:p text:style-name="P6">74 </text:p>
            <text:p text:style-name="P6">75 </text:p>
            <text:p text:style-name="P6">76 </text:p>
            <text:p text:style-name="P6">77 </text:p>
            <text:p text:style-name="P6">78 </text:p>
            <text:p text:style-name="P6">79 </text:p>
            <text:p text:style-name="P6">80 </text:p>
            <text:p text:style-name="P6">81 </text:p>
          </table:table-cell>
          <table:table-cell table:style-name="Tabla10.B2" office:value-type="string">
            <text:p text:style-name="P6">13 </text:p>
            <text:p text:style-name="P6">19 </text:p>
            <text:p text:style-name="P6">23 </text:p>
            <text:p text:style-name="P6">14 </text:p>
            <text:p text:style-name="P6">28 </text:p>
            <text:p text:style-name="P6">10 </text:p>
            <text:p text:style-name="P6">7 </text:p>
            <text:p text:style-name="P6">5 </text:p>
            <text:p text:style-name="P6">2 </text:p>
            <text:p text:style-name="P6">8 </text:p>
            <text:p text:style-name="P6">4 </text:p>
            <text:p text:style-name="P6">5 </text:p>
            <text:p text:style-name="P6">4 </text:p>
            <text:p text:style-name="P6">5 </text:p>
            <text:p text:style-name="P6">3 </text:p>
            <text:p text:style-name="P6">2 </text:p>
            <text:p text:style-name="P6">2 </text:p>
            <text:p text:style-name="P6">2 </text:p>
            <text:p text:style-name="P6">2 </text:p>
            <text:p text:style-name="P6">0 </text:p>
            <text:p text:style-name="P6">2 </text:p>
            <text:p text:style-name="P6">3 </text:p>
            <text:p text:style-name="P6">1 </text:p>
            <text:p text:style-name="P6">0 </text:p>
            <text:p text:style-name="P6">0 </text:p>
            <text:p text:style-name="P6">1 </text:p>
            <text:p text:style-name="P6">1 </text:p>
            <text:p text:style-name="P6">1 </text:p>
            <text:p text:style-name="P6">1 </text:p>
            <text:p text:style-name="P6">1 </text:p>
            <text:p text:style-name="P6">0 </text:p>
            <text:p text:style-name="P6">1 </text:p>
            <text:p text:style-name="P6">2 </text:p>
            <text:p text:style-name="P6">0 </text:p>
            <text:p text:style-name="P6">0 </text:p>
            <text:p text:style-name="P6">1 </text:p>
            <text:p text:style-name="P6">2 </text:p>
            <text:p text:style-name="P6">0 </text:p>
            <text:p text:style-name="P6">0 </text:p>
            <text:p text:style-name="P6">0 </text:p>
            <text:p text:style-name="P6">1 </text:p>
          </table:table-cell>
          <table:table-cell table:style-name="Tabla10.F2" office:value-type="string">
            <text:p text:style-name="P6">174 </text:p>
            <text:p text:style-name="P6">181 </text:p>
            <text:p text:style-name="P6">168 </text:p>
            <text:p text:style-name="P6">157 </text:p>
            <text:p text:style-name="P6">162 </text:p>
            <text:p text:style-name="P6">172 </text:p>
            <text:p text:style-name="P6">150 </text:p>
            <text:p text:style-name="P6">150 </text:p>
            <text:p text:style-name="P6">154 </text:p>
            <text:p text:style-name="P6">138 </text:p>
            <text:p text:style-name="P6">138 </text:p>
            <text:p text:style-name="P6">135 </text:p>
            <text:p text:style-name="P6">124 </text:p>
            <text:p text:style-name="P6">122 </text:p>
            <text:p text:style-name="P6">109 </text:p>
            <text:p text:style-name="P6">115 </text:p>
            <text:p text:style-name="P6">106 </text:p>
            <text:p text:style-name="P6">111 </text:p>
            <text:p text:style-name="P6">94 </text:p>
            <text:p text:style-name="P6">95 </text:p>
            <text:p text:style-name="P6">91 </text:p>
            <text:p text:style-name="P6">85 </text:p>
            <text:p text:style-name="P6">91 </text:p>
            <text:p text:style-name="P6">84 </text:p>
            <text:p text:style-name="P6">81 </text:p>
            <text:p text:style-name="P6">74 </text:p>
            <text:p text:style-name="P6">69 </text:p>
            <text:p text:style-name="P6">70 </text:p>
            <text:p text:style-name="P6">64 </text:p>
            <text:p text:style-name="P6">57 </text:p>
            <text:p text:style-name="P6">56 </text:p>
            <text:p text:style-name="P6">48 </text:p>
            <text:p text:style-name="P6">47 </text:p>
            <text:p text:style-name="P6">48 </text:p>
            <text:p text:style-name="P6">42 </text:p>
            <text:p text:style-name="P6">32 </text:p>
            <text:p text:style-name="P6">30 </text:p>
            <text:p text:style-name="P6">25 </text:p>
            <text:p text:style-name="P6">23 </text:p>
            <text:p text:style-name="P6">13 </text:p>
            <text:p text:style-name="P6">14 </text:p>
          </table:table-cell>
        </table:table-row>
      </table:table>
      <text:p text:style-name="Bloque"><draw:frame draw:style-name="fr2" draw:name="Objeto11" text:anchor-type="as-char" svg:width="16.226cm" svg:height="7.569cm" draw:z-index="11"><draw:object xlink:href="./Object 11" xlink:type="simple" xlink:show="embed" xlink:actuate="onLoad"/><draw:image xlink:href="./ObjectReplacements/Object 11" xlink:type="simple" xlink:show="embed" xlink:actuate="onLoad"/></draw:frame></text:p>
      <text:p text:style-name="Text_20_body"><text:soft-page-break/>Se puede ver gráficamente que, cuando no se aplica AC3, es más probable que Forward Checking alcance picos altos de tiempo. En los tableros con 15-35 casillas predefinidas, debido al backtracking que se ve forzado a realizar, es más probable que Forward Checking tome tiempos más largos de ejecución.</text:p>
      <text:p text:style-name="Text_20_body">A partir de las 40 casillas predefinidas hay muchas variables con el dominio acotado a un único valor, por lo que se requiere menos decisión por parte de Forward Checking. Por otro lado, cuando hay pocas casillas con su valor predefinido –entre 0 y 10– el dominio de las variables está poco acotado, pudiendo asignar prácticamente cualquier valor, evitando también que Forward Checking detecte variables que se han quedado sin elementos factibles en su dominio y tenga que retroceder. En estos casos es menos probable que Forward Checking de marcha atrás para asignar otro valor a la variable. En estos casos no conviene aplicar AC3 antes de Forward Checking ya que el tiempo que tarda en completarse el algoritmo con AC3 es mayor que el tiempo que tarda en completarse Forward Checking sin AC3.</text:p>
      <text:h text:style-name="Heading_20_1" text:outline-level="1">5. Notas para el profesor</text:h>
      <text:p text:style-name="Text_20_body">A continuación aparecen los puntos relevantes del código que son importantes para la corrección:</text:p>
      <table:table table:name="Tabla9" table:style-name="Tabla9">
        <table:table-column table:style-name="Tabla9.A"/>
        <table:table-column table:style-name="Tabla9.B"/>
        <table:table-column table:style-name="Tabla9.C"/>
        <table:table-row>
          <table:table-cell table:style-name="Tabla9.A1" table:number-rows-spanned="2" office:value-type="string">
            <text:p text:style-name="P5">Módulo</text:p>
          </table:table-cell>
          <table:table-cell table:style-name="Tabla9.B1" table:number-columns-spanned="2" office:value-type="string">
            <text:p text:style-name="P5">Localización</text:p>
          </table:table-cell>
          <table:covered-table-cell/>
        </table:table-row>
        <table:table-row>
          <table:covered-table-cell/>
          <table:table-cell table:style-name="Tabla9.B2" office:value-type="string">
            <text:p text:style-name="P5">Parte obligatoria (src/)</text:p>
          </table:table-cell>
          <table:table-cell table:style-name="Tabla9.C2" office:value-type="string">
            <text:p text:style-name="P5">Parte opcional (adicional/)</text:p>
          </table:table-cell>
        </table:table-row>
        <table:table-row>
          <table:table-cell table:style-name="Tabla9.A3" office:value-type="string">
            <text:p text:style-name="P4">Función ejecutarFC</text:p>
          </table:table-cell>
          <table:table-cell table:style-name="Tabla9.A3" office:value-type="string">
            <text:p text:style-name="P4"><text:bookmark-start text:name="DDE_LINK6"/>Jugador.java (línea 26)<text:bookmark-end text:name="DDE_LINK6"/></text:p>
          </table:table-cell>
          <table:table-cell table:style-name="Tabla9.C3" office:value-type="string">
            <text:p text:style-name="P4">Jugador.java (línea 29)</text:p>
          </table:table-cell>
        </table:table-row>
        <table:table-row>
          <table:table-cell table:style-name="Tabla9.A3" office:value-type="string">
            <text:p text:style-name="P4">Clase Variable</text:p>
          </table:table-cell>
          <table:table-cell table:style-name="Tabla9.A3" office:value-type="string">
            <text:p text:style-name="P4">Jugador.java (línea 218)</text:p>
          </table:table-cell>
          <table:table-cell table:style-name="Tabla9.C3" office:value-type="string">
            <text:p text:style-name="P4">Jugador.java<text:bookmark-start text:name="DDE_LINK7"/> (línea 296)<text:bookmark-end text:name="DDE_LINK7"/></text:p>
          </table:table-cell>
        </table:table-row>
        <table:table-row>
          <table:table-cell table:style-name="Tabla9.A3" office:value-type="string">
            <text:p text:style-name="P4">Función FC</text:p>
          </table:table-cell>
          <table:table-cell table:style-name="Tabla9.A3" office:value-type="string">
            <text:p text:style-name="P4">Jugador.java (línea 69)</text:p>
          </table:table-cell>
          <table:table-cell table:style-name="Tabla9.C3" office:value-type="string">
            <text:p text:style-name="P4">Jugador.java (línea 77)</text:p>
          </table:table-cell>
        </table:table-row>
        <table:table-row>
          <table:table-cell table:style-name="Tabla9.A3" office:value-type="string">
            <text:p text:style-name="P4">Función forward</text:p>
          </table:table-cell>
          <table:table-cell table:style-name="Tabla9.A3" office:value-type="string">
            <text:p text:style-name="P4">Jugador.java (línea 109)</text:p>
          </table:table-cell>
          <table:table-cell table:style-name="Tabla9.C3" office:value-type="string">
            <text:p text:style-name="P4">Jugador.java (línea 117)</text:p>
          </table:table-cell>
        </table:table-row>
        <table:table-row>
          <table:table-cell table:style-name="Tabla9.A3" office:value-type="string">
            <text:p text:style-name="P4">Función restaurar</text:p>
          </table:table-cell>
          <table:table-cell table:style-name="Tabla9.A3" office:value-type="string">
            <text:p text:style-name="P4">Jugador.java (línea 171)</text:p>
          </table:table-cell>
          <table:table-cell table:style-name="Tabla9.C3" office:value-type="string">
            <text:p text:style-name="P4">Jugador.java (línea 179)</text:p>
          </table:table-cell>
        </table:table-row>
        <table:table-row>
          <table:table-cell table:style-name="Tabla9.A3" office:value-type="string">
            <text:p text:style-name="P4">Clase Arista</text:p>
          </table:table-cell>
          <table:table-cell table:style-name="Tabla9.A3" office:value-type="string">
            <text:p text:style-name="P4">(sólo en la parte adicional)</text:p>
          </table:table-cell>
          <table:table-cell table:style-name="Tabla9.C3" office:value-type="string">
            <text:p text:style-name="P4">Jugador.java (línea 495)</text:p>
          </table:table-cell>
        </table:table-row>
        <table:table-row>
          <table:table-cell table:style-name="Tabla9.A3" office:value-type="string">
            <text:p text:style-name="P4">Función AC3</text:p>
          </table:table-cell>
          <table:table-cell table:style-name="Tabla9.A3" office:value-type="string">
            <text:p text:style-name="P4"><text:bookmark-start text:name="DDE_LINK3"/>(sólo en la parte adicional)<text:bookmark-end text:name="DDE_LINK3"/></text:p>
          </table:table-cell>
          <table:table-cell table:style-name="Tabla9.C3" office:value-type="string">
            <text:p text:style-name="P4">Jugador.java (línea 227)</text:p>
          </table:table-cell>
        </table:table-row>
      </table:table>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6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349cm"/>
    </style:style>
    <style:style style:name="Contenido_20_de_20_lista_20__28_primero_29_" style:display-name="Contenido de lista (primero)" style:family="paragraph" style:parent-style-name="List_20_Contents">
      <style:paragraph-properties fo:margin-top="0.349cm" fo:margin-bottom="0.15cm"/>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4</text:page-number> de <text:page-count>18</text:page-count></text:p>
      </style:footer>
    </style:master-page>
    <style:master-page style:name="First_20_Page" style:display-name="First Page" style:page-layout-name="Mpm2" style:next-style-name="Standard"/>
    <style:master-page style:name="Index"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09-11-29T23:24:50</dc:date>
    <meta:editing-cycles>358</meta:editing-cycles>
    <meta:editing-duration>PT124H57M15S</meta:editing-duration>
    <meta:document-statistic meta:table-count="10" meta:image-count="0" meta:object-count="11" meta:page-count="18" meta:paragraph-count="633" meta:word-count="3955" meta:character-count="2288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math:mi>
      <math:mo math:stretchy="false">∃</math:mo>
      <math:mrow>
        <math:mi>k</math:mi>
        <math:mo math:stretchy="false">∈</math:mo>
        <math:mi>D</math:mi>
      </math:mrow>
      <math:mi/>
      <math:mstyle math:fontsize="22pt">
        <math:mrow>
          <math:mtext>/</math:mtext>
        </math:mrow>
      </math:mstyle>
      <math:mi/>
      <math:mrow>
        <math:msub>
          <math:mi>V</math:mi>
          <math:mi math:fontstyle="italic">ij</math:mi>
        </math:msub>
        <math:mo math:stretchy="false">=</math:mo>
        <math:msub>
          <math:mi>V</math:mi>
          <math:mi math:fontstyle="italic">ik</math:mi>
        </math:msub>
      </math:mrow>
      <math:mrow>
        <math:mi/>
        <math:mo math:stretchy="false">∧</math:mo>
        <math:mi/>
      </math:mrow>
      <math:mrow>
        <math:mi>j</math:mi>
        <math:mo math:stretchy="false">≠</math:mo>
        <math:mi>k</math:mi>
      </math:mrow>
      <math:mi/>
      <math:mi>,</math:mi>
      <math:mi/>
      <math:mo math:stretchy="false">∀</math:mo>
      <math:mi>i</math:mi>
      <math:mi>,</math:mi>
      <math:mrow>
        <math:mi>j</math:mi>
        <math:mo math:stretchy="false">∈</math:mo>
        <math:mi>D</math:mi>
      </math:mrow>
    </math:mrow>
    <math:annotation math:encoding="StarMath 5.0">¬exists k in D ~size +10 {"/"}~ V_ij = V_ik ~and~ j &lt;&gt; k ~,` forall i, j in D</math:annotation>
  </math:semantics>
</math:math>
</file>

<file path=Object 10/content.xml><?xml version="1.0" encoding="utf-8"?>
<!DOCTYPE math  PUBLIC '-//OpenOffice.org//DTD Modified W3C MathML 1.01//EN'  'math.dtd'>
<math:math xmlns:math="http://www.w3.org/1998/Math/MathML">
  <math:semantics>
    <math:mrow>
      <math:mi>D</math:mi>
      <math:mi>'</math:mi>
      <math:mrow>
        <math:mi/>
        <math:mo math:stretchy="false">=</math:mo>
        <math:mi/>
      </math:mrow>
      <math:mtext>{</math:mtext>
      <math:msub>
        <math:mi>D</math:mi>
        <math:mn>11</math:mn>
      </math:msub>
      <math:mi/>
      <math:mi>,</math:mi>
      <math:mi/>
      <math:msub>
        <math:mi>D</math:mi>
        <math:mn>12</math:mn>
      </math:msub>
      <math:mi/>
      <math:mi>,</math:mi>
      <math:mi/>
      <math:msub>
        <math:mi>D</math:mi>
        <math:mn>13</math:mn>
      </math:msub>
      <math:mi/>
      <math:mi>,</math:mi>
      <math:mi/>
      <math:msub>
        <math:mi>D</math:mi>
        <math:mn>14</math:mn>
      </math:msub>
      <math:mi/>
      <math:mi>,</math:mi>
      <math:mi/>
      <math:mn>...</math:mn>
      <math:mi/>
      <math:mi>,</math:mi>
      <math:mi/>
      <math:msub>
        <math:mi>D</math:mi>
        <math:mn>98</math:mn>
      </math:msub>
      <math:mi/>
      <math:mi>,</math:mi>
      <math:mi/>
      <math:msub>
        <math:mi>D</math:mi>
        <math:mn>99</math:mn>
      </math:msub>
      <math:mtext>}</math:mtext>
      <math:mi/>
      <math:mstyle math:fontsize="22pt">
        <math:mrow>
          <math:mtext>/</math:mtext>
        </math:mrow>
      </math:mstyle>
      <math:mi/>
      <math:mrow>
        <math:msub>
          <math:mi>D</math:mi>
          <math:mi math:fontstyle="italic">ij</math:mi>
        </math:msub>
        <math:mo math:stretchy="false">⊆</math:mo>
        <math:mi>D</math:mi>
      </math:mrow>
      <math:mi>,</math:mi>
      <math:mi/>
      <math:mo math:stretchy="false">∀</math:mo>
      <math:mi>i</math:mi>
      <math:mi>,</math:mi>
      <math:mi>j</math:mi>
      <math:mrow>
        <math:mi/>
        <math:mo math:stretchy="false">∈</math:mo>
        <math:mi/>
      </math:mrow>
      <math:mtext>{</math:mtext>
      <math:mn>1,</math:mn>
      <math:mn>2,</math:mn>
      <math:mn>3,</math:mn>
      <math:mn>...</math:mn>
      <math:mi>,</math:mi>
      <math:mn>9</math:mn>
      <math:mtext>}</math:mtext>
    </math:mrow>
    <math:annotation math:encoding="StarMath 5.0">D' ~=~ "{"D_11 `,~D_12 `,~D_13 `,~D_14 `,~... `,~D_98 `,~D_99"}" ~size +10 {"/"}~ D_ij subseteq D, ~ forall i,j `in` "{"1, 2, 3, ..., 9"}"</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894285202026pt" style:font-size-asian="7.99894285202026pt" style:font-size-complex="7.99894285202026pt"/>
    </style:style>
    <style:style style:name="ch3" style:family="chart">
      <style:chart-properties chart:interpolation="b-spline" chart:connect-bars="false" chart:spline-order="1" chart:spline-resolution="30"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881076812744pt" style:font-size-asian="8.99881076812744pt" style:font-size-complex="8.99881076812744pt"/>
    </style:style>
    <style:style style:name="ch6" style:family="chart">
      <style:chart-properties style:rotation-angle="90"/>
      <style:text-properties fo:font-size="8.99881076812744pt" style:font-size-asian="8.99881076812744pt" style:font-size-complex="8.99881076812744pt"/>
    </style:style>
    <style:style style:name="ch7" style:family="chart">
      <style:graphic-properties svg:stroke-color="#b3b3b3"/>
    </style:style>
    <style:style style:name="ch8" style:family="chart">
      <style:chart-properties chart:symbol-type="none"/>
      <style:graphic-properties draw:stroke="solid" svg:stroke-width="0.088cm" svg:stroke-color="#00ae00" draw:fill-color="#00ae00" dr3d:edge-rounding="0%"/>
      <style:text-properties fo:font-size="6pt" style:font-size-asian="6pt" style:font-size-complex="6pt"/>
    </style:style>
    <style:style style:name="ch9" style:family="chart">
      <style:chart-properties chart:symbol-type="none"/>
      <style:graphic-properties draw:stroke="solid" svg:stroke-width="0.088cm" svg:stroke-color="#ff6633" draw:fill-color="#ff6633"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6.225cm" svg:height="7.568cm" chart:class="chart:line" chart:style-name="ch1">
        <chart:legend chart:legend-position="top" svg:x="5.351cm" svg:y="0.149cm" chart:style-name="ch2"/>
        <chart:plot-area chart:style-name="ch3" chart:data-source-has-labels="both" svg:x="0.439cm" svg:y="0.864cm" svg:width="15.135cm" svg:height="6.602cm">
          <chart:axis chart:dimension="x" chart:name="primary-x" chart:style-name="ch4">
            <chart:title svg:x="4.867cm" svg:y="7.046cm" chart:style-name="ch5">
              <text:p>Cantidad de casillas predefinidas en el tablero</text:p>
            </chart:title>
            <chart:categories table:cell-range-address="local-table.$A$2:.$A$83"/>
          </chart:axis>
          <chart:axis chart:dimension="y" chart:name="primary-y" chart:style-name="ch4">
            <chart:title svg:x="0.324cm" svg:y="7.221cm" chart:style-name="ch6">
              <text:p>Tiempo en resolver 10 tableros aleatorios (ms)</text:p>
            </chart:title>
            <chart:grid chart:style-name="ch7" chart:class="major"/>
          </chart:axis>
          <chart:series chart:style-name="ch8" chart:values-cell-range-address="local-table.$B$2:.$B$83" chart:label-cell-address="local-table.$B$1" chart:class="chart:line">
            <chart:data-point chart:repeated="82"/>
          </chart:series>
          <chart:series chart:style-name="ch9" chart:values-cell-range-address="local-table.$C$2:.$C$83" chart:label-cell-address="local-table.$C$1" chart:class="chart:line">
            <chart:data-point chart:repeated="8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empo sin AC3</text:p>
              </table:table-cell>
              <table:table-cell office:value-type="string">
                <text:p>Tiempo con AC3</text:p>
              </table:table-cell>
            </table:table-row>
          </table:table-header-rows>
          <table:table-rows>
            <table:table-row>
              <table:table-cell office:value-type="string">
                <text:p>0</text:p>
              </table:table-cell>
              <table:table-cell office:value-type="float" office:value="80">
                <text:p>80</text:p>
              </table:table-cell>
              <table:table-cell office:value-type="float" office:value="106">
                <text:p>106</text:p>
              </table:table-cell>
            </table:table-row>
            <table:table-row>
              <table:table-cell office:value-type="string">
                <text:p>1</text:p>
              </table:table-cell>
              <table:table-cell office:value-type="float" office:value="43">
                <text:p>43</text:p>
              </table:table-cell>
              <table:table-cell office:value-type="float" office:value="84">
                <text:p>84</text:p>
              </table:table-cell>
            </table:table-row>
            <table:table-row>
              <table:table-cell office:value-type="string">
                <text:p/>
              </table:table-cell>
              <table:table-cell office:value-type="float" office:value="24">
                <text:p>24</text:p>
              </table:table-cell>
              <table:table-cell office:value-type="float" office:value="56">
                <text:p>56</text:p>
              </table:table-cell>
            </table:table-row>
            <table:table-row>
              <table:table-cell office:value-type="string">
                <text:p/>
              </table:table-cell>
              <table:table-cell office:value-type="float" office:value="19">
                <text:p>19</text:p>
              </table:table-cell>
              <table:table-cell office:value-type="float" office:value="66">
                <text:p>66</text:p>
              </table:table-cell>
            </table:table-row>
            <table:table-row>
              <table:table-cell office:value-type="string">
                <text:p/>
              </table:table-cell>
              <table:table-cell office:value-type="float" office:value="46">
                <text:p>46</text:p>
              </table:table-cell>
              <table:table-cell office:value-type="float" office:value="63">
                <text:p>63</text:p>
              </table:table-cell>
            </table:table-row>
            <table:table-row>
              <table:table-cell office:value-type="string">
                <text:p/>
              </table:table-cell>
              <table:table-cell office:value-type="float" office:value="485">
                <text:p>485</text:p>
              </table:table-cell>
              <table:table-cell office:value-type="float" office:value="205">
                <text:p>205</text:p>
              </table:table-cell>
            </table:table-row>
            <table:table-row>
              <table:table-cell office:value-type="string">
                <text:p/>
              </table:table-cell>
              <table:table-cell office:value-type="float" office:value="170">
                <text:p>170</text:p>
              </table:table-cell>
              <table:table-cell office:value-type="float" office:value="318">
                <text:p>318</text:p>
              </table:table-cell>
            </table:table-row>
            <table:table-row>
              <table:table-cell office:value-type="string">
                <text:p/>
              </table:table-cell>
              <table:table-cell office:value-type="float" office:value="53">
                <text:p>53</text:p>
              </table:table-cell>
              <table:table-cell office:value-type="float" office:value="224">
                <text:p>224</text:p>
              </table:table-cell>
            </table:table-row>
            <table:table-row>
              <table:table-cell office:value-type="string">
                <text:p/>
              </table:table-cell>
              <table:table-cell office:value-type="float" office:value="65">
                <text:p>65</text:p>
              </table:table-cell>
              <table:table-cell office:value-type="float" office:value="167">
                <text:p>167</text:p>
              </table:table-cell>
            </table:table-row>
            <table:table-row>
              <table:table-cell office:value-type="string">
                <text:p/>
              </table:table-cell>
              <table:table-cell office:value-type="float" office:value="273">
                <text:p>273</text:p>
              </table:table-cell>
              <table:table-cell office:value-type="float" office:value="165">
                <text:p>165</text:p>
              </table:table-cell>
            </table:table-row>
            <table:table-row>
              <table:table-cell office:value-type="string">
                <text:p>10</text:p>
              </table:table-cell>
              <table:table-cell office:value-type="float" office:value="243">
                <text:p>243</text:p>
              </table:table-cell>
              <table:table-cell office:value-type="float" office:value="179">
                <text:p>179</text:p>
              </table:table-cell>
            </table:table-row>
            <table:table-row>
              <table:table-cell office:value-type="string">
                <text:p/>
              </table:table-cell>
              <table:table-cell office:value-type="float" office:value="58">
                <text:p>58</text:p>
              </table:table-cell>
              <table:table-cell office:value-type="float" office:value="153">
                <text:p>153</text:p>
              </table:table-cell>
            </table:table-row>
            <table:table-row>
              <table:table-cell office:value-type="string">
                <text:p/>
              </table:table-cell>
              <table:table-cell office:value-type="float" office:value="23">
                <text:p>23</text:p>
              </table:table-cell>
              <table:table-cell office:value-type="float" office:value="146">
                <text:p>146</text:p>
              </table:table-cell>
            </table:table-row>
            <table:table-row>
              <table:table-cell office:value-type="string">
                <text:p/>
              </table:table-cell>
              <table:table-cell office:value-type="float" office:value="118">
                <text:p>118</text:p>
              </table:table-cell>
              <table:table-cell office:value-type="float" office:value="171">
                <text:p>171</text:p>
              </table:table-cell>
            </table:table-row>
            <table:table-row>
              <table:table-cell office:value-type="string">
                <text:p/>
              </table:table-cell>
              <table:table-cell office:value-type="float" office:value="13">
                <text:p>13</text:p>
              </table:table-cell>
              <table:table-cell office:value-type="float" office:value="187">
                <text:p>187</text:p>
              </table:table-cell>
            </table:table-row>
            <table:table-row>
              <table:table-cell office:value-type="string">
                <text:p/>
              </table:table-cell>
              <table:table-cell office:value-type="float" office:value="138">
                <text:p>138</text:p>
              </table:table-cell>
              <table:table-cell office:value-type="float" office:value="550">
                <text:p>550</text:p>
              </table:table-cell>
            </table:table-row>
            <table:table-row>
              <table:table-cell office:value-type="string">
                <text:p/>
              </table:table-cell>
              <table:table-cell office:value-type="float" office:value="1124">
                <text:p>1124</text:p>
              </table:table-cell>
              <table:table-cell office:value-type="float" office:value="191">
                <text:p>191</text:p>
              </table:table-cell>
            </table:table-row>
            <table:table-row>
              <table:table-cell office:value-type="string">
                <text:p/>
              </table:table-cell>
              <table:table-cell office:value-type="float" office:value="232">
                <text:p>232</text:p>
              </table:table-cell>
              <table:table-cell office:value-type="float" office:value="249">
                <text:p>249</text:p>
              </table:table-cell>
            </table:table-row>
            <table:table-row>
              <table:table-cell office:value-type="string">
                <text:p/>
              </table:table-cell>
              <table:table-cell office:value-type="float" office:value="317">
                <text:p>317</text:p>
              </table:table-cell>
              <table:table-cell office:value-type="float" office:value="214">
                <text:p>214</text:p>
              </table:table-cell>
            </table:table-row>
            <table:table-row>
              <table:table-cell office:value-type="string">
                <text:p/>
              </table:table-cell>
              <table:table-cell office:value-type="float" office:value="1361">
                <text:p>1361</text:p>
              </table:table-cell>
              <table:table-cell office:value-type="float" office:value="465">
                <text:p>465</text:p>
              </table:table-cell>
            </table:table-row>
            <table:table-row>
              <table:table-cell office:value-type="string">
                <text:p>20</text:p>
              </table:table-cell>
              <table:table-cell office:value-type="float" office:value="1165">
                <text:p>1165</text:p>
              </table:table-cell>
              <table:table-cell office:value-type="float" office:value="665">
                <text:p>665</text:p>
              </table:table-cell>
            </table:table-row>
            <table:table-row>
              <table:table-cell office:value-type="string">
                <text:p/>
              </table:table-cell>
              <table:table-cell office:value-type="float" office:value="9600">
                <text:p>9600</text:p>
              </table:table-cell>
              <table:table-cell office:value-type="float" office:value="634">
                <text:p>634</text:p>
              </table:table-cell>
            </table:table-row>
            <table:table-row>
              <table:table-cell office:value-type="string">
                <text:p/>
              </table:table-cell>
              <table:table-cell office:value-type="float" office:value="3157">
                <text:p>3157</text:p>
              </table:table-cell>
              <table:table-cell office:value-type="float" office:value="660">
                <text:p>660</text:p>
              </table:table-cell>
            </table:table-row>
            <table:table-row>
              <table:table-cell office:value-type="string">
                <text:p/>
              </table:table-cell>
              <table:table-cell office:value-type="float" office:value="791">
                <text:p>791</text:p>
              </table:table-cell>
              <table:table-cell office:value-type="float" office:value="242">
                <text:p>242</text:p>
              </table:table-cell>
            </table:table-row>
            <table:table-row>
              <table:table-cell office:value-type="string">
                <text:p/>
              </table:table-cell>
              <table:table-cell office:value-type="float" office:value="655">
                <text:p>655</text:p>
              </table:table-cell>
              <table:table-cell office:value-type="float" office:value="195">
                <text:p>195</text:p>
              </table:table-cell>
            </table:table-row>
            <table:table-row>
              <table:table-cell office:value-type="string">
                <text:p/>
              </table:table-cell>
              <table:table-cell office:value-type="float" office:value="790">
                <text:p>790</text:p>
              </table:table-cell>
              <table:table-cell office:value-type="float" office:value="186">
                <text:p>186</text:p>
              </table:table-cell>
            </table:table-row>
            <table:table-row>
              <table:table-cell office:value-type="string">
                <text:p/>
              </table:table-cell>
              <table:table-cell office:value-type="float" office:value="757">
                <text:p>757</text:p>
              </table:table-cell>
              <table:table-cell office:value-type="float" office:value="154">
                <text:p>154</text:p>
              </table:table-cell>
            </table:table-row>
            <table:table-row>
              <table:table-cell office:value-type="string">
                <text:p/>
              </table:table-cell>
              <table:table-cell office:value-type="float" office:value="3455">
                <text:p>3455</text:p>
              </table:table-cell>
              <table:table-cell office:value-type="float" office:value="191">
                <text:p>191</text:p>
              </table:table-cell>
            </table:table-row>
            <table:table-row>
              <table:table-cell office:value-type="string">
                <text:p/>
              </table:table-cell>
              <table:table-cell office:value-type="float" office:value="997">
                <text:p>997</text:p>
              </table:table-cell>
              <table:table-cell office:value-type="float" office:value="196">
                <text:p>196</text:p>
              </table:table-cell>
            </table:table-row>
            <table:table-row>
              <table:table-cell office:value-type="string">
                <text:p/>
              </table:table-cell>
              <table:table-cell office:value-type="float" office:value="747">
                <text:p>747</text:p>
              </table:table-cell>
              <table:table-cell office:value-type="float" office:value="201">
                <text:p>201</text:p>
              </table:table-cell>
            </table:table-row>
            <table:table-row>
              <table:table-cell office:value-type="string">
                <text:p>30</text:p>
              </table:table-cell>
              <table:table-cell office:value-type="float" office:value="1237">
                <text:p>1237</text:p>
              </table:table-cell>
              <table:table-cell office:value-type="float" office:value="368">
                <text:p>368</text:p>
              </table:table-cell>
            </table:table-row>
            <table:table-row>
              <table:table-cell office:value-type="string">
                <text:p/>
              </table:table-cell>
              <table:table-cell office:value-type="float" office:value="2342">
                <text:p>2342</text:p>
              </table:table-cell>
              <table:table-cell office:value-type="float" office:value="626">
                <text:p>626</text:p>
              </table:table-cell>
            </table:table-row>
            <table:table-row>
              <table:table-cell office:value-type="string">
                <text:p/>
              </table:table-cell>
              <table:table-cell office:value-type="float" office:value="937">
                <text:p>937</text:p>
              </table:table-cell>
              <table:table-cell office:value-type="float" office:value="291">
                <text:p>291</text:p>
              </table:table-cell>
            </table:table-row>
            <table:table-row>
              <table:table-cell office:value-type="string">
                <text:p/>
              </table:table-cell>
              <table:table-cell office:value-type="float" office:value="454">
                <text:p>454</text:p>
              </table:table-cell>
              <table:table-cell office:value-type="float" office:value="193">
                <text:p>193</text:p>
              </table:table-cell>
            </table:table-row>
            <table:table-row>
              <table:table-cell office:value-type="string">
                <text:p/>
              </table:table-cell>
              <table:table-cell office:value-type="float" office:value="342">
                <text:p>342</text:p>
              </table:table-cell>
              <table:table-cell office:value-type="float" office:value="188">
                <text:p>188</text:p>
              </table:table-cell>
            </table:table-row>
            <table:table-row>
              <table:table-cell office:value-type="string">
                <text:p/>
              </table:table-cell>
              <table:table-cell office:value-type="float" office:value="359">
                <text:p>359</text:p>
              </table:table-cell>
              <table:table-cell office:value-type="float" office:value="188">
                <text:p>188</text:p>
              </table:table-cell>
            </table:table-row>
            <table:table-row>
              <table:table-cell office:value-type="string">
                <text:p/>
              </table:table-cell>
              <table:table-cell office:value-type="float" office:value="300">
                <text:p>300</text:p>
              </table:table-cell>
              <table:table-cell office:value-type="float" office:value="188">
                <text:p>188</text:p>
              </table:table-cell>
            </table:table-row>
            <table:table-row>
              <table:table-cell office:value-type="string">
                <text:p/>
              </table:table-cell>
              <table:table-cell office:value-type="float" office:value="101">
                <text:p>101</text:p>
              </table:table-cell>
              <table:table-cell office:value-type="float" office:value="183">
                <text:p>183</text:p>
              </table:table-cell>
            </table:table-row>
            <table:table-row>
              <table:table-cell office:value-type="string">
                <text:p/>
              </table:table-cell>
              <table:table-cell office:value-type="float" office:value="48">
                <text:p>48</text:p>
              </table:table-cell>
              <table:table-cell office:value-type="float" office:value="209">
                <text:p>209</text:p>
              </table:table-cell>
            </table:table-row>
            <table:table-row>
              <table:table-cell office:value-type="string">
                <text:p/>
              </table:table-cell>
              <table:table-cell office:value-type="float" office:value="57">
                <text:p>57</text:p>
              </table:table-cell>
              <table:table-cell office:value-type="float" office:value="187">
                <text:p>187</text:p>
              </table:table-cell>
            </table:table-row>
            <table:table-row>
              <table:table-cell office:value-type="string">
                <text:p>40</text:p>
              </table:table-cell>
              <table:table-cell office:value-type="float" office:value="24">
                <text:p>24</text:p>
              </table:table-cell>
              <table:table-cell office:value-type="float" office:value="195">
                <text:p>195</text:p>
              </table:table-cell>
            </table:table-row>
            <table:table-row>
              <table:table-cell office:value-type="string">
                <text:p/>
              </table:table-cell>
              <table:table-cell office:value-type="float" office:value="13">
                <text:p>13</text:p>
              </table:table-cell>
              <table:table-cell office:value-type="float" office:value="174">
                <text:p>174</text:p>
              </table:table-cell>
            </table:table-row>
            <table:table-row>
              <table:table-cell office:value-type="string">
                <text:p/>
              </table:table-cell>
              <table:table-cell office:value-type="float" office:value="19">
                <text:p>19</text:p>
              </table:table-cell>
              <table:table-cell office:value-type="float" office:value="181">
                <text:p>181</text:p>
              </table:table-cell>
            </table:table-row>
            <table:table-row>
              <table:table-cell office:value-type="string">
                <text:p/>
              </table:table-cell>
              <table:table-cell office:value-type="float" office:value="23">
                <text:p>23</text:p>
              </table:table-cell>
              <table:table-cell office:value-type="float" office:value="168">
                <text:p>168</text:p>
              </table:table-cell>
            </table:table-row>
            <table:table-row>
              <table:table-cell office:value-type="string">
                <text:p/>
              </table:table-cell>
              <table:table-cell office:value-type="float" office:value="14">
                <text:p>14</text:p>
              </table:table-cell>
              <table:table-cell office:value-type="float" office:value="157">
                <text:p>157</text:p>
              </table:table-cell>
            </table:table-row>
            <table:table-row>
              <table:table-cell office:value-type="string">
                <text:p/>
              </table:table-cell>
              <table:table-cell office:value-type="float" office:value="28">
                <text:p>28</text:p>
              </table:table-cell>
              <table:table-cell office:value-type="float" office:value="162">
                <text:p>162</text:p>
              </table:table-cell>
            </table:table-row>
            <table:table-row>
              <table:table-cell office:value-type="string">
                <text:p/>
              </table:table-cell>
              <table:table-cell office:value-type="float" office:value="10">
                <text:p>10</text:p>
              </table:table-cell>
              <table:table-cell office:value-type="float" office:value="172">
                <text:p>172</text:p>
              </table:table-cell>
            </table:table-row>
            <table:table-row>
              <table:table-cell office:value-type="string">
                <text:p/>
              </table:table-cell>
              <table:table-cell office:value-type="float" office:value="7">
                <text:p>7</text:p>
              </table:table-cell>
              <table:table-cell office:value-type="float" office:value="150">
                <text:p>150</text:p>
              </table:table-cell>
            </table:table-row>
            <table:table-row>
              <table:table-cell office:value-type="string">
                <text:p/>
              </table:table-cell>
              <table:table-cell office:value-type="float" office:value="5">
                <text:p>5</text:p>
              </table:table-cell>
              <table:table-cell office:value-type="float" office:value="150">
                <text:p>150</text:p>
              </table:table-cell>
            </table:table-row>
            <table:table-row>
              <table:table-cell office:value-type="string">
                <text:p/>
              </table:table-cell>
              <table:table-cell office:value-type="float" office:value="2">
                <text:p>2</text:p>
              </table:table-cell>
              <table:table-cell office:value-type="float" office:value="154">
                <text:p>154</text:p>
              </table:table-cell>
            </table:table-row>
            <table:table-row>
              <table:table-cell office:value-type="string">
                <text:p>50</text:p>
              </table:table-cell>
              <table:table-cell office:value-type="float" office:value="8">
                <text:p>8</text:p>
              </table:table-cell>
              <table:table-cell office:value-type="float" office:value="138">
                <text:p>138</text:p>
              </table:table-cell>
            </table:table-row>
            <table:table-row>
              <table:table-cell office:value-type="string">
                <text:p/>
              </table:table-cell>
              <table:table-cell office:value-type="float" office:value="4">
                <text:p>4</text:p>
              </table:table-cell>
              <table:table-cell office:value-type="float" office:value="138">
                <text:p>138</text:p>
              </table:table-cell>
            </table:table-row>
            <table:table-row>
              <table:table-cell office:value-type="string">
                <text:p/>
              </table:table-cell>
              <table:table-cell office:value-type="float" office:value="5">
                <text:p>5</text:p>
              </table:table-cell>
              <table:table-cell office:value-type="float" office:value="135">
                <text:p>135</text:p>
              </table:table-cell>
            </table:table-row>
            <table:table-row>
              <table:table-cell office:value-type="string">
                <text:p/>
              </table:table-cell>
              <table:table-cell office:value-type="float" office:value="4">
                <text:p>4</text:p>
              </table:table-cell>
              <table:table-cell office:value-type="float" office:value="124">
                <text:p>124</text:p>
              </table:table-cell>
            </table:table-row>
            <table:table-row>
              <table:table-cell office:value-type="string">
                <text:p/>
              </table:table-cell>
              <table:table-cell office:value-type="float" office:value="5">
                <text:p>5</text:p>
              </table:table-cell>
              <table:table-cell office:value-type="float" office:value="122">
                <text:p>122</text:p>
              </table:table-cell>
            </table:table-row>
            <table:table-row>
              <table:table-cell office:value-type="string">
                <text:p/>
              </table:table-cell>
              <table:table-cell office:value-type="float" office:value="3">
                <text:p>3</text:p>
              </table:table-cell>
              <table:table-cell office:value-type="float" office:value="109">
                <text:p>109</text:p>
              </table:table-cell>
            </table:table-row>
            <table:table-row>
              <table:table-cell office:value-type="string">
                <text:p/>
              </table:table-cell>
              <table:table-cell office:value-type="float" office:value="2">
                <text:p>2</text:p>
              </table:table-cell>
              <table:table-cell office:value-type="float" office:value="115">
                <text:p>115</text:p>
              </table:table-cell>
            </table:table-row>
            <table:table-row>
              <table:table-cell office:value-type="string">
                <text:p/>
              </table:table-cell>
              <table:table-cell office:value-type="float" office:value="2">
                <text:p>2</text:p>
              </table:table-cell>
              <table:table-cell office:value-type="float" office:value="106">
                <text:p>106</text:p>
              </table:table-cell>
            </table:table-row>
            <table:table-row>
              <table:table-cell office:value-type="string">
                <text:p/>
              </table:table-cell>
              <table:table-cell office:value-type="float" office:value="2">
                <text:p>2</text:p>
              </table:table-cell>
              <table:table-cell office:value-type="float" office:value="111">
                <text:p>111</text:p>
              </table:table-cell>
            </table:table-row>
            <table:table-row>
              <table:table-cell office:value-type="string">
                <text:p/>
              </table:table-cell>
              <table:table-cell office:value-type="float" office:value="2">
                <text:p>2</text:p>
              </table:table-cell>
              <table:table-cell office:value-type="float" office:value="94">
                <text:p>94</text:p>
              </table:table-cell>
            </table:table-row>
            <table:table-row>
              <table:table-cell office:value-type="string">
                <text:p>60</text:p>
              </table:table-cell>
              <table:table-cell office:value-type="float" office:value="0">
                <text:p>0</text:p>
              </table:table-cell>
              <table:table-cell office:value-type="float" office:value="95">
                <text:p>95</text:p>
              </table:table-cell>
            </table:table-row>
            <table:table-row>
              <table:table-cell office:value-type="string">
                <text:p/>
              </table:table-cell>
              <table:table-cell office:value-type="float" office:value="2">
                <text:p>2</text:p>
              </table:table-cell>
              <table:table-cell office:value-type="float" office:value="91">
                <text:p>91</text:p>
              </table:table-cell>
            </table:table-row>
            <table:table-row>
              <table:table-cell office:value-type="string">
                <text:p/>
              </table:table-cell>
              <table:table-cell office:value-type="float" office:value="3">
                <text:p>3</text:p>
              </table:table-cell>
              <table:table-cell office:value-type="float" office:value="85">
                <text:p>85</text:p>
              </table:table-cell>
            </table:table-row>
            <table:table-row>
              <table:table-cell office:value-type="string">
                <text:p/>
              </table:table-cell>
              <table:table-cell office:value-type="float" office:value="1">
                <text:p>1</text:p>
              </table:table-cell>
              <table:table-cell office:value-type="float" office:value="91">
                <text:p>91</text:p>
              </table:table-cell>
            </table:table-row>
            <table:table-row>
              <table:table-cell office:value-type="string">
                <text:p/>
              </table:table-cell>
              <table:table-cell office:value-type="float" office:value="0">
                <text:p>0</text:p>
              </table:table-cell>
              <table:table-cell office:value-type="float" office:value="84">
                <text:p>84</text:p>
              </table:table-cell>
            </table:table-row>
            <table:table-row>
              <table:table-cell office:value-type="string">
                <text:p/>
              </table:table-cell>
              <table:table-cell office:value-type="float" office:value="0">
                <text:p>0</text:p>
              </table:table-cell>
              <table:table-cell office:value-type="float" office:value="81">
                <text:p>81</text:p>
              </table:table-cell>
            </table:table-row>
            <table:table-row>
              <table:table-cell office:value-type="string">
                <text:p/>
              </table:table-cell>
              <table:table-cell office:value-type="float" office:value="1">
                <text:p>1</text:p>
              </table:table-cell>
              <table:table-cell office:value-type="float" office:value="74">
                <text:p>74</text:p>
              </table:table-cell>
            </table:table-row>
            <table:table-row>
              <table:table-cell office:value-type="string">
                <text:p/>
              </table:table-cell>
              <table:table-cell office:value-type="float" office:value="1">
                <text:p>1</text:p>
              </table:table-cell>
              <table:table-cell office:value-type="float" office:value="69">
                <text:p>69</text:p>
              </table:table-cell>
            </table:table-row>
            <table:table-row>
              <table:table-cell office:value-type="string">
                <text:p/>
              </table:table-cell>
              <table:table-cell office:value-type="float" office:value="1">
                <text:p>1</text:p>
              </table:table-cell>
              <table:table-cell office:value-type="float" office:value="70">
                <text:p>70</text:p>
              </table:table-cell>
            </table:table-row>
            <table:table-row>
              <table:table-cell office:value-type="string">
                <text:p/>
              </table:table-cell>
              <table:table-cell office:value-type="float" office:value="1">
                <text:p>1</text:p>
              </table:table-cell>
              <table:table-cell office:value-type="float" office:value="64">
                <text:p>64</text:p>
              </table:table-cell>
            </table:table-row>
            <table:table-row>
              <table:table-cell office:value-type="string">
                <text:p>70</text:p>
              </table:table-cell>
              <table:table-cell office:value-type="float" office:value="1">
                <text:p>1</text:p>
              </table:table-cell>
              <table:table-cell office:value-type="float" office:value="57">
                <text:p>57</text:p>
              </table:table-cell>
            </table:table-row>
            <table:table-row>
              <table:table-cell office:value-type="string">
                <text:p/>
              </table:table-cell>
              <table:table-cell office:value-type="float" office:value="0">
                <text:p>0</text:p>
              </table:table-cell>
              <table:table-cell office:value-type="float" office:value="56">
                <text:p>56</text:p>
              </table:table-cell>
            </table:table-row>
            <table:table-row>
              <table:table-cell office:value-type="string">
                <text:p/>
              </table:table-cell>
              <table:table-cell office:value-type="float" office:value="1">
                <text:p>1</text:p>
              </table:table-cell>
              <table:table-cell office:value-type="float" office:value="48">
                <text:p>48</text:p>
              </table:table-cell>
            </table:table-row>
            <table:table-row>
              <table:table-cell office:value-type="string">
                <text:p/>
              </table:table-cell>
              <table:table-cell office:value-type="float" office:value="2">
                <text:p>2</text:p>
              </table:table-cell>
              <table:table-cell office:value-type="float" office:value="47">
                <text:p>47</text:p>
              </table:table-cell>
            </table:table-row>
            <table:table-row>
              <table:table-cell office:value-type="string">
                <text:p/>
              </table:table-cell>
              <table:table-cell office:value-type="float" office:value="0">
                <text:p>0</text:p>
              </table:table-cell>
              <table:table-cell office:value-type="float" office:value="48">
                <text:p>48</text:p>
              </table:table-cell>
            </table:table-row>
            <table:table-row>
              <table:table-cell office:value-type="string">
                <text:p/>
              </table:table-cell>
              <table:table-cell office:value-type="float" office:value="0">
                <text:p>0</text:p>
              </table:table-cell>
              <table:table-cell office:value-type="float" office:value="42">
                <text:p>42</text:p>
              </table:table-cell>
            </table:table-row>
            <table:table-row>
              <table:table-cell office:value-type="string">
                <text:p/>
              </table:table-cell>
              <table:table-cell office:value-type="float" office:value="1">
                <text:p>1</text:p>
              </table:table-cell>
              <table:table-cell office:value-type="float" office:value="32">
                <text:p>32</text:p>
              </table:table-cell>
            </table:table-row>
            <table:table-row>
              <table:table-cell office:value-type="string">
                <text:p/>
              </table:table-cell>
              <table:table-cell office:value-type="float" office:value="2">
                <text:p>2</text:p>
              </table:table-cell>
              <table:table-cell office:value-type="float" office:value="30">
                <text:p>30</text:p>
              </table:table-cell>
            </table:table-row>
            <table:table-row>
              <table:table-cell office:value-type="string">
                <text:p/>
              </table:table-cell>
              <table:table-cell office:value-type="float" office:value="0">
                <text:p>0</text:p>
              </table:table-cell>
              <table:table-cell office:value-type="float" office:value="25">
                <text:p>25</text:p>
              </table:table-cell>
            </table:table-row>
            <table:table-row>
              <table:table-cell office:value-type="string">
                <text:p/>
              </table:table-cell>
              <table:table-cell office:value-type="float" office:value="0">
                <text:p>0</text:p>
              </table:table-cell>
              <table:table-cell office:value-type="float" office:value="23">
                <text:p>23</text:p>
              </table:table-cell>
            </table:table-row>
            <table:table-row>
              <table:table-cell office:value-type="string">
                <text:p>80</text:p>
              </table:table-cell>
              <table:table-cell office:value-type="float" office:value="0">
                <text:p>0</text:p>
              </table:table-cell>
              <table:table-cell office:value-type="float" office:value="13">
                <text:p>13</text:p>
              </table:table-cell>
            </table:table-row>
            <table:table-row>
              <table:table-cell office:value-type="string">
                <text:p>81</text:p>
              </table:table-cell>
              <table:table-cell office:value-type="float" office:value="1">
                <text:p>1</text:p>
              </table:table-cell>
              <table:table-cell office:value-type="float" office:value="14">
                <text:p>1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DOCTYPE math  PUBLIC '-//OpenOffice.org//DTD Modified W3C MathML 1.01//EN'  'math.dtd'>
<math:math xmlns:math="http://www.w3.org/1998/Math/MathML">
  <math:semantics>
    <math:mrow>
      <math:mi>¬</math:mi>
      <math:mo math:stretchy="false">∃</math:mo>
      <math:mrow>
        <math:mi>k</math:mi>
        <math:mo math:stretchy="false">∈</math:mo>
        <math:mi>D</math:mi>
      </math:mrow>
      <math:mi/>
      <math:mstyle math:fontsize="22pt">
        <math:mrow>
          <math:mtext>/</math:mtext>
        </math:mrow>
      </math:mstyle>
      <math:mi/>
      <math:mrow>
        <math:msub>
          <math:mi>V</math:mi>
          <math:mi math:fontstyle="italic">ij</math:mi>
        </math:msub>
        <math:mo math:stretchy="false">=</math:mo>
        <math:msub>
          <math:mi>V</math:mi>
          <math:mi math:fontstyle="italic">kj</math:mi>
        </math:msub>
      </math:mrow>
      <math:mrow>
        <math:mi/>
        <math:mo math:stretchy="false">∧</math:mo>
        <math:mi/>
      </math:mrow>
      <math:mrow>
        <math:mi>i</math:mi>
        <math:mo math:stretchy="false">≠</math:mo>
        <math:mi>k</math:mi>
      </math:mrow>
      <math:mi/>
      <math:mi>,</math:mi>
      <math:mi/>
      <math:mo math:stretchy="false">∀</math:mo>
      <math:mi>i</math:mi>
      <math:mi>,</math:mi>
      <math:mrow>
        <math:mi>j</math:mi>
        <math:mo math:stretchy="false">∈</math:mo>
        <math:mi>D</math:mi>
      </math:mrow>
    </math:mrow>
    <math:annotation math:encoding="StarMath 5.0">¬exists k in D ~size +10 {"/"}~ V_ij = V_kj ~and~ i &lt;&gt; k ~,` forall i, j in D</math:annotation>
  </math:semantics>
</math:math>
</file>

<file path=Object 3/content.xml><?xml version="1.0" encoding="utf-8"?>
<!DOCTYPE math  PUBLIC '-//OpenOffice.org//DTD Modified W3C MathML 1.01//EN'  'math.dtd'>
<math:math xmlns:math="http://www.w3.org/1998/Math/MathML">
  <math:semantics>
    <math:mrow>
      <math:mi>¬</math:mi>
      <math:mo math:stretchy="false">∃</math:mo>
      <math:mi>k</math:mi>
      <math:mi>,</math:mi>
      <math:mi>k</math:mi>
      <math:mrow>
        <math:mi>'</math:mi>
        <math:mo math:stretchy="false">∈</math:mo>
        <math:mi>D</math:mi>
      </math:mrow>
      <math:mi/>
      <math:mstyle math:fontsize="22pt">
        <math:mrow>
          <math:mtext>/</math:mtext>
        </math:mrow>
      </math:mstyle>
      <math:mi/>
      <math:mrow>
        <math:msub>
          <math:mi>V</math:mi>
          <math:mi math:fontstyle="italic">ij</math:mi>
        </math:msub>
        <math:mo math:stretchy="false">=</math:mo>
        <math:msub>
          <math:mi>V</math:mi>
          <math:mtext>kk'</math:mtext>
        </math:msub>
      </math:mrow>
      <math:mrow>
        <math:mi/>
        <math:mo math:stretchy="false">∧</math:mo>
        <math:mi/>
      </math:mrow>
      <math:mi math:fontstyle="italic">mismo</math:mi>
      <math:mtext>_</math:mtext>
      <math:mi math:fontstyle="italic">bloque</math:mi>
      <math:mrow>
        <math:mo math:stretchy="false">(</math:mo>
        <math:mrow>
          <math:msub>
            <math:mi>V</math:mi>
            <math:mi math:fontstyle="italic">ij</math:mi>
          </math:msub>
          <math:mi>,</math:mi>
          <math:msub>
            <math:mi>V</math:mi>
            <math:mtext>kk'</math:mtext>
          </math:msub>
        </math:mrow>
        <math:mo math:stretchy="false">)</math:mo>
      </math:mrow>
      <math:mi/>
      <math:mi>,</math:mi>
      <math:mi/>
      <math:mo math:stretchy="false">∀</math:mo>
      <math:mi>i</math:mi>
      <math:mi>,</math:mi>
      <math:mrow>
        <math:mi>j</math:mi>
        <math:mo math:stretchy="false">∈</math:mo>
        <math:mi>D</math:mi>
      </math:mrow>
    </math:mrow>
    <math:annotation math:encoding="StarMath 5.0">¬exists k,k' in D ~size +10 {"/"}~ V_ij = V_"kk'" ~and~ mismo"_"bloque(V_ij,V_"kk'")  ~,` forall i, j in D</math:annotation>
  </math:semantics>
</math:math>
</file>

<file path=Object 4/content.xml><?xml version="1.0" encoding="utf-8"?>
<!DOCTYPE math  PUBLIC '-//OpenOffice.org//DTD Modified W3C MathML 1.01//EN'  'math.dtd'>
<math:math xmlns:math="http://www.w3.org/1998/Math/MathML">
  <math:semantics>
    <math:mrow>
      <math:mi math:fontstyle="italic">mismo</math:mi>
      <math:mtext>_</math:mtext>
      <math:mi math:fontstyle="italic">bloque</math:mi>
      <math:mrow>
        <math:mo math:stretchy="false">(</math:mo>
        <math:mrow>
          <math:msub>
            <math:mi>V</math:mi>
            <math:mi math:fontstyle="italic">ij</math:mi>
          </math:msub>
          <math:mi>,</math:mi>
          <math:msub>
            <math:mi>V</math:mi>
            <math:mtext>kk'</math:mtext>
          </math:msub>
        </math:mrow>
        <math:mo math:stretchy="false">)</math:mo>
      </math:mrow>
      <math:mrow>
        <math:mi/>
        <math:mo math:stretchy="false">≡</math:mo>
        <math:mi/>
      </math:mrow>
      <math:mrow>
        <math:mo math:stretchy="false">(</math:mo>
        <math:mrow>
          <math:mi>i</math:mi>
          <math:mi/>
          <math:mtext>div</math:mtext>
          <math:mi/>
          <math:mn>3</math:mn>
          <math:mrow>
            <math:mi/>
            <math:mo math:stretchy="false">=</math:mo>
            <math:mi/>
          </math:mrow>
          <math:mi>k</math:mi>
          <math:mi/>
          <math:mtext>div</math:mtext>
          <math:mi/>
          <math:mn>3</math:mn>
        </math:mrow>
        <math:mo math:stretchy="false">)</math:mo>
      </math:mrow>
      <math:mrow>
        <math:mi/>
        <math:mo math:stretchy="false">∧</math:mo>
        <math:mi/>
      </math:mrow>
      <math:mrow>
        <math:mo math:stretchy="false">(</math:mo>
        <math:mrow>
          <math:mi>j</math:mi>
          <math:mi/>
          <math:mtext>div</math:mtext>
          <math:mi/>
          <math:mn>3</math:mn>
          <math:mrow>
            <math:mi/>
            <math:mo math:stretchy="false">=</math:mo>
            <math:mi/>
          </math:mrow>
          <math:mi>k</math:mi>
          <math:mi>'</math:mi>
          <math:mi/>
          <math:mtext>div</math:mtext>
          <math:mi/>
          <math:mn>3</math:mn>
        </math:mrow>
        <math:mo math:stretchy="false">)</math:mo>
      </math:mrow>
    </math:mrow>
    <math:annotation math:encoding="StarMath 5.0">mismo"_"bloque(V_ij,V_"kk'")~equiv~(i `"div"` 3 ~=~ k `"div"` 3)~and~(j `"div"` 3 ~=~ k' `"div"` 3)</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944496154785pt" style:font-size-asian="7.99944496154785pt" style:font-size-complex="7.99944496154785pt"/>
    </style:style>
    <style:style style:name="ch3" style:family="chart">
      <style:chart-properties chart:three-dimensional="true" chart:stacked="true"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5" style:family="chart">
      <style:text-properties fo:font-size="8.99937534332275pt" style:font-size-asian="8.99937534332275pt" style:font-size-complex="8.99937534332275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8.99937534332275pt" style:font-size-asian="8.99937534332275pt" style:font-size-complex="8.99937534332275pt"/>
    </style:style>
    <style:style style:name="ch8" style:family="chart">
      <style:graphic-properties svg:stroke-color="#b3b3b3"/>
    </style:style>
    <style:style style:name="ch9" style:family="chart">
      <style:chart-properties chart:solid-type="cuboid"/>
      <style:graphic-properties draw:stroke="none" draw:fill-color="#004586" dr3d:edge-rounding="5%"/>
      <style:text-properties fo:font-size="6pt" style:font-size-asian="6pt" style:font-size-complex="6pt"/>
    </style:style>
    <style:style style:name="ch10" style:family="chart">
      <style:chart-properties chart:solid-type="cuboid"/>
      <style:graphic-properties draw:stroke="none" draw:fill-color="#ff420e" dr3d:edge-rounding="5%"/>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4.412cm" svg:height="7cm" chart:class="chart:bar" chart:style-name="ch1">
        <chart:legend chart:legend-position="end" svg:x="12.307cm" svg:y="3.03cm" chart:style-name="ch2"/>
        <chart:plot-area chart:style-name="ch3" chart:data-source-has-labels="both" svg:x="0.371cm" svg:y="0.14cm" svg:width="11.647cm" svg:height="6.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666666" dr3d:lighting-mode="true">
          <dr3d:light dr3d:diffuse-color="#b3b3b3" dr3d:direction="(0 0 1)" dr3d:enabled="false" dr3d:specular="true"/>
          <dr3d:light dr3d:diffuse-color="#b3b3b3" dr3d:direction="(-0.1 0.6 0.8)"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5.3cm" svg:y="6.349cm" chart:style-name="ch5">
              <text:p>Número de sudoku</text:p>
            </chart:title>
            <chart:categories table:cell-range-address="local-table.$A$2:.$A$8"/>
          </chart:axis>
          <chart:axis chart:dimension="y" chart:name="primary-y" chart:style-name="ch6">
            <chart:title svg:x="0.288cm" svg:y="5.384cm" chart:style-name="ch7">
              <text:p>Porcentaje del total de
llamadas recursivas realizadas</text:p>
            </chart:title>
            <chart:grid chart:style-name="ch8" chart:class="major"/>
          </chart:axis>
          <chart:axis chart:dimension="z" chart:name="primary-z" chart:style-name="ch4"/>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 AC3</text:p>
              </table:table-cell>
              <table:table-cell office:value-type="string">
                <text:p>Sin AC3</text:p>
              </table:table-cell>
            </table:table-row>
          </table:table-header-rows>
          <table:table-rows>
            <table:table-row>
              <table:table-cell office:value-type="string">
                <text:p>#1</text:p>
              </table:table-cell>
              <table:table-cell office:value-type="float" office:value="100">
                <text:p>100</text:p>
              </table:table-cell>
              <table:table-cell office:value-type="float" office:value="0">
                <text:p>0</text:p>
              </table:table-cell>
            </table:table-row>
            <table:table-row>
              <table:table-cell office:value-type="string">
                <text:p>#2</text:p>
              </table:table-cell>
              <table:table-cell office:value-type="float" office:value="29.9">
                <text:p>29.9</text:p>
              </table:table-cell>
              <table:table-cell office:value-type="float" office:value="70.1">
                <text:p>70.1</text:p>
              </table:table-cell>
            </table:table-row>
            <table:table-row>
              <table:table-cell office:value-type="string">
                <text:p>#3</text:p>
              </table:table-cell>
              <table:table-cell office:value-type="float" office:value="11.2">
                <text:p>11.2</text:p>
              </table:table-cell>
              <table:table-cell office:value-type="float" office:value="88.8">
                <text:p>88.8</text:p>
              </table:table-cell>
            </table:table-row>
            <table:table-row>
              <table:table-cell office:value-type="string">
                <text:p>#4</text:p>
              </table:table-cell>
              <table:table-cell office:value-type="float" office:value="12.1">
                <text:p>12.1</text:p>
              </table:table-cell>
              <table:table-cell office:value-type="float" office:value="87.9">
                <text:p>87.9</text:p>
              </table:table-cell>
            </table:table-row>
            <table:table-row>
              <table:table-cell office:value-type="string">
                <text:p>#5</text:p>
              </table:table-cell>
              <table:table-cell office:value-type="float" office:value="32">
                <text:p>32</text:p>
              </table:table-cell>
              <table:table-cell office:value-type="float" office:value="68">
                <text:p>68</text:p>
              </table:table-cell>
            </table:table-row>
            <table:table-row>
              <table:table-cell office:value-type="string">
                <text:p>#6</text:p>
              </table:table-cell>
              <table:table-cell office:value-type="float" office:value="30">
                <text:p>30</text:p>
              </table:table-cell>
              <table:table-cell office:value-type="float" office:value="70">
                <text:p>70</text:p>
              </table:table-cell>
            </table:table-row>
            <table:table-row>
              <table:table-cell office:value-type="string">
                <text:p>#7</text:p>
              </table:table-cell>
              <table:table-cell office:value-type="float" office:value="50.9">
                <text:p>50.9</text:p>
              </table:table-cell>
              <table:table-cell office:value-type="float" office:value="49.1">
                <text:p>49.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7.99885511398315pt" style:font-size-asian="7.99885511398315pt" style:font-size-complex="7.99885511398315pt"/>
    </style:style>
    <style:style style:name="ch3" style:family="chart">
      <style:chart-properties chart:three-dimensional="true" chart:symbol-type="automatic"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5" style:family="chart">
      <style:text-properties fo:font-size="8.99871158599854pt" style:font-size-asian="8.99871158599854pt" style:font-size-complex="8.99871158599854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8.99871158599854pt" style:font-size-asian="8.99871158599854pt" style:font-size-complex="8.99871158599854pt"/>
    </style:style>
    <style:style style:name="ch8" style:family="chart">
      <style:graphic-properties svg:stroke-color="#b3b3b3"/>
    </style:style>
    <style:style style:name="ch9" style:family="chart">
      <style:chart-properties chart:solid-type="cuboid" chart:symbol-type="named-symbol" chart:symbol-name="square" chart:symbol-width="0.25cm" chart:symbol-height="0.25cm" chart:pie-offset="50"/>
      <style:graphic-properties draw:stroke="none" draw:fill-color="#0084d1" dr3d:edge-rounding="5%"/>
      <style:text-properties fo:font-size="6pt" style:font-size-asian="6pt" style:font-size-complex="6pt"/>
    </style:style>
    <style:style style:name="ch10" style:family="chart">
      <style:chart-properties chart:solid-type="cuboid" chart:symbol-type="named-symbol" chart:symbol-name="diamond" chart:symbol-width="0.25cm" chart:symbol-height="0.25cm"/>
      <style:graphic-properties draw:stroke="none" draw:fill-color="#aecf00" dr3d:edge-rounding="5%"/>
      <style:text-properties fo:font-size="6pt" style:font-size-asian="6pt" style:font-size-complex="6pt"/>
    </style:style>
    <style:style style:name="ch11" style:family="chart">
      <style:chart-properties chart:solid-type="cuboid" chart:symbol-type="named-symbol" chart:symbol-name="diamond" chart:symbol-width="0.25cm" chart:symbol-height="0.25cm"/>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4.098cm" svg:height="6.986cm" chart:class="chart:bar" chart:style-name="ch1">
        <chart:legend chart:legend-position="end" svg:x="12.002cm" svg:y="3.023cm" chart:style-name="ch2"/>
        <chart:plot-area chart:style-name="ch3" chart:data-source-has-labels="both" svg:x="0.359cm" svg:y="0.138cm" svg:width="11.36cm" svg:height="6.629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666666" dr3d:lighting-mode="true">
          <dr3d:light dr3d:diffuse-color="#b3b3b3" dr3d:direction="(0 0 1)" dr3d:enabled="false" dr3d:specular="true"/>
          <dr3d:light dr3d:diffuse-color="#b3b3b3" dr3d:direction="(-0.1 0.6 0.8)"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4.958cm" svg:y="6.337cm" chart:style-name="ch5">
              <text:p>Número de sudoku</text:p>
            </chart:title>
            <chart:categories table:cell-range-address="local-table.$A$2:.$A$8"/>
          </chart:axis>
          <chart:axis chart:dimension="y" chart:name="primary-y" chart:style-name="ch6">
            <chart:title svg:x="0.281cm" svg:y="5.19cm" chart:style-name="ch7">
              <text:p>Tiempo invertido en FC (ms)</text:p>
            </chart:title>
            <chart:grid chart:style-name="ch8" chart:class="major"/>
          </chart:axis>
          <chart:axis chart:dimension="z" chart:name="primary-z" chart:style-name="ch4"/>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6"/>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 AC3</text:p>
              </table:table-cell>
              <table:table-cell office:value-type="string">
                <text:p>Sin AC3</text:p>
              </table:table-cell>
            </table:table-row>
          </table:table-header-rows>
          <table:table-rows>
            <table:table-row>
              <table:table-cell office:value-type="string">
                <text:p>#1</text:p>
              </table:table-cell>
              <table:table-cell office:value-type="float" office:value="3">
                <text:p>3</text:p>
              </table:table-cell>
              <table:table-cell office:value-type="float" office:value="3">
                <text:p>3</text:p>
              </table:table-cell>
            </table:table-row>
            <table:table-row>
              <table:table-cell office:value-type="string">
                <text:p>#2</text:p>
              </table:table-cell>
              <table:table-cell office:value-type="float" office:value="1">
                <text:p>1</text:p>
              </table:table-cell>
              <table:table-cell office:value-type="float" office:value="6">
                <text:p>6</text:p>
              </table:table-cell>
            </table:table-row>
            <table:table-row>
              <table:table-cell office:value-type="string">
                <text:p>#3</text:p>
              </table:table-cell>
              <table:table-cell office:value-type="float" office:value="1">
                <text:p>1</text:p>
              </table:table-cell>
              <table:table-cell office:value-type="float" office:value="10">
                <text:p>10</text:p>
              </table:table-cell>
            </table:table-row>
            <table:table-row>
              <table:table-cell office:value-type="string">
                <text:p>#4</text:p>
              </table:table-cell>
              <table:table-cell office:value-type="float" office:value="4">
                <text:p>4</text:p>
              </table:table-cell>
              <table:table-cell office:value-type="float" office:value="76">
                <text:p>76</text:p>
              </table:table-cell>
            </table:table-row>
            <table:table-row>
              <table:table-cell office:value-type="string">
                <text:p>#5</text:p>
              </table:table-cell>
              <table:table-cell office:value-type="float" office:value="9">
                <text:p>9</text:p>
              </table:table-cell>
              <table:table-cell office:value-type="float" office:value="81">
                <text:p>81</text:p>
              </table:table-cell>
            </table:table-row>
            <table:table-row>
              <table:table-cell office:value-type="string">
                <text:p>#6</text:p>
              </table:table-cell>
              <table:table-cell office:value-type="float" office:value="1">
                <text:p>1</text:p>
              </table:table-cell>
              <table:table-cell office:value-type="float" office:value="8">
                <text:p>8</text:p>
              </table:table-cell>
            </table:table-row>
            <table:table-row>
              <table:table-cell office:value-type="string">
                <text:p>#7</text:p>
              </table:table-cell>
              <table:table-cell office:value-type="float" office:value="39">
                <text:p>39</text:p>
              </table:table-cell>
              <table:table-cell office:value-type="float" office:value="164">
                <text:p>16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DOCTYPE math  PUBLIC '-//OpenOffice.org//DTD Modified W3C MathML 1.01//EN'  'math.dtd'>
<math:math xmlns:math="http://www.w3.org/1998/Math/MathML">
  <math:semantics>
    <math:mrow>
      <math:mi>V</math:mi>
      <math:mrow>
        <math:mi/>
        <math:mo math:stretchy="false">=</math:mo>
        <math:mi/>
      </math:mrow>
      <math:msub>
        <math:mi>V</math:mi>
        <math:mi math:fontstyle="italic">ij</math:mi>
      </math:msub>
      <math:mi/>
      <math:mi>,</math:mi>
      <math:mi/>
      <math:mo math:stretchy="false">∀</math:mo>
      <math:mi>i</math:mi>
      <math:mi>,</math:mi>
      <math:mi>j</math:mi>
      <math:mrow>
        <math:mi/>
        <math:mo math:stretchy="false">∈</math:mo>
        <math:mi/>
      </math:mrow>
      <math:mtext>{</math:mtext>
      <math:mn>1,</math:mn>
      <math:mn>2,</math:mn>
      <math:mn>3,</math:mn>
      <math:mn>...</math:mn>
      <math:mi>,</math:mi>
      <math:mn>9</math:mn>
      <math:mtext>}</math:mtext>
    </math:mrow>
    <math:annotation math:encoding="StarMath 5.0">V~=~V_ij~,~ forall i,j `in` "{"1, 2, 3, ..., 9"}"</math:annotation>
  </math:semantics>
</math:math>
</file>

<file path=Object 8/content.xml><?xml version="1.0" encoding="utf-8"?>
<!DOCTYPE math  PUBLIC '-//OpenOffice.org//DTD Modified W3C MathML 1.01//EN'  'math.dtd'>
<math:math xmlns:math="http://www.w3.org/1998/Math/MathML">
  <math:semantics>
    <math:mrow>
      <math:mi>V</math:mi>
      <math:mrow>
        <math:mi/>
        <math:mo math:stretchy="false">=</math:mo>
        <math:mi/>
      </math:mrow>
      <math:mtext>{</math:mtext>
      <math:msub>
        <math:mi>V</math:mi>
        <math:mn>11</math:mn>
      </math:msub>
      <math:mi/>
      <math:mi>,</math:mi>
      <math:mi/>
      <math:msub>
        <math:mi>V</math:mi>
        <math:mn>12</math:mn>
      </math:msub>
      <math:mi/>
      <math:mi>,</math:mi>
      <math:mi/>
      <math:msub>
        <math:mi>V</math:mi>
        <math:mn>13</math:mn>
      </math:msub>
      <math:mi/>
      <math:mi>,</math:mi>
      <math:mi/>
      <math:msub>
        <math:mi>V</math:mi>
        <math:mn>14</math:mn>
      </math:msub>
      <math:mi/>
      <math:mi>,</math:mi>
      <math:mi/>
      <math:mn>...</math:mn>
      <math:mi/>
      <math:mi>,</math:mi>
      <math:mi/>
      <math:msub>
        <math:mi>V</math:mi>
        <math:mn>98</math:mn>
      </math:msub>
      <math:mi/>
      <math:mi>,</math:mi>
      <math:mi/>
      <math:msub>
        <math:mi>V</math:mi>
        <math:mn>99</math:mn>
      </math:msub>
      <math:mtext>}</math:mtext>
    </math:mrow>
    <math:annotation math:encoding="StarMath 5.0">V ~=~ "{"V_11 `,~V_12 `,~V_13 `,~V_14 `,~... `,~V_98 `,~V_99"}"</math:annotation>
  </math:semantics>
</math:math>
</file>

<file path=Object 9/content.xml><?xml version="1.0" encoding="utf-8"?>
<!DOCTYPE math  PUBLIC '-//OpenOffice.org//DTD Modified W3C MathML 1.01//EN'  'math.dtd'>
<math:math xmlns:math="http://www.w3.org/1998/Math/MathML">
  <math:semantics>
    <math:mrow>
      <math:mi>D</math:mi>
      <math:mrow>
        <math:mi/>
        <math:mo math:stretchy="false">=</math:mo>
        <math:mi/>
      </math:mrow>
      <math:mtext>{</math:mtext>
      <math:mn>1</math:mn>
      <math:mi/>
      <math:mi>,</math:mi>
      <math:mi/>
      <math:mn>2</math:mn>
      <math:mi/>
      <math:mi>,</math:mi>
      <math:mi/>
      <math:mn>3</math:mn>
      <math:mi/>
      <math:mi>,</math:mi>
      <math:mi/>
      <math:mn>4</math:mn>
      <math:mi/>
      <math:mi>,</math:mi>
      <math:mi/>
      <math:mn>5</math:mn>
      <math:mi/>
      <math:mi>,</math:mi>
      <math:mi/>
      <math:mn>6</math:mn>
      <math:mi/>
      <math:mi>,</math:mi>
      <math:mi/>
      <math:mn>7</math:mn>
      <math:mi/>
      <math:mi>,</math:mi>
      <math:mi/>
      <math:mn>8</math:mn>
      <math:mi/>
      <math:mi>,</math:mi>
      <math:mi/>
      <math:mn>9</math:mn>
      <math:mtext>}</math:mtext>
    </math:mrow>
    <math:annotation math:encoding="StarMath 5.0">D ~=~ "{"1 `,~2 `,~3 `,~4 `,~5 `,~6 `,~7 `,~8 `,~9"}"</math:annotation>
  </math:semantics>
</math:math>
</file>